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80000002078ED34EBC2B7F1D0F.png" manifest:media-type="image/png"/>
  <manifest:file-entry manifest:full-path="Pictures/10000201000001C6000001208EC27472FE84520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5.05cm" table:align="center" style:writing-mode="page"/>
    </style:style>
    <style:style style:name="Tabell1.A" style:family="table-column">
      <style:table-column-properties style:column-width="1.041cm"/>
    </style:style>
    <style:style style:name="Tabell1.B" style:family="table-column">
      <style:table-column-properties style:column-width="14.009cm"/>
    </style:style>
    <style:style style:name="Tabell1.A1" style:family="table-cell">
      <style:table-cell-properties fo:padding="0.049cm" fo:border="none"/>
    </style:style>
    <style:style style:name="Tabell1.A3" style:family="table-cell">
      <style:table-cell-properties style:vertical-align="middle" fo:padding="0.049cm" fo:border="none"/>
    </style:style>
    <style:style style:name="Tabell2" style:family="table">
      <style:table-properties style:width="6.646cm" table:align="left" style:writing-mode="page"/>
    </style:style>
    <style:style style:name="Tabell2.A" style:family="table-column">
      <style:table-column-properties style:column-width="1.046cm"/>
    </style:style>
    <style:style style:name="Tabell2.B" style:family="table-column">
      <style:table-column-properties style:column-width="5.6cm"/>
    </style:style>
    <style:style style:name="Tabell2.A1" style:family="table-cell">
      <style:table-cell-properties style:vertical-align="middle" fo:padding="0.049cm" fo:border="none"/>
    </style:style>
    <style:style style:name="P1" style:family="paragraph" style:parent-style-name="Subtitle" style:master-page-name="First_20_Page">
      <style:paragraph-properties fo:text-align="start" style:justify-single-word="false" style:page-number="auto"/>
      <style:text-properties officeooo:rsid="0111489d" officeooo:paragraph-rsid="0111489d"/>
    </style:style>
    <style:style style:name="P2" style:family="paragraph" style:parent-style-name="Header">
      <style:paragraph-properties style:writing-mode="page"/>
    </style:style>
    <style:style style:name="P3" style:family="paragraph" style:parent-style-name="Header">
      <style:paragraph-properties fo:text-align="end" style:justify-single-word="false"/>
      <style:text-properties officeooo:rsid="01d3c769" officeooo:paragraph-rsid="01d3c769"/>
    </style:style>
    <style:style style:name="P4" style:family="paragraph" style:parent-style-name="Text_20_body">
      <style:paragraph-properties fo:break-before="page"/>
      <style:text-properties officeooo:rsid="0056b2f4" officeooo:paragraph-rsid="0088a02c"/>
    </style:style>
    <style:style style:name="P5" style:family="paragraph" style:parent-style-name="Text_20_body">
      <style:paragraph-properties fo:break-before="page"/>
      <style:text-properties officeooo:rsid="003bd333"/>
    </style:style>
    <style:style style:name="P6" style:family="paragraph" style:parent-style-name="Subtitle">
      <style:paragraph-properties fo:text-align="start" style:justify-single-word="false" fo:break-before="page"/>
      <style:text-properties style:font-name="Liberation Sans" fo:font-size="18pt" officeooo:rsid="0744e6d7" officeooo:paragraph-rsid="0744e6d7" style:font-name-asian="Noto Sans CJK SC Regular" style:font-size-asian="18pt" style:font-name-complex="FreeSans" style:font-size-complex="18pt"/>
    </style:style>
    <style:style style:name="P7" style:family="paragraph" style:parent-style-name="Text_20_body">
      <style:text-properties officeooo:rsid="00c15a9f" officeooo:paragraph-rsid="00c15a9f"/>
    </style:style>
    <style:style style:name="P8" style:family="paragraph" style:parent-style-name="Text_20_body">
      <style:paragraph-properties fo:text-align="center" style:justify-single-word="false"/>
    </style:style>
    <style:style style:name="P9" style:family="paragraph" style:parent-style-name="Text_20_body">
      <style:text-properties officeooo:rsid="003bd333" officeooo:paragraph-rsid="06ce5cbf"/>
    </style:style>
    <style:style style:name="P10" style:family="paragraph" style:parent-style-name="Text_20_body">
      <style:text-properties officeooo:paragraph-rsid="06ce5cbf"/>
    </style:style>
    <style:style style:name="P11" style:family="paragraph" style:parent-style-name="Text_20_body">
      <style:text-properties fo:font-weight="bold"/>
    </style:style>
    <style:style style:name="P12" style:family="paragraph" style:parent-style-name="Text_20_body">
      <style:text-properties fo:font-weight="bold" officeooo:paragraph-rsid="076203be"/>
    </style:style>
    <style:style style:name="P13" style:family="paragraph" style:parent-style-name="Text_20_body">
      <style:text-properties fo:font-weight="bold" officeooo:paragraph-rsid="078882ea" style:font-weight-asian="bold" style:font-weight-complex="bold"/>
    </style:style>
    <style:style style:name="P14" style:family="paragraph" style:parent-style-name="Text_20_body">
      <style:text-properties fo:font-weight="bold" officeooo:paragraph-rsid="077a56fa"/>
    </style:style>
    <style:style style:name="P15" style:family="paragraph" style:parent-style-name="Text_20_body">
      <style:text-properties officeooo:paragraph-rsid="00bc04ea"/>
    </style:style>
    <style:style style:name="P16" style:family="paragraph" style:parent-style-name="Text_20_body">
      <style:text-properties officeooo:paragraph-rsid="07527ad2"/>
    </style:style>
    <style:style style:name="P17" style:family="paragraph" style:parent-style-name="Text_20_body">
      <style:paragraph-properties fo:line-height="142%"/>
    </style:style>
    <style:style style:name="P18" style:family="paragraph" style:parent-style-name="Text_20_body">
      <style:text-properties officeooo:paragraph-rsid="0754fad9"/>
    </style:style>
    <style:style style:name="P19" style:family="paragraph" style:parent-style-name="Text_20_body">
      <style:paragraph-properties fo:text-align="start" style:justify-single-word="false"/>
      <style:text-properties officeooo:paragraph-rsid="0754fad9"/>
    </style:style>
    <style:style style:name="P20" style:family="paragraph" style:parent-style-name="Text_20_body">
      <style:text-properties fo:font-size="10pt" fo:font-weight="bold" officeooo:rsid="076178a2" officeooo:paragraph-rsid="076178a2" style:font-size-asian="10.5pt" style:font-weight-asian="bold" style:font-weight-complex="bold"/>
    </style:style>
    <style:style style:name="P21" style:family="paragraph" style:parent-style-name="Text_20_body">
      <style:text-properties style:font-name="D050000L" officeooo:rsid="003ad551" officeooo:paragraph-rsid="0742966b"/>
    </style:style>
    <style:style style:name="P22" style:family="paragraph" style:parent-style-name="Text_20_body">
      <style:text-properties officeooo:rsid="076178a2" officeooo:paragraph-rsid="076178a2"/>
    </style:style>
    <style:style style:name="P23" style:family="paragraph" style:parent-style-name="Text_20_body">
      <style:text-properties officeooo:paragraph-rsid="076203be"/>
    </style:style>
    <style:style style:name="P24" style:family="paragraph" style:parent-style-name="Text_20_body">
      <style:text-properties fo:font-style="italic" officeooo:paragraph-rsid="076203be"/>
    </style:style>
    <style:style style:name="P25" style:family="paragraph" style:parent-style-name="Text_20_body">
      <style:text-properties officeooo:paragraph-rsid="076c0e3d"/>
    </style:style>
    <style:style style:name="P26" style:family="paragraph" style:parent-style-name="Text_20_body">
      <style:text-properties officeooo:paragraph-rsid="076d4d5f"/>
    </style:style>
    <style:style style:name="P27" style:family="paragraph" style:parent-style-name="Text_20_body">
      <style:text-properties officeooo:paragraph-rsid="0775e38c"/>
    </style:style>
    <style:style style:name="P28" style:family="paragraph" style:parent-style-name="Text_20_body">
      <style:text-properties officeooo:paragraph-rsid="077528d3"/>
    </style:style>
    <style:style style:name="P29" style:family="paragraph" style:parent-style-name="Text_20_body">
      <style:text-properties officeooo:paragraph-rsid="07760bf3"/>
    </style:style>
    <style:style style:name="P30" style:family="paragraph" style:parent-style-name="Text_20_body">
      <style:text-properties officeooo:paragraph-rsid="077a56fa"/>
    </style:style>
    <style:style style:name="P31" style:family="paragraph" style:parent-style-name="Text_20_body">
      <style:text-properties officeooo:paragraph-rsid="0799deb3"/>
    </style:style>
    <style:style style:name="P32" style:family="paragraph" style:parent-style-name="Heading_20_2">
      <style:text-properties officeooo:paragraph-rsid="0742966b"/>
    </style:style>
    <style:style style:name="P33" style:family="paragraph" style:parent-style-name="Heading_20_2">
      <style:text-properties officeooo:paragraph-rsid="0745fefc"/>
    </style:style>
    <style:style style:name="P34" style:family="paragraph" style:parent-style-name="Heading_20_2">
      <style:text-properties officeooo:paragraph-rsid="0749bfa6"/>
    </style:style>
    <style:style style:name="P35" style:family="paragraph" style:parent-style-name="Heading_20_2">
      <style:text-properties officeooo:paragraph-rsid="074ad08d"/>
    </style:style>
    <style:style style:name="P36" style:family="paragraph" style:parent-style-name="Heading_20_2">
      <style:text-properties officeooo:paragraph-rsid="074f5aaa"/>
    </style:style>
    <style:style style:name="P37" style:family="paragraph" style:parent-style-name="Heading_20_2">
      <style:text-properties officeooo:paragraph-rsid="0750dc52"/>
    </style:style>
    <style:style style:name="P38" style:family="paragraph" style:parent-style-name="Heading_20_2">
      <style:text-properties officeooo:paragraph-rsid="07527ad2"/>
    </style:style>
    <style:style style:name="P39" style:family="paragraph" style:parent-style-name="Heading_20_2">
      <style:text-properties officeooo:paragraph-rsid="0753a8aa"/>
    </style:style>
    <style:style style:name="P40" style:family="paragraph" style:parent-style-name="Heading_20_2">
      <style:text-properties officeooo:paragraph-rsid="0755ff89"/>
    </style:style>
    <style:style style:name="P41" style:family="paragraph" style:parent-style-name="Heading_20_2">
      <style:text-properties officeooo:paragraph-rsid="07595bc6"/>
    </style:style>
    <style:style style:name="P42" style:family="paragraph" style:parent-style-name="Heading_20_2">
      <style:text-properties officeooo:paragraph-rsid="0759fb94"/>
    </style:style>
    <style:style style:name="P43" style:family="paragraph" style:parent-style-name="Heading_20_2">
      <style:text-properties officeooo:paragraph-rsid="075bd386"/>
    </style:style>
    <style:style style:name="P44" style:family="paragraph" style:parent-style-name="Heading_20_2">
      <style:text-properties style:font-name="D050000L" officeooo:rsid="003ad551" officeooo:paragraph-rsid="0742966b"/>
    </style:style>
    <style:style style:name="P45" style:family="paragraph" style:parent-style-name="Heading_20_2">
      <style:text-properties officeooo:paragraph-rsid="076178a2"/>
    </style:style>
    <style:style style:name="P46" style:family="paragraph" style:parent-style-name="Heading_20_2">
      <style:text-properties fo:font-style="italic" officeooo:paragraph-rsid="0766cbe7"/>
    </style:style>
    <style:style style:name="P47" style:family="paragraph" style:parent-style-name="Heading_20_2">
      <style:text-properties fo:font-style="italic" officeooo:paragraph-rsid="0768e15d"/>
    </style:style>
    <style:style style:name="P48" style:family="paragraph" style:parent-style-name="Heading_20_2">
      <style:text-properties officeooo:paragraph-rsid="0767c928"/>
    </style:style>
    <style:style style:name="P49" style:family="paragraph" style:parent-style-name="Heading_20_2">
      <style:text-properties officeooo:paragraph-rsid="0769d34e"/>
    </style:style>
    <style:style style:name="P50" style:family="paragraph" style:parent-style-name="Heading_20_2">
      <style:text-properties officeooo:paragraph-rsid="076d4d5f"/>
    </style:style>
    <style:style style:name="P51" style:family="paragraph" style:parent-style-name="Heading_20_2">
      <style:text-properties officeooo:paragraph-rsid="0770d456"/>
    </style:style>
    <style:style style:name="P52" style:family="paragraph" style:parent-style-name="Heading_20_2">
      <style:text-properties officeooo:paragraph-rsid="07717080"/>
    </style:style>
    <style:style style:name="P53" style:family="paragraph" style:parent-style-name="Heading_20_2">
      <style:text-properties officeooo:paragraph-rsid="07735a2c"/>
    </style:style>
    <style:style style:name="P54" style:family="paragraph" style:parent-style-name="Heading_20_2">
      <style:text-properties officeooo:paragraph-rsid="0775e38c"/>
    </style:style>
    <style:style style:name="P55" style:family="paragraph" style:parent-style-name="Heading_20_2">
      <style:text-properties officeooo:paragraph-rsid="07760bf3"/>
    </style:style>
    <style:style style:name="P56" style:family="paragraph" style:parent-style-name="Heading_20_2">
      <style:text-properties officeooo:paragraph-rsid="0777bd23"/>
    </style:style>
    <style:style style:name="P57" style:family="paragraph" style:parent-style-name="Heading_20_2">
      <style:text-properties officeooo:paragraph-rsid="07796237"/>
    </style:style>
    <style:style style:name="P58" style:family="paragraph" style:parent-style-name="Heading_20_2">
      <style:text-properties officeooo:rsid="077a56fa" officeooo:paragraph-rsid="077a56fa"/>
    </style:style>
    <style:style style:name="P59" style:family="paragraph" style:parent-style-name="Heading_20_2">
      <style:text-properties officeooo:paragraph-rsid="07800229"/>
    </style:style>
    <style:style style:name="P60" style:family="paragraph" style:parent-style-name="Heading_20_2">
      <style:text-properties officeooo:paragraph-rsid="07809968"/>
    </style:style>
    <style:style style:name="P61" style:family="paragraph" style:parent-style-name="Heading_20_2">
      <style:text-properties officeooo:paragraph-rsid="0780f915"/>
    </style:style>
    <style:style style:name="P62" style:family="paragraph" style:parent-style-name="Heading_20_2">
      <style:text-properties officeooo:paragraph-rsid="0781f5c1"/>
    </style:style>
    <style:style style:name="P63" style:family="paragraph" style:parent-style-name="Heading_20_2">
      <style:text-properties officeooo:paragraph-rsid="07831cac"/>
    </style:style>
    <style:style style:name="P64" style:family="paragraph" style:parent-style-name="Heading_20_2">
      <style:text-properties officeooo:paragraph-rsid="0784e4d7"/>
    </style:style>
    <style:style style:name="P65" style:family="paragraph" style:parent-style-name="Heading_20_2">
      <style:text-properties officeooo:paragraph-rsid="0786ccd9"/>
    </style:style>
    <style:style style:name="P66" style:family="paragraph" style:parent-style-name="Heading_20_2">
      <style:text-properties officeooo:paragraph-rsid="078882ea"/>
    </style:style>
    <style:style style:name="P67" style:family="paragraph" style:parent-style-name="Heading_20_2">
      <style:text-properties officeooo:paragraph-rsid="07894537"/>
    </style:style>
    <style:style style:name="P68" style:family="paragraph" style:parent-style-name="Heading_20_2">
      <style:text-properties officeooo:paragraph-rsid="078da778"/>
    </style:style>
    <style:style style:name="P69" style:family="paragraph" style:parent-style-name="Heading_20_2">
      <style:text-properties officeooo:paragraph-rsid="079101f1"/>
    </style:style>
    <style:style style:name="P70" style:family="paragraph" style:parent-style-name="Heading_20_2">
      <style:text-properties officeooo:paragraph-rsid="07969471"/>
    </style:style>
    <style:style style:name="P71" style:family="paragraph" style:parent-style-name="Heading_20_2">
      <style:text-properties officeooo:paragraph-rsid="07986114"/>
    </style:style>
    <style:style style:name="P72" style:family="paragraph" style:parent-style-name="Heading_20_2">
      <style:text-properties officeooo:paragraph-rsid="079af115"/>
    </style:style>
    <style:style style:name="P73"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background-color="transparent" style:font-name-asian="Noto Sans CJK SC Regular" style:font-size-asian="18pt" style:font-name-complex="FreeSans" style:font-size-complex="18pt"/>
    </style:style>
    <style:style style:name="P74"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style:font-name="Liberation Serif" fo:font-size="15pt" fo:font-weight="normal" officeooo:paragraph-rsid="076888e5" fo:background-color="transparent" style:font-name-asian="Noto Sans CJK SC Regular" style:font-size-asian="18pt" style:font-weight-asian="normal" style:font-name-complex="FreeSans" style:font-size-complex="18pt" style:font-weight-complex="normal"/>
    </style:style>
    <style:style style:name="P75" style:family="paragraph" style:parent-style-name="Heading_20_2" style:master-page-name="">
      <style:paragraph-properties fo:margin-left="0cm" fo:margin-right="0cm" fo:margin-top="0.21cm" fo:margin-bottom="0.21cm" style:contextual-spacing="false" fo:text-indent="0cm" style:auto-text-indent="false" style:page-number="auto" fo:padding="0cm" fo:border="none" style:shadow="none" fo:keep-with-next="always" style:writing-mode="page">
        <style:tab-stops/>
        <style:drop-cap/>
      </style:paragraph-properties>
      <style:text-properties officeooo:paragraph-rsid="0766cbe7"/>
    </style:style>
    <style:style style:name="P76" style:family="paragraph" style:parent-style-name="Text_20_body">
      <style:paragraph-properties fo:margin-left="0cm" fo:margin-right="0cm" fo:text-indent="0cm" style:auto-text-indent="false"/>
    </style:style>
    <style:style style:name="P77" style:family="paragraph" style:parent-style-name="Heading_20_3">
      <style:text-properties fo:font-weight="normal" style:font-weight-asian="normal" style:font-weight-complex="normal"/>
    </style:style>
    <style:style style:name="P78" style:family="paragraph" style:parent-style-name="Heading_20_3">
      <style:text-properties fo:font-weight="normal" officeooo:paragraph-rsid="076c0e3d" style:font-weight-asian="normal" style:font-weight-complex="normal"/>
    </style:style>
    <style:style style:name="P79" style:family="paragraph" style:parent-style-name="Heading_20_3">
      <style:text-properties fo:font-weight="normal" officeooo:paragraph-rsid="0775e38c" style:font-weight-asian="normal" style:font-weight-complex="normal"/>
    </style:style>
    <style:style style:name="P80" style:family="paragraph" style:parent-style-name="Heading_20_3">
      <style:text-properties officeooo:paragraph-rsid="0766cbe7"/>
    </style:style>
    <style:style style:name="P81" style:family="paragraph" style:parent-style-name="Heading_20_3">
      <style:text-properties officeooo:paragraph-rsid="076c0e3d"/>
    </style:style>
    <style:style style:name="P82" style:family="paragraph" style:parent-style-name="Heading_20_3">
      <style:text-properties officeooo:paragraph-rsid="077a56fa"/>
    </style:style>
    <style:style style:name="P83" style:family="paragraph" style:parent-style-name="Preformatted_20_Text">
      <style:text-properties officeooo:paragraph-rsid="075dbbf9"/>
    </style:style>
    <style:style style:name="P84" style:family="paragraph" style:parent-style-name="Preformatted_20_Text">
      <style:text-properties fo:font-weight="bold"/>
    </style:style>
    <style:style style:name="P85" style:family="paragraph" style:parent-style-name="Preformatted_20_Text">
      <style:text-properties fo:font-weight="bold" officeooo:paragraph-rsid="07527ad2"/>
    </style:style>
    <style:style style:name="P86" style:family="paragraph" style:parent-style-name="Preformatted_20_Text">
      <style:text-properties fo:font-weight="bold" style:font-weight-asian="bold" style:font-weight-complex="bold"/>
    </style:style>
    <style:style style:name="P87" style:family="paragraph" style:parent-style-name="Preformatted_20_Text">
      <style:text-properties fo:font-weight="bold" officeooo:paragraph-rsid="076203be" style:font-weight-asian="bold" style:font-weight-complex="bold"/>
    </style:style>
    <style:style style:name="P88" style:family="paragraph" style:parent-style-name="Preformatted_20_Text">
      <style:text-properties fo:font-weight="bold" officeooo:paragraph-rsid="0775e38c"/>
    </style:style>
    <style:style style:name="P89" style:family="paragraph" style:parent-style-name="Preformatted_20_Text">
      <style:text-properties fo:font-weight="bold" officeooo:paragraph-rsid="07760bf3"/>
    </style:style>
    <style:style style:name="P90" style:family="paragraph" style:parent-style-name="Preformatted_20_Text">
      <style:text-properties fo:font-weight="bold" officeooo:paragraph-rsid="077a56fa"/>
    </style:style>
    <style:style style:name="P91" style:family="paragraph" style:parent-style-name="Preformatted_20_Text">
      <style:text-properties officeooo:paragraph-rsid="076178a2"/>
    </style:style>
    <style:style style:name="P92" style:family="paragraph" style:parent-style-name="Preformatted_20_Text">
      <style:text-properties officeooo:paragraph-rsid="076203be"/>
    </style:style>
    <style:style style:name="P93" style:family="paragraph" style:parent-style-name="Preformatted_20_Text">
      <style:text-properties officeooo:paragraph-rsid="078882ea"/>
    </style:style>
    <style:style style:name="P94" style:family="paragraph" style:parent-style-name="Subtitle">
      <style:paragraph-properties fo:text-align="center" style:justify-single-word="false"/>
      <style:text-properties officeooo:rsid="0111489d" officeooo:paragraph-rsid="0111489d"/>
    </style:style>
    <style:style style:name="P95" style:family="paragraph" style:parent-style-name="Subtitle">
      <style:text-properties fo:font-size="14pt" style:font-size-asian="14pt" style:font-size-complex="14pt"/>
    </style:style>
    <style:style style:name="P96" style:family="paragraph" style:parent-style-name="Standard">
      <style:text-properties style:font-name="D050000L" officeooo:rsid="003ad551" officeooo:paragraph-rsid="0742966b"/>
    </style:style>
    <style:style style:name="P97" style:family="paragraph" style:parent-style-name="Standard">
      <style:text-properties fo:font-weight="bold" officeooo:paragraph-rsid="075bd386"/>
    </style:style>
    <style:style style:name="P98" style:family="paragraph" style:parent-style-name="Standard">
      <style:text-properties officeooo:paragraph-rsid="076203be"/>
    </style:style>
    <style:style style:name="P99" style:family="paragraph" style:parent-style-name="Contents_20_1">
      <style:paragraph-properties>
        <style:tab-stops>
          <style:tab-stop style:position="15.05cm" style:type="right" style:leader-style="dotted" style:leader-text="."/>
        </style:tab-stops>
      </style:paragraph-properties>
    </style:style>
    <style:style style:name="P100" style:family="paragraph" style:parent-style-name="Contents_20_2">
      <style:paragraph-properties>
        <style:tab-stops>
          <style:tab-stop style:position="15.05cm" style:type="right" style:leader-style="dotted" style:leader-text="."/>
        </style:tab-stops>
      </style:paragraph-properties>
    </style:style>
    <style:style style:name="P101" style:family="paragraph" style:parent-style-name="Contents_20_3">
      <style:paragraph-properties>
        <style:tab-stops>
          <style:tab-stop style:position="15.05cm" style:type="right" style:leader-style="dotted" style:leader-text="."/>
        </style:tab-stops>
      </style:paragraph-properties>
    </style:style>
    <style:style style:name="P102" style:family="paragraph" style:parent-style-name="Contents_20_4">
      <style:paragraph-properties>
        <style:tab-stops>
          <style:tab-stop style:position="15.05cm" style:type="right" style:leader-style="dotted" style:leader-text="."/>
        </style:tab-stops>
      </style:paragraph-properties>
    </style:style>
    <style:style style:name="P103" style:family="paragraph" style:parent-style-name="Contents_20_5">
      <style:paragraph-properties>
        <style:tab-stops>
          <style:tab-stop style:position="15.05cm" style:type="right" style:leader-style="dotted" style:leader-text="."/>
        </style:tab-stops>
      </style:paragraph-properties>
    </style:style>
    <style:style style:name="P104" style:family="paragraph" style:parent-style-name="Heading_20_4">
      <style:text-properties fo:font-weight="bold"/>
    </style:style>
    <style:style style:name="P105" style:family="paragraph" style:parent-style-name="Contents_20_1">
      <style:paragraph-properties>
        <style:tab-stops>
          <style:tab-stop style:position="15.05cm" style:type="right" style:leader-style="dotted" style:leader-text="."/>
        </style:tab-stops>
      </style:paragraph-properties>
    </style:style>
    <style:style style:name="P106" style:family="paragraph" style:parent-style-name="Contents_20_2">
      <style:paragraph-properties>
        <style:tab-stops>
          <style:tab-stop style:position="15.05cm" style:type="right" style:leader-style="dotted" style:leader-text="."/>
        </style:tab-stops>
      </style:paragraph-properties>
    </style:style>
    <style:style style:name="P107" style:family="paragraph" style:parent-style-name="Contents_20_3">
      <style:paragraph-properties>
        <style:tab-stops>
          <style:tab-stop style:position="15.05cm" style:type="right" style:leader-style="dotted" style:leader-text="."/>
        </style:tab-stops>
      </style:paragraph-properties>
    </style:style>
    <style:style style:name="P108" style:family="paragraph" style:parent-style-name="Contents_20_4">
      <style:paragraph-properties>
        <style:tab-stops>
          <style:tab-stop style:position="15.05cm" style:type="right" style:leader-style="dotted" style:leader-text="."/>
        </style:tab-stops>
      </style:paragraph-properties>
    </style:style>
    <style:style style:name="P109" style:family="paragraph" style:parent-style-name="Contents_20_5">
      <style:paragraph-properties>
        <style:tab-stops>
          <style:tab-stop style:position="15.05cm" style:type="right" style:leader-style="dotted" style:leader-text="."/>
        </style:tab-stops>
      </style:paragraph-properties>
    </style:style>
    <style:style style:name="P110" style:family="paragraph" style:parent-style-name="Heading_20_1">
      <style:paragraph-properties fo:break-before="page"/>
    </style:style>
    <style:style style:name="P111" style:family="paragraph" style:parent-style-name="Heading_20_1">
      <style:paragraph-properties fo:break-before="page"/>
      <style:text-properties officeooo:rsid="00a4f815" officeooo:paragraph-rsid="00bc04ea"/>
    </style:style>
    <style:style style:name="P112" style:family="paragraph" style:parent-style-name="Heading_20_1">
      <style:paragraph-properties fo:break-before="page"/>
      <style:text-properties officeooo:paragraph-rsid="0754fad9"/>
    </style:style>
    <style:style style:name="P113" style:family="paragraph" style:parent-style-name="Heading_20_1">
      <style:paragraph-properties fo:break-before="page"/>
      <style:text-properties officeooo:paragraph-rsid="077528d3"/>
    </style:style>
    <style:style style:name="P114" style:family="paragraph" style:parent-style-name="Heading_20_2">
      <style:text-properties officeooo:paragraph-rsid="079bd2dd"/>
    </style:style>
    <style:style style:name="P115" style:family="paragraph" style:parent-style-name="Heading_20_2">
      <style:text-properties officeooo:paragraph-rsid="079cd5d7"/>
    </style:style>
    <style:style style:name="P116" style:family="paragraph" style:parent-style-name="Heading_20_2">
      <style:text-properties officeooo:paragraph-rsid="079e3c20"/>
    </style:style>
    <style:style style:name="P117" style:family="paragraph" style:parent-style-name="Heading_20_4" style:list-style-name="L4">
      <style:text-properties fo:font-weight="bold"/>
    </style:style>
    <style:style style:name="P118" style:family="paragraph" style:parent-style-name="Heading_20_4" style:list-style-name="L5">
      <style:text-properties fo:language="en" fo:country="US" fo:font-weight="bold"/>
    </style:style>
    <style:style style:name="P119" style:family="paragraph" style:parent-style-name="Heading_20_4" style:list-style-name="L6">
      <style:text-properties fo:language="en" fo:country="US" fo:font-weight="bold"/>
    </style:style>
    <style:style style:name="P120" style:family="paragraph" style:parent-style-name="Preformatted_20_Text" style:list-style-name="L16"/>
    <style:style style:name="P121" style:family="paragraph" style:parent-style-name="Preformatted_20_Text" style:list-style-name="L17"/>
    <style:style style:name="P122" style:family="paragraph" style:parent-style-name="Preformatted_20_Text" style:list-style-name="L18"/>
    <style:style style:name="P123" style:family="paragraph" style:parent-style-name="Preformatted_20_Text" style:list-style-name="L19"/>
    <style:style style:name="P124" style:family="paragraph" style:parent-style-name="Preformatted_20_Text" style:list-style-name="L20"/>
    <style:style style:name="P125" style:family="paragraph" style:parent-style-name="Preformatted_20_Text" style:list-style-name="L21"/>
    <style:style style:name="P126" style:family="paragraph" style:parent-style-name="Preformatted_20_Text" style:list-style-name="L22"/>
    <style:style style:name="P127" style:family="paragraph" style:parent-style-name="Preformatted_20_Text" style:list-style-name="L23"/>
    <style:style style:name="P128" style:family="paragraph" style:parent-style-name="Preformatted_20_Text" style:list-style-name="L24"/>
    <style:style style:name="P129" style:family="paragraph" style:parent-style-name="Preformatted_20_Text" style:list-style-name="L36">
      <style:text-properties officeooo:paragraph-rsid="0770d456"/>
    </style:style>
    <style:style style:name="P130" style:family="paragraph" style:parent-style-name="Text_20_body" style:list-style-name="">
      <style:text-properties officeooo:rsid="00b0df7b" officeooo:paragraph-rsid="00b0df7b"/>
    </style:style>
    <style:style style:name="P131" style:family="paragraph" style:parent-style-name="Text_20_body" style:list-style-name="L1">
      <style:text-properties officeooo:paragraph-rsid="06ff393e"/>
    </style:style>
    <style:style style:name="P132" style:family="paragraph" style:parent-style-name="Text_20_body" style:list-style-name="L1">
      <style:text-properties fo:font-size="10pt" officeooo:rsid="07430f28" officeooo:paragraph-rsid="07430f28" style:font-size-asian="10.5pt"/>
    </style:style>
    <style:style style:name="P133" style:family="paragraph" style:parent-style-name="Text_20_body" style:list-style-name="L2"/>
    <style:style style:name="P134" style:family="paragraph" style:parent-style-name="Text_20_body" style:list-style-name="L3"/>
    <style:style style:name="P135" style:family="paragraph" style:parent-style-name="Text_20_body" style:list-style-name="L7"/>
    <style:style style:name="P136" style:family="paragraph" style:parent-style-name="Text_20_body" style:list-style-name="L8"/>
    <style:style style:name="P137" style:family="paragraph" style:parent-style-name="Text_20_body" style:list-style-name="L9"/>
    <style:style style:name="P138" style:family="paragraph" style:parent-style-name="Text_20_body" style:list-style-name="L10"/>
    <style:style style:name="P139" style:family="paragraph" style:parent-style-name="Text_20_body" style:list-style-name="L11"/>
    <style:style style:name="P140" style:family="paragraph" style:parent-style-name="Text_20_body" style:list-style-name="L12"/>
    <style:style style:name="P141" style:family="paragraph" style:parent-style-name="Text_20_body" style:list-style-name="L13"/>
    <style:style style:name="P142" style:family="paragraph" style:parent-style-name="Text_20_body" style:list-style-name="L14"/>
    <style:style style:name="P143" style:family="paragraph" style:parent-style-name="Text_20_body" style:list-style-name="L15"/>
    <style:style style:name="P144" style:family="paragraph" style:parent-style-name="Text_20_body" style:list-style-name="L16"/>
    <style:style style:name="P145" style:family="paragraph" style:parent-style-name="Text_20_body" style:list-style-name="L17"/>
    <style:style style:name="P146" style:family="paragraph" style:parent-style-name="Text_20_body" style:list-style-name="L18"/>
    <style:style style:name="P147" style:family="paragraph" style:parent-style-name="Text_20_body" style:list-style-name="L19"/>
    <style:style style:name="P148" style:family="paragraph" style:parent-style-name="Text_20_body" style:list-style-name="L20"/>
    <style:style style:name="P149" style:family="paragraph" style:parent-style-name="Text_20_body" style:list-style-name="L21"/>
    <style:style style:name="P150" style:family="paragraph" style:parent-style-name="Text_20_body" style:list-style-name="L22"/>
    <style:style style:name="P151" style:family="paragraph" style:parent-style-name="Text_20_body" style:list-style-name="L23"/>
    <style:style style:name="P152" style:family="paragraph" style:parent-style-name="Text_20_body" style:list-style-name="L24"/>
    <style:style style:name="P153" style:family="paragraph" style:parent-style-name="Text_20_body" style:list-style-name="L25"/>
    <style:style style:name="P154" style:family="paragraph" style:parent-style-name="Text_20_body" style:list-style-name="L26"/>
    <style:style style:name="P155" style:family="paragraph" style:parent-style-name="Text_20_body" style:list-style-name="L27"/>
    <style:style style:name="P156" style:family="paragraph" style:parent-style-name="Text_20_body" style:list-style-name="L28"/>
    <style:style style:name="P157" style:family="paragraph" style:parent-style-name="Text_20_body" style:list-style-name="L29"/>
    <style:style style:name="P158" style:family="paragraph" style:parent-style-name="Text_20_body" style:list-style-name="L30"/>
    <style:style style:name="P159" style:family="paragraph" style:parent-style-name="Text_20_body" style:list-style-name="L31"/>
    <style:style style:name="P160" style:family="paragraph" style:parent-style-name="Text_20_body" style:list-style-name="L32"/>
    <style:style style:name="P161" style:family="paragraph" style:parent-style-name="Text_20_body" style:list-style-name="L33"/>
    <style:style style:name="P162" style:family="paragraph" style:parent-style-name="Text_20_body" style:list-style-name="L34"/>
    <style:style style:name="P163" style:family="paragraph" style:parent-style-name="Text_20_body" style:list-style-name="L35"/>
    <style:style style:name="P164" style:family="paragraph" style:parent-style-name="Text_20_body" style:list-style-name="L36">
      <style:text-properties officeooo:paragraph-rsid="0770d456"/>
    </style:style>
    <style:style style:name="P165" style:family="paragraph" style:parent-style-name="Text_20_body" style:list-style-name="L37"/>
    <style:style style:name="P166" style:family="paragraph" style:parent-style-name="Text_20_body" style:list-style-name="L38"/>
    <style:style style:name="P167" style:family="paragraph" style:parent-style-name="Text_20_body" style:list-style-name="L39"/>
    <style:style style:name="P168" style:family="paragraph" style:parent-style-name="Text_20_body" style:list-style-name="L40"/>
    <style:style style:name="P169" style:family="paragraph" style:parent-style-name="Text_20_body" style:list-style-name="L41"/>
    <style:style style:name="P170" style:family="paragraph" style:parent-style-name="Text_20_body" style:list-style-name="L42">
      <style:text-properties officeooo:paragraph-rsid="0775e38c"/>
    </style:style>
    <style:style style:name="P171" style:family="paragraph" style:parent-style-name="Text_20_body" style:list-style-name="L43"/>
    <style:style style:name="P172" style:family="paragraph" style:parent-style-name="Text_20_body" style:list-style-name="L44"/>
    <style:style style:name="P173" style:family="paragraph" style:parent-style-name="Text_20_body">
      <style:text-properties officeooo:paragraph-rsid="0799deb3"/>
    </style:style>
    <style:style style:name="P174" style:family="paragraph" style:parent-style-name="Text_20_body" style:list-style-name="L45"/>
    <style:style style:name="P175" style:family="paragraph" style:parent-style-name="Text_20_body" style:list-style-name="L2">
      <style:paragraph-properties fo:margin-top="0cm" fo:margin-bottom="0cm" style:contextual-spacing="false"/>
    </style:style>
    <style:style style:name="P176" style:family="paragraph" style:parent-style-name="Text_20_body" style:list-style-name="L3">
      <style:paragraph-properties fo:margin-top="0cm" fo:margin-bottom="0cm" style:contextual-spacing="false"/>
    </style:style>
    <style:style style:name="P177" style:family="paragraph" style:parent-style-name="Text_20_body" style:list-style-name="L7">
      <style:paragraph-properties fo:margin-top="0cm" fo:margin-bottom="0cm" style:contextual-spacing="false"/>
    </style:style>
    <style:style style:name="P178" style:family="paragraph" style:parent-style-name="Text_20_body" style:list-style-name="L8">
      <style:paragraph-properties fo:margin-top="0cm" fo:margin-bottom="0cm" style:contextual-spacing="false"/>
    </style:style>
    <style:style style:name="P179" style:family="paragraph" style:parent-style-name="Text_20_body" style:list-style-name="L9">
      <style:paragraph-properties fo:margin-top="0cm" fo:margin-bottom="0cm" style:contextual-spacing="false"/>
    </style:style>
    <style:style style:name="P180" style:family="paragraph" style:parent-style-name="Text_20_body" style:list-style-name="L10">
      <style:paragraph-properties fo:margin-top="0cm" fo:margin-bottom="0cm" style:contextual-spacing="false"/>
    </style:style>
    <style:style style:name="P181" style:family="paragraph" style:parent-style-name="Text_20_body" style:list-style-name="L11">
      <style:paragraph-properties fo:margin-top="0cm" fo:margin-bottom="0cm" style:contextual-spacing="false"/>
    </style:style>
    <style:style style:name="P182" style:family="paragraph" style:parent-style-name="Text_20_body" style:list-style-name="L12">
      <style:paragraph-properties fo:margin-top="0cm" fo:margin-bottom="0cm" style:contextual-spacing="false"/>
    </style:style>
    <style:style style:name="P183" style:family="paragraph" style:parent-style-name="Text_20_body" style:list-style-name="L13">
      <style:paragraph-properties fo:margin-top="0cm" fo:margin-bottom="0cm" style:contextual-spacing="false"/>
    </style:style>
    <style:style style:name="P184" style:family="paragraph" style:parent-style-name="Text_20_body" style:list-style-name="L14">
      <style:paragraph-properties fo:margin-top="0cm" fo:margin-bottom="0cm" style:contextual-spacing="false"/>
    </style:style>
    <style:style style:name="P185" style:family="paragraph" style:parent-style-name="Text_20_body" style:list-style-name="L15">
      <style:paragraph-properties fo:margin-top="0cm" fo:margin-bottom="0cm" style:contextual-spacing="false"/>
    </style:style>
    <style:style style:name="P186" style:family="paragraph" style:parent-style-name="Text_20_body" style:list-style-name="L40">
      <style:paragraph-properties fo:margin-top="0cm" fo:margin-bottom="0cm" style:contextual-spacing="false"/>
    </style:style>
    <style:style style:name="P187" style:family="paragraph" style:parent-style-name="Text_20_body" style:list-style-name="L41">
      <style:paragraph-properties fo:margin-top="0cm" fo:margin-bottom="0cm" style:contextual-spacing="false"/>
    </style:style>
    <style:style style:name="P188" style:family="paragraph" style:parent-style-name="Text_20_body" style:list-style-name="L43">
      <style:paragraph-properties fo:margin-top="0cm" fo:margin-bottom="0cm" style:contextual-spacing="false"/>
    </style:style>
    <style:style style:name="P189" style:family="paragraph" style:parent-style-name="Text_20_body" style:list-style-name="L44">
      <style:paragraph-properties fo:margin-top="0cm" fo:margin-bottom="0cm" style:contextual-spacing="false"/>
    </style:style>
    <style:style style:name="P190" style:family="paragraph" style:parent-style-name="Text_20_body" style:list-style-name="L45">
      <style:paragraph-properties fo:margin-top="0cm" fo:margin-bottom="0cm" style:contextual-spacing="false"/>
    </style:style>
    <style:style style:name="P191" style:family="paragraph" style:parent-style-name="Title" style:list-style-name="">
      <style:text-properties style:font-name="Liberation Sans" fo:font-size="40pt" fo:font-weight="bold" officeooo:rsid="07430f28" officeooo:paragraph-rsid="07430f28" style:font-name-asian="Noto Sans CJK SC Regular" style:font-size-asian="28pt" style:font-weight-asian="bold" style:font-name-complex="FreeSans" style:font-size-complex="28pt" style:font-weight-complex="600"/>
    </style:style>
    <style:style style:name="T1" style:family="text">
      <style:text-properties officeooo:rsid="006090b7"/>
    </style:style>
    <style:style style:name="T2" style:family="text">
      <style:text-properties officeooo:rsid="00b4544d"/>
    </style:style>
    <style:style style:name="T3" style:family="text">
      <style:text-properties fo:font-size="10pt" style:font-size-asian="8.75pt" style:font-size-complex="10pt"/>
    </style:style>
    <style:style style:name="T4" style:family="text">
      <style:text-properties fo:font-size="10pt" officeooo:rsid="01fe52dd" style:font-size-asian="8.75pt" style:font-size-complex="10pt"/>
    </style:style>
    <style:style style:name="T5" style:family="text">
      <style:text-properties fo:font-size="10pt" style:font-size-asian="10pt" style:font-size-complex="10pt"/>
    </style:style>
    <style:style style:name="T6" style:family="text">
      <style:text-properties fo:font-size="10pt" officeooo:rsid="01fe52dd" style:font-size-asian="10pt" style:font-size-complex="10pt"/>
    </style:style>
    <style:style style:name="T7" style:family="text">
      <style:text-properties fo:font-size="10pt" officeooo:rsid="07430f28" style:font-size-asian="10.5pt"/>
    </style:style>
    <style:style style:name="T8" style:family="text">
      <style:text-properties fo:font-size="10pt" officeooo:rsid="07760bf3" style:font-size-asian="10.5pt"/>
    </style:style>
    <style:style style:name="T9" style:family="text">
      <style:text-properties officeooo:rsid="01fe52dd"/>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7831cac" style:font-weight-asian="bold" style:font-weight-complex="bold"/>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fo:font-weight="bold"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76203be" style:font-weight-asian="normal" style:font-weight-complex="normal"/>
    </style:style>
    <style:style style:name="T18" style:family="text">
      <style:text-properties fo:font-weight="normal" officeooo:rsid="07831cac" style:font-weight-asian="normal" style:font-weight-complex="normal"/>
    </style:style>
    <style:style style:name="T19" style:family="text">
      <style:text-properties fo:font-size="24pt" style:font-size-asian="24pt" style:font-size-complex="24pt"/>
    </style:style>
    <style:style style:name="T20" style:family="text">
      <style:text-properties fo:font-size="24pt" officeooo:rsid="00bf9382" style:font-size-asian="24pt" style:font-size-complex="24pt"/>
    </style:style>
    <style:style style:name="T21" style:family="text">
      <style:text-properties officeooo:rsid="00ad6792"/>
    </style:style>
    <style:style style:name="T22" style:family="text">
      <style:text-properties style:font-name="Liberation Serif1"/>
    </style:style>
    <style:style style:name="T23" style:family="text">
      <style:text-properties style:font-name="Liberation Serif"/>
    </style:style>
    <style:style style:name="T24" style:family="text">
      <style:text-properties style:font-name="Liberation Serif" officeooo:rsid="06ff393e"/>
    </style:style>
    <style:style style:name="T25" style:family="text">
      <style:text-properties style:font-name="Liberation Serif" officeooo:rsid="0766cbe7"/>
    </style:style>
    <style:style style:name="T26" style:family="text">
      <style:text-properties style:font-name="Liberation Serif" fo:font-size="15pt" fo:font-weight="normal" fo:background-color="transparent" loext:char-shading-value="0" style:font-name-asian="Noto Sans CJK SC Regular" style:font-size-asian="18pt" style:font-weight-asian="normal" style:font-name-complex="FreeSans" style:font-size-complex="18pt" style:font-weight-complex="normal"/>
    </style:style>
    <style:style style:name="T27" style:family="text">
      <style:text-properties style:font-name="Liberation Serif" fo:font-size="15pt" fo:font-style="normal" fo:font-weight="normal" officeooo:rsid="07796237"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28" style:family="text">
      <style:text-properties style:font-name="Liberation Serif" fo:font-size="15pt" fo:font-style="normal" fo:font-weight="normal" officeooo:rsid="0786ccd9" fo:background-color="transparent" loext:char-shading-value="0" style:font-name-asian="Noto Sans CJK SC Regular" style:font-size-asian="18pt" style:font-style-asian="normal" style:font-weight-asian="normal" style:font-name-complex="FreeSans" style:font-size-complex="18pt" style:font-style-complex="normal" style:font-weight-complex="normal"/>
    </style:style>
    <style:style style:name="T29" style:family="text">
      <style:text-properties style:font-name="Liberation Serif" fo:font-size="13pt" fo:font-weight="normal" officeooo:rsid="079ef059" style:font-name-asian="Noto Sans CJK SC Regular" style:font-size-asian="14pt" style:font-weight-asian="bold" style:font-name-complex="FreeSans" style:font-size-complex="14pt" style:font-weight-complex="600"/>
    </style:style>
    <style:style style:name="T30" style:family="text">
      <style:text-properties officeooo:rsid="020a6764"/>
    </style:style>
    <style:style style:name="T31" style:family="text">
      <style:text-properties officeooo:rsid="0429bdb8"/>
    </style:style>
    <style:style style:name="T32" style:family="text">
      <style:text-properties fo:color="#1b75bc" loext:opacity="100%" style:font-name="FontAwesome" fo:font-size="15pt" officeooo:rsid="003ad551" style:font-name-asian="FontAwesome" style:font-size-asian="15pt" style:font-name-complex="FontAwesome" style:font-size-complex="15pt"/>
    </style:style>
    <style:style style:name="T33" style:family="text">
      <style:text-properties fo:color="#1b75bc" loext:opacity="100%" style:font-name="FontAwesome" fo:font-size="15pt" officeooo:rsid="003ad551" fo:background-color="transparent" loext:char-shading-value="0" style:font-name-asian="FontAwesome" style:font-size-asian="15pt" style:font-name-complex="FontAwesome" style:font-size-complex="15pt"/>
    </style:style>
    <style:style style:name="T34" style:family="text">
      <style:text-properties fo:color="#1b75bc"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35" style:family="text">
      <style:text-properties fo:color="#1b75bc" loext:opacity="100%" style:font-name="FontAwesome" fo:font-style="normal" officeooo:rsid="003ad551" style:font-name-asian="FontAwesome" style:font-size-asian="15pt" style:font-style-asian="normal" style:font-name-complex="FontAwesome" style:font-size-complex="15pt" style:font-style-complex="normal"/>
    </style:style>
    <style:style style:name="T36" style:family="text">
      <style:text-properties officeooo:rsid="06ce5cbf"/>
    </style:style>
    <style:style style:name="T37" style:family="text">
      <style:text-properties officeooo:rsid="06cfbc78"/>
    </style:style>
    <style:style style:name="T38" style:family="text">
      <style:text-properties officeooo:rsid="0700c6d7"/>
    </style:style>
    <style:style style:name="T39" style:family="text">
      <style:text-properties officeooo:rsid="0727e9a5"/>
    </style:style>
    <style:style style:name="T40" style:family="text">
      <style:text-properties style:font-name="Liberation Sans" fo:font-size="30.7999992370605pt" fo:font-weight="bold" officeooo:rsid="0742966b" style:font-name-asian="Noto Sans CJK SC Regular" style:font-size-asian="18.2000007629395pt" style:font-weight-asian="bold" style:font-name-complex="FreeSans" style:font-size-complex="18.2000007629395pt" style:font-weight-complex="600"/>
    </style:style>
    <style:style style:name="T41" style:family="text">
      <style:text-properties style:font-name="Liberation Sans" fo:font-size="30.7999992370605pt" fo:font-weight="bold" officeooo:rsid="077be5c5" style:font-name-asian="Noto Sans CJK SC Regular" style:font-size-asian="18.2000007629395pt" style:font-weight-asian="bold" style:font-name-complex="FreeSans" style:font-size-complex="18.2000007629395pt" style:font-weight-complex="600"/>
    </style:style>
    <style:style style:name="T42" style:family="text">
      <style:text-properties officeooo:rsid="07430f28"/>
    </style:style>
    <style:style style:name="T43" style:family="text">
      <style:text-properties officeooo:rsid="0750dc52"/>
    </style:style>
    <style:style style:name="T44" style:family="text">
      <style:text-properties officeooo:rsid="075231c0"/>
    </style:style>
    <style:style style:name="T45" style:family="text">
      <style:text-properties officeooo:rsid="0753a8aa"/>
    </style:style>
    <style:style style:name="T46" style:family="text">
      <style:text-properties officeooo:rsid="0754fad9"/>
    </style:style>
    <style:style style:name="T47" style:family="text">
      <style:text-properties fo:language="zxx" fo:country="none" style:language-asian="zxx" style:country-asian="none" style:language-complex="zxx" style:country-complex="none"/>
    </style:style>
    <style:style style:name="T48" style:family="text">
      <style:text-properties officeooo:rsid="075bd386"/>
    </style:style>
    <style:style style:name="T49" style:family="text">
      <style:text-properties fo:font-size="15pt" style:font-size-asian="15pt" style:font-size-complex="15pt"/>
    </style:style>
    <style:style style:name="T50" style:family="text">
      <style:text-properties fo:font-size="15pt" officeooo:rsid="076178a2" style:font-size-asian="15pt" style:font-size-complex="15pt"/>
    </style:style>
    <style:style style:name="T51" style:family="text">
      <style:text-properties officeooo:rsid="076203be"/>
    </style:style>
    <style:style style:name="T52" style:family="text">
      <style:text-properties officeooo:rsid="0766cbe7"/>
    </style:style>
    <style:style style:name="T53" style:family="text">
      <style:text-properties fo:font-style="normal" style:font-style-asian="normal" style:font-style-complex="normal"/>
    </style:style>
    <style:style style:name="T54" style:family="text">
      <style:text-properties fo:color="#158466" loext:opacity="100%"/>
    </style:style>
    <style:style style:name="T55" style:family="text">
      <style:text-properties fo:color="#158466"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56" style:family="text">
      <style:text-properties officeooo:rsid="076b5941"/>
    </style:style>
    <style:style style:name="T57" style:family="text">
      <style:text-properties officeooo:rsid="076c0e3d"/>
    </style:style>
    <style:style style:name="T58" style:family="text">
      <style:text-properties officeooo:rsid="076d4d5f"/>
    </style:style>
    <style:style style:name="T59" style:family="text">
      <style:text-properties fo:font-size="10.5pt"/>
    </style:style>
    <style:style style:name="T60" style:family="text">
      <style:text-properties officeooo:rsid="077528d3"/>
    </style:style>
    <style:style style:name="T61" style:family="text">
      <style:text-properties officeooo:rsid="0777bd23"/>
    </style:style>
    <style:style style:name="T62" style:family="text">
      <style:text-properties officeooo:rsid="07796237"/>
    </style:style>
    <style:style style:name="T63" style:family="text">
      <style:text-properties officeooo:rsid="07831cac"/>
    </style:style>
    <style:style style:name="T64" style:family="text">
      <style:text-properties fo:color="#c9211e"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65" style:family="text">
      <style:text-properties fo:color="#00a933" loext:opacity="100%" style:font-name="FontAwesome" fo:font-size="15pt" fo:font-style="normal" officeooo:rsid="003ad551" fo:background-color="transparent" loext:char-shading-value="0" style:font-name-asian="FontAwesome" style:font-size-asian="15pt" style:font-style-asian="normal" style:font-name-complex="FontAwesome" style:font-size-complex="15pt" style:font-style-complex="normal"/>
    </style:style>
    <style:style style:name="T66" style:family="text">
      <style:text-properties officeooo:rsid="079ef059"/>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91">Linux Kommandolinjen</text:p>
      <text:p text:style-name="P94"/>
      <text:p text:style-name="Subtitle">Terje Berg-Hansen</text:p>
      <text:p text:style-name="P95">ITFakultetet.no</text:p>
      <text:p text:style-name="P6">Linux Kommandolinjen</text:p>
      <text:h text:style-name="P130" text:outline-level="1"/>
      <text:p text:style-name="Text_20_body"><text:bookmark-start text:name="__RefHeading___Toc15174_820443553"/>Av Terje Berg-Hansen. <text:bookmark-end text:name="__RefHeading___Toc15174_820443553"/></text:p>
      <text:p text:style-name="Text_20_body"><text:bookmark-start text:name="__RefHeading___Toc15176_820443553"/>Copyright <text:span text:style-name="T22">©</text:span><text:span text:style-name="T23"> 20</text:span><text:span text:style-name="T24">2</text:span><text:span text:style-name="T25">1</text:span><text:span text:style-name="T23"> ITFakultetet.no – Alle rettigheter reservert</text:span><text:bookmark-end text:name="__RefHeading___Toc15176_820443553"/></text:p>
      <text:p text:style-name="Text_20_body"><text:bookmark-start text:name="__RefHeading___Toc15178_820443553"/>Publisert av ITFakultetet <text:span text:style-name="T42">AS</text:span>, Kåsabakken 28, 3804 Bø i Telemark, Norge<text:bookmark-end text:name="__RefHeading___Toc15178_820443553"/></text:p>
      <text:p text:style-name="Text_20_body"/>
      <text:p text:style-name="Text_20_body"><text:bookmark-start text:name="__RefHeading___Toc15182_820443553"/><text:span text:style-name="T7">Denne E-boken</text:span><text:span text:style-name="T42"> brukes som <text:s/>dokumentasjon</text:span> <text:span text:style-name="T42">til disse kursene på </text:span>ITFakultetet.no:<text:bookmark-end text:name="__RefHeading___Toc15182_820443553"/></text:p>
      <text:list xml:id="list1912922261" text:style-name="L1">
        <text:list-item>
          <text:p text:style-name="P132"><text:bookmark-start text:name="__RefHeading___Toc15188_820443553"/>Linux Workshop: Kommandolinjen<text:bookmark-end text:name="__RefHeading___Toc15188_820443553"/></text:p>
        </text:list-item>
        <text:list-item>
          <text:p text:style-name="P132">Linux Sysadmin – trinn 1</text:p>
          <text:p text:style-name="P131"/>
        </text:list-item>
      </text:list>
      <text:p text:style-name="P7">Sjekk gjerne <text:a xlink:type="simple" xlink:href="http://www.itfakultetet.no/" text:style-name="Internet_20_link" text:visited-style-name="Visited_20_Internet_20_Link">www.itfakultetet.no</text:a> for <text:span text:style-name="T30">kursbeskrivelser </text:span><text:span text:style-name="T39">og</text:span><text:span text:style-name="T30"> </text:span>aktuelle kursdatoer.</text:p>
      <text:h text:style-name="P110" text:outline-level="1"><text:bookmark-start text:name="__RefHeading___Toc14191_140935937"/>Forord<text:bookmark-end text:name="__RefHeading___Toc14191_140935937"/></text:h>
      <text:p text:style-name="Text_20_body"><text:bookmark-start text:name="__RefHeading___Toc14195_140935937"/><text:span text:style-name="T42">Denne E-b</text:span>oken er skrevet for den komplette nybegynner, men bør også fungere bra for de som har jobbet en del med <text:span text:style-name="T7">kommandolinjen</text:span> fra før, kanskje uten noen formell opplæring, men som har «Googlet» løsninger, klippet og limt litt, <text:span text:style-name="T37">og </text:span>gjerne vil ha litt større forståelse for hva som egentlig foregår når <text:span text:style-name="T7">kommandoene</text:span> gir forventede eller overraskende resultater – eller <text:span text:style-name="T42">ingen re</text:span><text:span text:style-name="T52">s</text:span><text:span text:style-name="T42">ultater </text:span>i det hele tatt.<text:bookmark-end text:name="__RefHeading___Toc14195_140935937"/></text:p>
      <text:p text:style-name="Text_20_body"><text:bookmark-start text:name="__RefHeading___Toc14197_140935937"/>Alle tilbakemeldinger mottas med takk, spesielt <text:span text:style-name="T31">slike</text:span> som kan forbedre boken og gjøre den mest mulig tilgjengelig og nyttig for leseren. <text:s/><text:bookmark-end text:name="__RefHeading___Toc14197_140935937"/></text:p>
      <text:p text:style-name="Text_20_body"/>
      <text:p text:style-name="Text_20_body"><text:bookmark-start text:name="__RefHeading___Toc14199_140935937"/><text:span text:style-name="T36">Oslo</text:span>, <text:s/>20<text:span text:style-name="T38">2</text:span><text:span text:style-name="T52">1</text:span><text:bookmark-end text:name="__RefHeading___Toc14199_140935937"/></text:p>
      <text:p text:style-name="P10"><text:bookmark-start text:name="__RefHeading___Toc14201_140935937"/>Terje Berg-Hansen<text:tab/><text:tab/><text:tab/><text:bookmark-end text:name="__RefHeading___Toc14201_140935937"/></text:p>
      <text:p text:style-name="P10"><text:span text:style-name="T21">Kursleder</text:span><text:tab/><text:tab/><text:tab/><text:tab/><text:line-break/>ITFakultetet.no<text:tab/><text:tab/><text:tab/><text:tab/></text:p>
      <text:p text:style-name="P10"><text:bookmark-start text:name="__RefHeading___Toc14205_140935937"/>Epost: <text:a xlink:type="simple" xlink:href="mailto:terje@itfakultetet.no" text:style-name="Internet_20_link" text:visited-style-name="Visited_20_Internet_20_Link">terje@itfakultetet.no</text:a><text:tab/><text:tab/><text:bookmark-end text:name="__RefHeading___Toc14205_140935937"/></text:p>
      <text:p text:style-name="P10"/>
      <text:p text:style-name="P9"/>
      <text:p text:style-name="P5"/>
      <text:table-of-content text:style-name="Sect1" text:protected="true" text:name="Table of Contents1">
        <text:table-of-content-source text:outline-level="10">
          <text:index-title-template text:style-name="Contents_20_Heading">INNHOLD</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NHOLD</text:p>
          </text:index-title>
          <text:p text:style-name="P99"><text:a xlink:type="simple" xlink:href="#__RefHeading___Toc14191_140935937" text:style-name="Index_20_Link" text:visited-style-name="Index_20_Link">Forord<text:tab/>4</text:a></text:p>
          <text:p text:style-name="P99"><text:a xlink:type="simple" xlink:href="#__RefHeading___Toc15235_820443553" text:style-name="Index_20_Link" text:visited-style-name="Index_20_Link">Innledning<text:tab/>8</text:a></text:p>
          <text:p text:style-name="P99"><text:a xlink:type="simple" xlink:href="#__RefHeading___Toc18222_1557834486" text:style-name="Index_20_Link" text:visited-style-name="Index_20_Link">Kapittel 1 Introduksjon og installering<text:tab/>9</text:a></text:p>
          <text:p text:style-name="P100"><text:a xlink:type="simple" xlink:href="#__RefHeading___Toc28015_3414636834" text:style-name="Index_20_Link" text:visited-style-name="Index_20_Link"> Introduksjon til GNU/Linux<text:tab/>9</text:a></text:p>
          <text:p text:style-name="P101"><text:a xlink:type="simple" xlink:href="#__RefHeading___Toc28017_3414636834" text:style-name="Index_20_Link" text:visited-style-name="Index_20_Link">GNU/Linux blir til<text:tab/>9</text:a></text:p>
          <text:p text:style-name="P101"><text:a xlink:type="simple" xlink:href="#__RefHeading___Toc28019_3414636834" text:style-name="Index_20_Link" text:visited-style-name="Index_20_Link">Linux er et sikret flerbrukersystem<text:tab/>9</text:a></text:p>
          <text:p text:style-name="P101"><text:a xlink:type="simple" xlink:href="#__RefHeading___Toc28021_3414636834" text:style-name="Index_20_Link" text:visited-style-name="Index_20_Link">Noen grunner til å bruke Linux:<text:tab/>10</text:a></text:p>
          <text:p text:style-name="P102"><text:a xlink:type="simple" xlink:href="#__RefHeading___Toc28023_3414636834" text:style-name="Index_20_Link" text:visited-style-name="Index_20_Link">Frihet / Leverandøruavhengighet<text:tab/>10</text:a></text:p>
          <text:p text:style-name="P102"><text:a xlink:type="simple" xlink:href="#__RefHeading___Toc28025_3414636834" text:style-name="Index_20_Link" text:visited-style-name="Index_20_Link">Sikkerhet: tilnærmet virusfritt<text:tab/>10</text:a></text:p>
          <text:p text:style-name="P102"><text:a xlink:type="simple" xlink:href="#__RefHeading___Toc28027_3414636834" text:style-name="Index_20_Link" text:visited-style-name="Index_20_Link">Mengder av gratis programvare - enkelt installert og oppdatert gjennom internett.<text:tab/>10</text:a></text:p>
          <text:p text:style-name="P100"><text:a xlink:type="simple" xlink:href="#__RefHeading___Toc28246_3414636834" text:style-name="Index_20_Link" text:visited-style-name="Index_20_Link"> Linux på Serveren<text:tab/>10</text:a></text:p>
          <text:p text:style-name="P100"><text:a xlink:type="simple" xlink:href="#__RefHeading___Toc28248_3414636834" text:style-name="Index_20_Link" text:visited-style-name="Index_20_Link"> Noen populære Server-distribusjoner<text:tab/>11</text:a></text:p>
          <text:p text:style-name="P101"><text:a xlink:type="simple" xlink:href="#__RefHeading___Toc28250_3414636834" text:style-name="Index_20_Link" text:visited-style-name="Index_20_Link">Debian<text:tab/>11</text:a></text:p>
          <text:p text:style-name="P101"><text:a xlink:type="simple" xlink:href="#__RefHeading___Toc28252_3414636834" text:style-name="Index_20_Link" text:visited-style-name="Index_20_Link">Ubuntu<text:tab/>11</text:a></text:p>
          <text:p text:style-name="P101"><text:a xlink:type="simple" xlink:href="#__RefHeading___Toc28254_3414636834" text:style-name="Index_20_Link" text:visited-style-name="Index_20_Link">Red Hat - RHEL / Centos / Fedora<text:tab/>11</text:a></text:p>
          <text:p text:style-name="P101"><text:a xlink:type="simple" xlink:href="#__RefHeading___Toc28256_3414636834" text:style-name="Index_20_Link" text:visited-style-name="Index_20_Link">SUSE - SLES / OpenSUSE Leap<text:tab/>11</text:a></text:p>
          <text:p text:style-name="P100"><text:a xlink:type="simple" xlink:href="#__RefHeading___Toc28402_3414636834" text:style-name="Index_20_Link" text:visited-style-name="Index_20_Link"> Installasjon av Ubuntu Desktop og Server<text:tab/>11</text:a></text:p>
          <text:p text:style-name="P100"><text:a xlink:type="simple" xlink:href="#__RefHeading___Toc28404_3414636834" text:style-name="Index_20_Link" text:visited-style-name="Index_20_Link"> Hva er kommandolinjen?<text:tab/>12</text:a></text:p>
          <text:p text:style-name="P101"><text:a xlink:type="simple" xlink:href="#__RefHeading___Toc28406_3414636834" text:style-name="Index_20_Link" text:visited-style-name="Index_20_Link">Grunnleggende bruk<text:tab/>12</text:a></text:p>
          <text:p text:style-name="P101"><text:a xlink:type="simple" xlink:href="#__RefHeading___Toc28408_3414636834" text:style-name="Index_20_Link" text:visited-style-name="Index_20_Link">Kommandoer versus museklikk<text:tab/>13</text:a></text:p>
          <text:p text:style-name="P101"><text:a xlink:type="simple" xlink:href="#__RefHeading___Toc28410_3414636834" text:style-name="Index_20_Link" text:visited-style-name="Index_20_Link">Tekstbaserte programmer<text:tab/>13</text:a></text:p>
          <text:p text:style-name="P100"><text:a xlink:type="simple" xlink:href="#__RefHeading___Toc28956_3414636834" text:style-name="Index_20_Link" text:visited-style-name="Index_20_Link"> history - gjenbruk av tidligere kommandoer<text:tab/>14</text:a></text:p>
          <text:p text:style-name="P100"><text:a xlink:type="simple" xlink:href="#__RefHeading___Toc28958_3414636834" text:style-name="Index_20_Link" text:visited-style-name="Index_20_Link"> .bashrc<text:tab/>15</text:a></text:p>
          <text:p text:style-name="P100"><text:a xlink:type="simple" xlink:href="#__RefHeading___Toc28960_3414636834" text:style-name="Index_20_Link" text:visited-style-name="Index_20_Link"> Tmux og Screen<text:tab/>15</text:a></text:p>
          <text:p text:style-name="P101"><text:a xlink:type="simple" xlink:href="#__RefHeading___Toc28962_3414636834" text:style-name="Index_20_Link" text:visited-style-name="Index_20_Link">tmux<text:tab/>15</text:a></text:p>
          <text:p text:style-name="P101"><text:a xlink:type="simple" xlink:href="#__RefHeading___Toc28964_3414636834" text:style-name="Index_20_Link" text:visited-style-name="Index_20_Link">screen<text:tab/>16</text:a></text:p>
          <text:p text:style-name="P100"><text:a xlink:type="simple" xlink:href="#__RefHeading___Toc28966_3414636834" text:style-name="Index_20_Link" text:visited-style-name="Index_20_Link"> Introduksjon til tekstbehandling med Vim<text:tab/>17</text:a></text:p>
          <text:p text:style-name="P101"><text:a xlink:type="simple" xlink:href="#__RefHeading___Toc28968_3414636834" text:style-name="Index_20_Link" text:visited-style-name="Index_20_Link">Behovet for en tekstbasert tekstbehandler<text:tab/>17</text:a></text:p>
          <text:p text:style-name="P101"><text:a xlink:type="simple" xlink:href="#__RefHeading___Toc28970_3414636834" text:style-name="Index_20_Link" text:visited-style-name="Index_20_Link">Vims særegenheter<text:tab/>17</text:a></text:p>
          <text:p text:style-name="P102"><text:a xlink:type="simple" xlink:href="#__RefHeading___Toc28972_3414636834" text:style-name="Index_20_Link" text:visited-style-name="Index_20_Link">Vims config-fil:    .vimrc<text:tab/>21</text:a></text:p>
          <text:p text:style-name="P100"><text:a xlink:type="simple" xlink:href="#__RefHeading___Toc28974_3414636834" text:style-name="Index_20_Link" text:visited-style-name="Index_20_Link">Eksterne ressurser:<text:tab/>21</text:a></text:p>
          <text:p text:style-name="P99"><text:a xlink:type="simple" xlink:href="#__RefHeading___Toc28976_3414636834" text:style-name="Index_20_Link" text:visited-style-name="Index_20_Link">Kapittel 2 Filsystemer, mapper og filer<text:tab/>22</text:a></text:p>
          <text:p text:style-name="P100"><text:a xlink:type="simple" xlink:href="#__RefHeading___Toc28978_3414636834" text:style-name="Index_20_Link" text:visited-style-name="Index_20_Link"> Linux Filsystem og Systemfiler<text:tab/>22</text:a></text:p>
          <text:p text:style-name="P100"><text:a xlink:type="simple" xlink:href="#__RefHeading___Toc28980_3414636834" text:style-name="Index_20_Link" text:visited-style-name="Index_20_Link"> ls - list innholdet i en mappe<text:tab/>24</text:a></text:p>
          <text:p text:style-name="P100"><text:a xlink:type="simple" xlink:href="#__RefHeading___Toc28982_3414636834" text:style-name="Index_20_Link" text:visited-style-name="Index_20_Link"> stat - list status for filer og filsystem<text:tab/>24</text:a></text:p>
          <text:p text:style-name="P100"><text:a xlink:type="simple" xlink:href="#__RefHeading___Toc28984_3414636834" text:style-name="Index_20_Link" text:visited-style-name="Index_20_Link"> wc - tell antall linjer, ord og tegn i en tekst eller fil<text:tab/>25</text:a></text:p>
          <text:p text:style-name="P100"><text:a xlink:type="simple" xlink:href="#__RefHeading___Toc28986_3414636834" text:style-name="Index_20_Link" text:visited-style-name="Index_20_Link"> cd - change directory<text:tab/>26</text:a></text:p>
          <text:p text:style-name="P100"><text:a xlink:type="simple" xlink:href="#__RefHeading___Toc28988_3414636834" text:style-name="Index_20_Link" text:visited-style-name="Index_20_Link"> mkdir - Oppretter en ny mappe(make directory)<text:tab/>26</text:a></text:p>
          <text:p text:style-name="P100"><text:a xlink:type="simple" xlink:href="#__RefHeading___Toc28990_3414636834" text:style-name="Index_20_Link" text:visited-style-name="Index_20_Link"> rmdir - Sletter en tom mappe<text:tab/>27</text:a></text:p>
          <text:p text:style-name="P100"><text:a xlink:type="simple" xlink:href="#__RefHeading___Toc1793_2263372716" text:style-name="Index_20_Link" text:visited-style-name="Index_20_Link"> rm (remove) - Sletter en eller flere mapper eller filer<text:tab/>27</text:a></text:p>
          <text:p text:style-name="P100"><text:soft-page-break/><text:a xlink:type="simple" xlink:href="#__RefHeading___Toc1795_2263372716" text:style-name="Index_20_Link" text:visited-style-name="Index_20_Link"> cp (copy)  - Kopierer filer og mapper<text:tab/>27</text:a></text:p>
          <text:p text:style-name="P100"><text:a xlink:type="simple" xlink:href="#__RefHeading___Toc1797_2263372716" text:style-name="Index_20_Link" text:visited-style-name="Index_20_Link"> mv (move) - Flytter eller gir nytt navn til filer eller mapper<text:tab/>28</text:a></text:p>
          <text:p text:style-name="P100"><text:a xlink:type="simple" xlink:href="#__RefHeading___Toc2857_1939511564" text:style-name="Index_20_Link" text:visited-style-name="Index_20_Link"> ln - lag hard eller symbolsk lenke<text:tab/>29</text:a></text:p>
          <text:p text:style-name="P101"><text:a xlink:type="simple" xlink:href="#__RefHeading___Toc2859_1939511564" text:style-name="Index_20_Link" text:visited-style-name="Index_20_Link">ln - Lag en hard lenke (snarvei) til en fil eller mappe.<text:tab/>29</text:a></text:p>
          <text:p text:style-name="P101"><text:a xlink:type="simple" xlink:href="#__RefHeading___Toc2861_1939511564" text:style-name="Index_20_Link" text:visited-style-name="Index_20_Link">ln -s - Lag en symbolsk eller soft lenke (snarvei) til en fil eller mappe.<text:tab/>29</text:a></text:p>
          <text:p text:style-name="P100"><text:a xlink:type="simple" xlink:href="#__RefHeading___Toc2863_1939511564" text:style-name="Index_20_Link" text:visited-style-name="Index_20_Link"><text:span text:style-name="T53"> </text:span></text:a><text:a xlink:type="simple" xlink:href="#__RefHeading___Toc2863_1939511564" text:style-name="Index_20_Link" text:visited-style-name="Index_20_Link"><text:span text:style-name="T53">df og du - vis størrelsen til partisjoner og mapper</text:span></text:a><text:a xlink:type="simple" xlink:href="#__RefHeading___Toc2863_1939511564" text:style-name="Index_20_Link" text:visited-style-name="Index_20_Link"><text:tab/>29</text:a></text:p>
          <text:p text:style-name="P101"><text:a xlink:type="simple" xlink:href="#__RefHeading___Toc2865_1939511564" text:style-name="Index_20_Link" text:visited-style-name="Index_20_Link">df<text:tab/>29</text:a></text:p>
          <text:p text:style-name="P101"><text:a xlink:type="simple" xlink:href="#__RefHeading___Toc2867_1939511564" text:style-name="Index_20_Link" text:visited-style-name="Index_20_Link">du<text:tab/>30</text:a></text:p>
          <text:p text:style-name="P100"><text:a xlink:type="simple" xlink:href="#__RefHeading___Toc2869_1939511564" text:style-name="Index_20_Link" text:visited-style-name="Index_20_Link"><text:span text:style-name="T53"> </text:span></text:a><text:a xlink:type="simple" xlink:href="#__RefHeading___Toc2869_1939511564" text:style-name="Index_20_Link" text:visited-style-name="Index_20_Link">find - søk etter filer og mapper<text:tab/>30</text:a></text:p>
          <text:p text:style-name="P102"><text:a xlink:type="simple" xlink:href="#__RefHeading___Toc2871_1939511564" text:style-name="Index_20_Link" text:visited-style-name="Index_20_Link">Søke etter navn, type, filstørrelse og tid<text:tab/>31</text:a></text:p>
          <text:p text:style-name="P102"><text:a xlink:type="simple" xlink:href="#__RefHeading___Toc2873_1939511564" text:style-name="Index_20_Link" text:visited-style-name="Index_20_Link">Søke etter mapper/filer og endre de vi finner<text:tab/>31</text:a></text:p>
          <text:p text:style-name="P103"><text:a xlink:type="simple" xlink:href="#__RefHeading___Toc2875_1939511564" text:style-name="Index_20_Link" text:visited-style-name="Index_20_Link">Endre søkeresultatet med -exec<text:tab/>31</text:a></text:p>
          <text:p text:style-name="P103"><text:a xlink:type="simple" xlink:href="#__RefHeading___Toc2877_1939511564" text:style-name="Index_20_Link" text:visited-style-name="Index_20_Link">Endre søkeresultatet med xargs<text:tab/>31</text:a></text:p>
          <text:p text:style-name="P100"><text:a xlink:type="simple" xlink:href="#__RefHeading___Toc2879_1939511564" text:style-name="Index_20_Link" text:visited-style-name="Index_20_Link"><text:span text:style-name="T53"> </text:span></text:a><text:a xlink:type="simple" xlink:href="#__RefHeading___Toc2879_1939511564" text:style-name="Index_20_Link" text:visited-style-name="Index_20_Link"><text:span text:style-name="T53">chown - endre eierskap til mapper og filer</text:span></text:a><text:a xlink:type="simple" xlink:href="#__RefHeading___Toc2879_1939511564" text:style-name="Index_20_Link" text:visited-style-name="Index_20_Link"><text:tab/>31</text:a></text:p>
          <text:p text:style-name="P100"><text:a xlink:type="simple" xlink:href="#__RefHeading___Toc2881_1939511564" text:style-name="Index_20_Link" text:visited-style-name="Index_20_Link"><text:span text:style-name="T53"> </text:span></text:a><text:a xlink:type="simple" xlink:href="#__RefHeading___Toc2881_1939511564" text:style-name="Index_20_Link" text:visited-style-name="Index_20_Link">chmod - endre tilgangsrettigheter til mapper og filer<text:tab/>32</text:a></text:p>
          <text:p text:style-name="P101"><text:a xlink:type="simple" xlink:href="#__RefHeading___Toc2883_1939511564" text:style-name="Index_20_Link" text:visited-style-name="Index_20_Link">chmod med tall<text:tab/>33</text:a></text:p>
          <text:p text:style-name="P101"><text:a xlink:type="simple" xlink:href="#__RefHeading___Toc2885_1939511564" text:style-name="Index_20_Link" text:visited-style-name="Index_20_Link">chmod med bokstaver<text:tab/>33</text:a></text:p>
          <text:p text:style-name="P100"><text:a xlink:type="simple" xlink:href="#__RefHeading___Toc2887_1939511564" text:style-name="Index_20_Link" text:visited-style-name="Index_20_Link"><text:span text:style-name="T53"> </text:span></text:a><text:a xlink:type="simple" xlink:href="#__RefHeading___Toc2887_1939511564" text:style-name="Index_20_Link" text:visited-style-name="Index_20_Link">Komprimering og dekomprimering av filer og mapper<text:tab/>33</text:a></text:p>
          <text:p text:style-name="P101"><text:a xlink:type="simple" xlink:href="#__RefHeading___Toc2889_1939511564" text:style-name="Index_20_Link" text:visited-style-name="Index_20_Link">Komprimering med zip<text:tab/>34</text:a></text:p>
          <text:p text:style-name="P101"><text:a xlink:type="simple" xlink:href="#__RefHeading___Toc2891_1939511564" text:style-name="Index_20_Link" text:visited-style-name="Index_20_Link">Komprimering med gzip<text:tab/>34</text:a></text:p>
          <text:p text:style-name="P101"><text:a xlink:type="simple" xlink:href="#__RefHeading___Toc2893_1939511564" text:style-name="Index_20_Link" text:visited-style-name="Index_20_Link">Komprimering med bzip2<text:tab/>35</text:a></text:p>
          <text:p text:style-name="P101"><text:a xlink:type="simple" xlink:href="#__RefHeading___Toc2895_1939511564" text:style-name="Index_20_Link" text:visited-style-name="Index_20_Link">Pakking og komprimering med tar<text:tab/>35</text:a></text:p>
          <text:p text:style-name="P100"><text:a xlink:type="simple" xlink:href="#__RefHeading___Toc2897_1939511564" text:style-name="Index_20_Link" text:visited-style-name="Index_20_Link"><text:span text:style-name="T53"> </text:span></text:a><text:a xlink:type="simple" xlink:href="#__RefHeading___Toc2897_1939511564" text:style-name="Index_20_Link" text:visited-style-name="Index_20_Link"><text:span text:style-name="T53">rsync - synkronisering av filer mellom maskiner</text:span></text:a><text:a xlink:type="simple" xlink:href="#__RefHeading___Toc2897_1939511564" text:style-name="Index_20_Link" text:visited-style-name="Index_20_Link"><text:tab/>36</text:a></text:p>
          <text:p text:style-name="P100"><text:a xlink:type="simple" xlink:href="#__RefHeading___Toc2899_1939511564" text:style-name="Index_20_Link" text:visited-style-name="Index_20_Link"></text:a><text:a xlink:type="simple" xlink:href="#__RefHeading___Toc2899_1939511564" text:style-name="Index_20_Link" text:visited-style-name="Index_20_Link"><text:span text:style-name="T53"> </text:span></text:a><text:a xlink:type="simple" xlink:href="#__RefHeading___Toc2899_1939511564" text:style-name="Index_20_Link" text:visited-style-name="Index_20_Link"><text:span text:style-name="T13">ØVELSE Endre filnavn på mange filer samtidig med find og xargs</text:span></text:a><text:a xlink:type="simple" xlink:href="#__RefHeading___Toc2899_1939511564" text:style-name="Index_20_Link" text:visited-style-name="Index_20_Link"><text:tab/>36</text:a></text:p>
          <text:p text:style-name="P99"><text:a xlink:type="simple" xlink:href="#__RefHeading___Toc2901_1939511564" text:style-name="Index_20_Link" text:visited-style-name="Index_20_Link">Kapittel 3 Pakke- og brukerhåndtering<text:tab/>38</text:a></text:p>
          <text:p text:style-name="P100"><text:a xlink:type="simple" xlink:href="#__RefHeading___Toc2903_1939511564" text:style-name="Index_20_Link" text:visited-style-name="Index_20_Link"><text:span text:style-name="T53"> </text:span></text:a><text:a xlink:type="simple" xlink:href="#__RefHeading___Toc2903_1939511564" text:style-name="Index_20_Link" text:visited-style-name="Index_20_Link">Pakkehåndtering fra kommandolinjen<text:tab/>38</text:a></text:p>
          <text:p text:style-name="P100"><text:a xlink:type="simple" xlink:href="#__RefHeading___Toc2905_1939511564" text:style-name="Index_20_Link" text:visited-style-name="Index_20_Link"><text:span text:style-name="T53"> </text:span></text:a><text:a xlink:type="simple" xlink:href="#__RefHeading___Toc2905_1939511564" text:style-name="Index_20_Link" text:visited-style-name="Index_20_Link">Installere og oppgradere DEB-pakker<text:tab/>38</text:a></text:p>
          <text:p text:style-name="P101"><text:a xlink:type="simple" xlink:href="#__RefHeading___Toc2907_1939511564" text:style-name="Index_20_Link" text:visited-style-name="Index_20_Link">DEB<text:tab/>38</text:a></text:p>
          <text:p text:style-name="P101"><text:a xlink:type="simple" xlink:href="#__RefHeading___Toc2909_1939511564" text:style-name="Index_20_Link" text:visited-style-name="Index_20_Link">APT<text:tab/>38</text:a></text:p>
          <text:p text:style-name="P101"><text:a xlink:type="simple" xlink:href="#__RefHeading___Toc2911_1939511564" text:style-name="Index_20_Link" text:visited-style-name="Index_20_Link">dpkg<text:tab/>40</text:a></text:p>
          <text:p text:style-name="P100"><text:a xlink:type="simple" xlink:href="#__RefHeading___Toc2913_1939511564" text:style-name="Index_20_Link" text:visited-style-name="Index_20_Link"><text:span text:style-name="T53"> </text:span></text:a><text:a xlink:type="simple" xlink:href="#__RefHeading___Toc2913_1939511564" text:style-name="Index_20_Link" text:visited-style-name="Index_20_Link">Installere og oppgradere RPM-pakker<text:tab/>41</text:a></text:p>
          <text:p text:style-name="P100"><text:a xlink:type="simple" xlink:href="#__RefHeading___Toc2915_1939511564" text:style-name="Index_20_Link" text:visited-style-name="Index_20_Link"><text:span text:style-name="T53"> </text:span></text:a><text:a xlink:type="simple" xlink:href="#__RefHeading___Toc2915_1939511564" text:style-name="Index_20_Link" text:visited-style-name="Index_20_Link">RPM - Pakkehåndtering med Red Hat Package Manager<text:tab/>41</text:a></text:p>
          <text:p text:style-name="P101"><text:a xlink:type="simple" xlink:href="#__RefHeading___Toc2917_1939511564" text:style-name="Index_20_Link" text:visited-style-name="Index_20_Link">RPM<text:tab/>41</text:a></text:p>
          <text:p text:style-name="P101"><text:a xlink:type="simple" xlink:href="#__RefHeading___Toc2919_1939511564" text:style-name="Index_20_Link" text:visited-style-name="Index_20_Link">YUM / DNF<text:tab/>41</text:a></text:p>
          <text:p text:style-name="P101"><text:a xlink:type="simple" xlink:href="#__RefHeading___Toc2921_1939511564" text:style-name="Index_20_Link" text:visited-style-name="Index_20_Link">rpm<text:tab/>43</text:a></text:p>
          <text:p text:style-name="P100"><text:a xlink:type="simple" xlink:href="#__RefHeading___Toc3360_1939511564" text:style-name="Index_20_Link" text:visited-style-name="Index_20_Link"><text:span text:style-name="T53"> </text:span></text:a><text:a xlink:type="simple" xlink:href="#__RefHeading___Toc3360_1939511564" text:style-name="Index_20_Link" text:visited-style-name="Index_20_Link">Brukerhåndtering fra kommandolinjen<text:tab/>44</text:a></text:p>
          <text:p text:style-name="P101"><text:a xlink:type="simple" xlink:href="#__RefHeading___Toc3362_1939511564" text:style-name="Index_20_Link" text:visited-style-name="Index_20_Link">Informasjon om en bruker<text:tab/>44</text:a></text:p>
          <text:p text:style-name="P101"><text:a xlink:type="simple" xlink:href="#__RefHeading___Toc3364_1939511564" text:style-name="Index_20_Link" text:visited-style-name="Index_20_Link">Legge til en ny bruker<text:tab/>44</text:a></text:p>
          <text:p text:style-name="P101"><text:a xlink:type="simple" xlink:href="#__RefHeading___Toc3366_1939511564" text:style-name="Index_20_Link" text:visited-style-name="Index_20_Link">Endre en eksisterende bruker<text:tab/>45</text:a></text:p>
          <text:p text:style-name="P101"><text:a xlink:type="simple" xlink:href="#__RefHeading___Toc3368_1939511564" text:style-name="Index_20_Link" text:visited-style-name="Index_20_Link">Slette en bruker fra systemet<text:tab/>46</text:a></text:p>
          <text:p text:style-name="P101"><text:a xlink:type="simple" xlink:href="#__RefHeading___Toc3370_1939511564" text:style-name="Index_20_Link" text:visited-style-name="Index_20_Link">Grupper<text:tab/>46</text:a></text:p>
          <text:p text:style-name="P100"><text:a xlink:type="simple" xlink:href="#__RefHeading___Toc3372_1939511564" text:style-name="Index_20_Link" text:visited-style-name="Index_20_Link"><text:span text:style-name="T53"> </text:span></text:a><text:a xlink:type="simple" xlink:href="#__RefHeading___Toc3372_1939511564" text:style-name="Index_20_Link" text:visited-style-name="Index_20_Link">/etc/passwd, /etc/shadow og /etc/group<text:tab/>47</text:a></text:p>
          <text:p text:style-name="P99"><text:a xlink:type="simple" xlink:href="#__RefHeading___Toc3374_1939511564" text:style-name="Index_20_Link" text:visited-style-name="Index_20_Link">Kapittel 4 4: SSH / SCP / SFTP<text:tab/>50</text:a></text:p>
          <text:p text:style-name="P100"><text:a xlink:type="simple" xlink:href="#__RefHeading___Toc3376_1939511564" text:style-name="Index_20_Link" text:visited-style-name="Index_20_Link"><text:span text:style-name="T53"> </text:span></text:a><text:a xlink:type="simple" xlink:href="#__RefHeading___Toc3376_1939511564" text:style-name="Index_20_Link" text:visited-style-name="Index_20_Link">Installasjon og konfigurering av OpenSSH - secure shell server<text:tab/>50</text:a></text:p>
          <text:p text:style-name="P101"><text:a xlink:type="simple" xlink:href="#__RefHeading___Toc3378_1939511564" text:style-name="Index_20_Link" text:visited-style-name="Index_20_Link">Installasjon<text:tab/>50</text:a></text:p>
          <text:p text:style-name="P101"><text:soft-page-break/><text:a xlink:type="simple" xlink:href="#__RefHeading___Toc3380_1939511564" text:style-name="Index_20_Link" text:visited-style-name="Index_20_Link">Konfigurering<text:tab/>50</text:a></text:p>
          <text:p text:style-name="P100"><text:a xlink:type="simple" xlink:href="#__RefHeading___Toc3382_1939511564" text:style-name="Index_20_Link" text:visited-style-name="Index_20_Link"><text:span text:style-name="T53"> </text:span></text:a><text:a xlink:type="simple" xlink:href="#__RefHeading___Toc3382_1939511564" text:style-name="Index_20_Link" text:visited-style-name="Index_20_Link">Bruk av aliaser via SSHs konfigurasjonsfil<text:tab/>51</text:a></text:p>
          <text:p text:style-name="P100"><text:a xlink:type="simple" xlink:href="#__RefHeading___Toc3384_1939511564" text:style-name="Index_20_Link" text:visited-style-name="Index_20_Link"><text:span text:style-name="T53"> </text:span></text:a><text:a xlink:type="simple" xlink:href="#__RefHeading___Toc3384_1939511564" text:style-name="Index_20_Link" text:visited-style-name="Index_20_Link">Passordløs innlogging<text:tab/>52</text:a></text:p>
          <text:p text:style-name="P102"><text:a xlink:type="simple" xlink:href="#__RefHeading___Toc3386_1939511564" text:style-name="Index_20_Link" text:visited-style-name="Index_20_Link">Innlogging med nøkler, uten passord<text:tab/>52</text:a></text:p>
          <text:p text:style-name="P100"><text:a xlink:type="simple" xlink:href="#__RefHeading___Toc3388_1939511564" text:style-name="Index_20_Link" text:visited-style-name="Index_20_Link"><text:span text:style-name="T53"> </text:span></text:a><text:a xlink:type="simple" xlink:href="#__RefHeading___Toc3388_1939511564" text:style-name="Index_20_Link" text:visited-style-name="Index_20_Link">Sikker kopiering av filer og mapper med scp<text:tab/>53</text:a></text:p>
          <text:p text:style-name="P100"><text:a xlink:type="simple" xlink:href="#__RefHeading___Toc3390_1939511564" text:style-name="Index_20_Link" text:visited-style-name="Index_20_Link"><text:span text:style-name="T53"> </text:span></text:a><text:a xlink:type="simple" xlink:href="#__RefHeading___Toc3390_1939511564" text:style-name="Index_20_Link" text:visited-style-name="Index_20_Link">SFTP - Sikker </text:a><text:a xlink:type="simple" xlink:href="#__RefHeading___Toc3390_1939511564" text:style-name="Index_20_Link" text:visited-style-name="Index_20_Link"><text:span text:style-name="T53">FTP</text:span></text:a><text:a xlink:type="simple" xlink:href="#__RefHeading___Toc3390_1939511564" text:style-name="Index_20_Link" text:visited-style-name="Index_20_Link"><text:tab/>53</text:a></text:p>
          <text:p text:style-name="P100"><text:a xlink:type="simple" xlink:href="#__RefHeading___Toc3392_1939511564" text:style-name="Index_20_Link" text:visited-style-name="Index_20_Link"><text:span text:style-name="T53"> </text:span></text:a><text:a xlink:type="simple" xlink:href="#__RefHeading___Toc3392_1939511564" text:style-name="Index_20_Link" text:visited-style-name="Index_20_Link">SSH - tunneler<text:tab/>55</text:a></text:p>
          <text:p text:style-name="P101"><text:a xlink:type="simple" xlink:href="#__RefHeading___Toc3394_1939511564" text:style-name="Index_20_Link" text:visited-style-name="Index_20_Link"><text:s/>Eksempel 1:<text:tab/>55</text:a></text:p>
          <text:p text:style-name="P101"><text:a xlink:type="simple" xlink:href="#__RefHeading___Toc3396_1939511564" text:style-name="Index_20_Link" text:visited-style-name="Index_20_Link">Eksempel 2:<text:tab/>55</text:a></text:p>
          <text:p text:style-name="P101"><text:a xlink:type="simple" xlink:href="#__RefHeading___Toc3398_1939511564" text:style-name="Index_20_Link" text:visited-style-name="Index_20_Link">Eksempel 3:<text:tab/>56</text:a></text:p>
          <text:p text:style-name="P99"><text:a xlink:type="simple" xlink:href="#__RefHeading___Toc3400_1939511564" text:style-name="Index_20_Link" text:visited-style-name="Index_20_Link">Kapittel 5 Data Wrangling<text:tab/>57</text:a></text:p>
          <text:p text:style-name="P100"><text:a xlink:type="simple" xlink:href="#__RefHeading___Toc3692_1939511564" text:style-name="Index_20_Link" text:visited-style-name="Index_20_Link"><text:span text:style-name="T53"> </text:span></text:a><text:a xlink:type="simple" xlink:href="#__RefHeading___Toc3692_1939511564" text:style-name="Index_20_Link" text:visited-style-name="Index_20_Link">cat - skjøt sammen filer og mye mer<text:tab/>57</text:a></text:p>
          <text:p text:style-name="P102"><text:a xlink:type="simple" xlink:href="#__RefHeading___Toc3694_1939511564" text:style-name="Index_20_Link" text:visited-style-name="Index_20_Link">Eksempler:<text:tab/>58</text:a></text:p>
          <text:p text:style-name="P100"><text:a xlink:type="simple" xlink:href="#__RefHeading___Toc3696_1939511564" text:style-name="Index_20_Link" text:visited-style-name="Index_20_Link"><text:span text:style-name="T53"> </text:span></text:a><text:a xlink:type="simple" xlink:href="#__RefHeading___Toc3696_1939511564" text:style-name="Index_20_Link" text:visited-style-name="Index_20_Link">head og tail<text:tab/>59</text:a></text:p>
          <text:p text:style-name="P101"><text:a xlink:type="simple" xlink:href="#__RefHeading___Toc3698_1939511564" text:style-name="Index_20_Link" text:visited-style-name="Index_20_Link">head<text:tab/>59</text:a></text:p>
          <text:p text:style-name="P101"><text:a xlink:type="simple" xlink:href="#__RefHeading___Toc3700_1939511564" text:style-name="Index_20_Link" text:visited-style-name="Index_20_Link">tail<text:tab/>59</text:a></text:p>
          <text:p text:style-name="P101"><text:a xlink:type="simple" xlink:href="#__RefHeading___Toc3702_1939511564" text:style-name="Index_20_Link" text:visited-style-name="Index_20_Link">tail -f<text:tab/>59</text:a></text:p>
          <text:p text:style-name="P100"><text:a xlink:type="simple" xlink:href="#__RefHeading___Toc3704_1939511564" text:style-name="Index_20_Link" text:visited-style-name="Index_20_Link"><text:span text:style-name="T53"> </text:span></text:a><text:a xlink:type="simple" xlink:href="#__RefHeading___Toc3704_1939511564" text:style-name="Index_20_Link" text:visited-style-name="Index_20_Link">more og less<text:tab/>59</text:a></text:p>
          <text:p text:style-name="P100"><text:a xlink:type="simple" xlink:href="#__RefHeading___Toc3706_1939511564" text:style-name="Index_20_Link" text:visited-style-name="Index_20_Link"><text:span text:style-name="T53"> </text:span></text:a><text:a xlink:type="simple" xlink:href="#__RefHeading___Toc3706_1939511564" text:style-name="Index_20_Link" text:visited-style-name="Index_20_Link">date<text:tab/>60</text:a></text:p>
          <text:p text:style-name="P100"><text:a xlink:type="simple" xlink:href="#__RefHeading___Toc3708_1939511564" text:style-name="Index_20_Link" text:visited-style-name="Index_20_Link"><text:span text:style-name="T53"> </text:span></text:a><text:a xlink:type="simple" xlink:href="#__RefHeading___Toc3708_1939511564" text:style-name="Index_20_Link" text:visited-style-name="Index_20_Link">grep - fgrep - egrep - søk i tekstfiler<text:tab/>61</text:a></text:p>
          <text:p text:style-name="P100"><text:a xlink:type="simple" xlink:href="#__RefHeading___Toc4247_1939511564" text:style-name="Index_20_Link" text:visited-style-name="Index_20_Link"><text:span text:style-name="T53"> </text:span></text:a><text:a xlink:type="simple" xlink:href="#__RefHeading___Toc4247_1939511564" text:style-name="Index_20_Link" text:visited-style-name="Index_20_Link">sort - sorter tekstfiler<text:tab/>62</text:a></text:p>
          <text:p text:style-name="P100"><text:a xlink:type="simple" xlink:href="#__RefHeading___Toc4249_1939511564" text:style-name="Index_20_Link" text:visited-style-name="Index_20_Link"><text:span text:style-name="T53"> </text:span></text:a><text:a xlink:type="simple" xlink:href="#__RefHeading___Toc4249_1939511564" text:style-name="Index_20_Link" text:visited-style-name="Index_20_Link">uniq - </text:a><text:a xlink:type="simple" xlink:href="#__RefHeading___Toc4249_1939511564" text:style-name="Index_20_Link" text:visited-style-name="Index_20_Link"><text:span text:style-name="T53">Fjern</text:span></text:a><text:a xlink:type="simple" xlink:href="#__RefHeading___Toc4249_1939511564" text:style-name="Index_20_Link" text:visited-style-name="Index_20_Link"> duplikater<text:tab/>64</text:a></text:p>
          <text:p text:style-name="P100"><text:a xlink:type="simple" xlink:href="#__RefHeading___Toc4251_1939511564" text:style-name="Index_20_Link" text:visited-style-name="Index_20_Link"><text:span text:style-name="T53"> </text:span></text:a><text:a xlink:type="simple" xlink:href="#__RefHeading___Toc4251_1939511564" text:style-name="Index_20_Link" text:visited-style-name="Index_20_Link">tr (translate) - endre tegn i en tekst<text:tab/>65</text:a></text:p>
          <text:p text:style-name="P100"><text:a xlink:type="simple" xlink:href="#__RefHeading___Toc4253_1939511564" text:style-name="Index_20_Link" text:visited-style-name="Index_20_Link"><text:span text:style-name="T53"> </text:span></text:a><text:a xlink:type="simple" xlink:href="#__RefHeading___Toc4253_1939511564" text:style-name="Index_20_Link" text:visited-style-name="Index_20_Link">sed - søk og erstatt tekst<text:tab/>67</text:a></text:p>
          <text:p text:style-name="P101"><text:a xlink:type="simple" xlink:href="#__RefHeading___Toc4255_1939511564" text:style-name="Index_20_Link" text:visited-style-name="Index_20_Link">sed<text:tab/>67</text:a></text:p>
          <text:p text:style-name="P100"><text:a xlink:type="simple" xlink:href="#__RefHeading___Toc4257_1939511564" text:style-name="Index_20_Link" text:visited-style-name="Index_20_Link"><text:span text:style-name="T53"> </text:span></text:a><text:a xlink:type="simple" xlink:href="#__RefHeading___Toc4257_1939511564" text:style-name="Index_20_Link" text:visited-style-name="Index_20_Link">awk - et programmeringsspråk for behandling av tekst<text:tab/>68</text:a></text:p>
          <text:p text:style-name="P102"><text:a xlink:type="simple" xlink:href="#__RefHeading___Toc4259_1939511564" text:style-name="Index_20_Link" text:visited-style-name="Index_20_Link">gawks online manual:<text:tab/>69</text:a></text:p>
          <text:p text:style-name="P100"><text:a xlink:type="simple" xlink:href="#__RefHeading___Toc4261_1939511564" text:style-name="Index_20_Link" text:visited-style-name="Index_20_Link"><text:span text:style-name="T53"> </text:span></text:a><text:a xlink:type="simple" xlink:href="#__RefHeading___Toc4261_1939511564" text:style-name="Index_20_Link" text:visited-style-name="Index_20_Link">cut<text:tab/>69</text:a></text:p>
          <text:p text:style-name="P100"><text:a xlink:type="simple" xlink:href="#__RefHeading___Toc5601_525869897" text:style-name="Index_20_Link" text:visited-style-name="Index_20_Link"><text:span text:style-name="T53"> </text:span></text:a><text:a xlink:type="simple" xlink:href="#__RefHeading___Toc5601_525869897" text:style-name="Index_20_Link" text:visited-style-name="Index_20_Link">paste<text:tab/>72</text:a></text:p>
          <text:p text:style-name="P100"><text:a xlink:type="simple" xlink:href="#__RefHeading___Toc5603_525869897" text:style-name="Index_20_Link" text:visited-style-name="Index_20_Link"><text:span text:style-name="T53"> </text:span></text:a><text:a xlink:type="simple" xlink:href="#__RefHeading___Toc5603_525869897" text:style-name="Index_20_Link" text:visited-style-name="Index_20_Link">comm og diff<text:tab/>73</text:a></text:p>
          <text:p text:style-name="P102"><text:a xlink:type="simple" xlink:href="#__RefHeading___Toc5605_525869897" text:style-name="Index_20_Link" text:visited-style-name="Index_20_Link">comm<text:tab/>73</text:a></text:p>
          <text:p text:style-name="P102"><text:a xlink:type="simple" xlink:href="#__RefHeading___Toc5607_525869897" text:style-name="Index_20_Link" text:visited-style-name="Index_20_Link">diff<text:tab/>74</text:a></text:p>
          <text:p text:style-name="P100"><text:a xlink:type="simple" xlink:href="#__RefHeading___Toc5609_525869897" text:style-name="Index_20_Link" text:visited-style-name="Index_20_Link"><text:span text:style-name="T53"> </text:span></text:a><text:a xlink:type="simple" xlink:href="#__RefHeading___Toc5609_525869897" text:style-name="Index_20_Link" text:visited-style-name="Index_20_Link">split - del opp en fil i flere mindre filer<text:tab/>75</text:a></text:p>
          <text:p text:style-name="P100"><text:a xlink:type="simple" xlink:href="#__RefHeading___Toc5888_263759944" text:style-name="Index_20_Link" text:visited-style-name="Index_20_Link"><text:span text:style-name="T53"> </text:span></text:a><text:a xlink:type="simple" xlink:href="#__RefHeading___Toc5888_263759944" text:style-name="Index_20_Link" text:visited-style-name="Index_20_Link">Øvelse: Skriv direkte til en fil med echo og/eller cat<text:tab/>75</text:a></text:p>
          <text:p text:style-name="P100"><text:a xlink:type="simple" xlink:href="#__RefHeading___Toc5890_263759944" text:style-name="Index_20_Link" text:visited-style-name="Index_20_Link"><text:span text:style-name="T53"> </text:span></text:a><text:a xlink:type="simple" xlink:href="#__RefHeading___Toc5890_263759944" text:style-name="Index_20_Link" text:visited-style-name="Index_20_Link">Øvelse: Lese og endre en fil med while og read<text:tab/>76</text:a></text:p>
          <text:p text:style-name="P100"><text:a xlink:type="simple" xlink:href="#__RefHeading___Toc5892_263759944" text:style-name="Index_20_Link" text:visited-style-name="Index_20_Link"><text:span text:style-name="T53"> </text:span></text:a><text:a xlink:type="simple" xlink:href="#__RefHeading___Toc5892_263759944" text:style-name="Index_20_Link" text:visited-style-name="Index_20_Link">Øvelse: Finn de 20 mest brukte kommandoene dine<text:tab/>78</text:a></text:p>
          <text:p text:style-name="P99"><text:a xlink:type="simple" xlink:href="#__RefHeading___Toc5894_263759944" text:style-name="Index_20_Link" text:visited-style-name="Index_20_Link">Kapittel 6 Sikkerhet<text:tab/>80</text:a></text:p>
        </text:index-body>
      </text:table-of-content>
      <text:p text:style-name="Text_20_body"/>
      <text:h text:style-name="P111" text:outline-level="1"><text:bookmark-start text:name="__RefHeading___Toc15235_820443553"/>Innledning<text:bookmark-end text:name="__RefHeading___Toc15235_820443553"/></text:h>
      <text:p text:style-name="P15"/>
      <text:p text:style-name="P8"/>
      <text:p text:style-name="P4"/>
      <text:h text:style-name="Heading_20_1" text:outline-level="1"><text:bookmark-start text:name="__RefHeading___Toc18222_1557834486"/><text:span text:style-name="T19">Kapittel 1</text:span><text:span text:style-name="T20"><text:line-break/></text:span>Introduksjon <text:span text:style-name="T40">og installering</text:span><text:bookmark-end text:name="__RefHeading___Toc18222_1557834486"/></text:h>
      <text:h text:style-name="P32" text:outline-level="2"><text:bookmark-start text:name="__RefHeading___Toc28015_3414636834"/><text:span text:style-name="Strong_20_Emphasis"><text:span text:style-name="T32"> <text:s/></text:span></text:span><text:span text:style-name="Strong_20_Emphasis"><text:span text:style-name="T16">Introduksjon til GNU/Linux</text:span></text:span><text:bookmark-end text:name="__RefHeading___Toc28015_3414636834"/></text:h>
      <text:section text:style-name="Sect2" text:name="yui_3_17_2_1_1607675071443_23">
        <text:section text:style-name="Sect2" text:name="yui_3_17_2_1_1607675071443_22">
          <text:h text:style-name="Heading_20_3" text:outline-level="3"><text:bookmark-start text:name="__RefHeading___Toc28017_3414636834"/>GNU/Linux blir til<text:bookmark-end text:name="__RefHeading___Toc28017_3414636834"/></text:h>
          <text:list xml:id="list3911580402" text:style-name="L2">
            <text:list-item>
              <text:p text:style-name="P175"><text:bookmark text:name="yui_3_17_2_1_1607675071443_21"/>Richard Stallman startet i 1983 prosjektet GNU for å lage et fritt operativsystem </text:p>
            </text:list-item>
            <text:list-item>
              <text:p text:style-name="P175"><text:bookmark text:name="yui_3_17_2_1_1607675071443_20"/>GNU = Gnu is Not Unix </text:p>
            </text:list-item>
            <text:list-item>
              <text:p text:style-name="P175">Linus Thorvalds lagde i 1991 et studentprosjekt han kalte Linux, som skulle være en Unix-lignende kjerne som kunne kjøres på vanlige PCer.  </text:p>
            </text:list-item>
            <text:list-item>
              <text:p text:style-name="P175">GNU manglet en kjerne, og adopterte Linux-kjernen. Slik ble GNU/Linux et komplett operativsystem med en kjerne og et omkringliggende system av rutiner, verktøy og programmer. </text:p>
            </text:list-item>
            <text:list-item>
              <text:p text:style-name="P133">Idag kan Linux kjøres på PCer, Power PCer (Apple), Alpha-baserte maskiner, MIPS-baserte maskiner, IBMs S/390, ARM-maskiner og en rekke andre plattformer </text:p>
            </text:list-item>
          </text:list>
          <text:h text:style-name="Heading_20_3" text:outline-level="3"><text:bookmark-start text:name="__RefHeading___Toc28019_3414636834"/>Linux er et sikret flerbrukersystem<text:bookmark-end text:name="__RefHeading___Toc28019_3414636834"/></text:h>
          <text:list xml:id="list3202945818" text:style-name="L3">
            <text:list-item>
              <text:p text:style-name="P176">Maskinvare var dyrt da Linux ble laget, og Linux er bygget for at mange brukere skal kunne bruke samme maskin. Brukerne er medlem av en eller flere grupper, og rettigheter tildeles på bruker- eller gruppenivå. </text:p>
            </text:list-item>
            <text:list-item>
              <text:p text:style-name="P176">Brukere kan være innlogget samtidig, kommunisere med hverandre og dele systemressurser på en intelligent måte. </text:p>
            </text:list-item>
            <text:list-item>
              <text:p text:style-name="P176">Linux er et operativsystem som håndterer protected mulittasking noe som innebærer at hver bruker kan kjøre mer enn en prosess samtidig. Prosessene kan kommunisere med hverandre, men er fullt beskyttet fra hverandre. Jobber kan kjøres i bakgrunnen, mens man fokuserer på den jobben som vises på skjermen. </text:p>
            </text:list-item>
            <text:list-item>
              <text:p text:style-name="P134">Filstrukturen er hierarkisk bygget opp gjennom en rot-mappe med undermapper. Lese- og skrivetillatelser gis til brukere eller grupper av brukere for hver mappe og hver fil. En vanlig bruker har ikke tilgang til f.eks. å slette viktige systemfiler, så hvis noen (en fremmed eller et virus) får tilgang til brukerens passord, kan ikke hele systemet ødelegges - kun denne brukerens egne mapper og filer. </text:p>
            </text:list-item>
          </text:list>
          <text:h text:style-name="Heading_20_3" text:outline-level="3"><text:bookmark-start text:name="__RefHeading___Toc28021_3414636834"/><text:soft-page-break/>Noen grunner til å bruke Linux:<text:bookmark-end text:name="__RefHeading___Toc28021_3414636834"/></text:h>
          <text:list xml:id="list532641903" text:style-name="L4">
            <text:list-item>
              <text:h text:style-name="P117" text:outline-level="4"><text:bookmark-start text:name="__RefHeading___Toc28023_3414636834"/>Frihet / Leverandøruavhengighet<text:bookmark-end text:name="__RefHeading___Toc28023_3414636834"/></text:h>
            </text:list-item>
          </text:list>
          <text:p text:style-name="Text_20_body">Linux og "Open Source" (åpen kildekode) programvare er gratis. Dette innebærer at lisensen er en "fri lisens", og den vanligste av disse er GPL (General Public License). Av denne lisensen framgår det at alle og enhver har rett til å bruke programvaren, distribuere programvaren, endre den, og distribuere endringene under forutsetning at den forblir lisensiert med GPL.</text:p>
          <text:list xml:id="list956169107" text:style-name="L5">
            <text:list-item>
              <text:h text:style-name="P118" text:outline-level="4"><text:bookmark-start text:name="__RefHeading___Toc28025_3414636834"/>Sikkerhet: tilnærmet virusfritt<text:bookmark-end text:name="__RefHeading___Toc28025_3414636834"/></text:h>
            </text:list-item>
          </text:list>
          <text:p text:style-name="Text_20_body">Linux har så og si ingen virus. Det er nok ikke umulig å få det, men det er uhyre sjeldent at det opptrer fordi Linux er bygd på en måte som gjør det svært vanskelig for virus å trenge igjennom.</text:p>
          <text:list xml:id="list1444982591" text:style-name="L6">
            <text:list-item>
              <text:h text:style-name="P119" text:outline-level="4"><text:bookmark-start text:name="__RefHeading___Toc28027_3414636834"/>Mengder av gratis programvare - enkelt installert og oppdatert gjennom internett.<text:bookmark-end text:name="__RefHeading___Toc28027_3414636834"/></text:h>
            </text:list-item>
          </text:list>
          <text:p text:style-name="Text_20_body">Siden programvaren for det aller meste er fri og gratis, ligger den samlet i programvarekartoteker (brønner eller kilder) på internett. Det gjør at du kan installere og oppdatere ikke bare operativsystemet, men all programvare gjennom et par enkle klikk eller kommandoer.</text:p>
        </text:section>
      </text:section>
      <text:h text:style-name="P44" text:outline-level="2"><text:bookmark-start text:name="__RefHeading___Toc28029_3414636834"/><text:bookmark-end text:name="__RefHeading___Toc28029_3414636834"/></text:h>
      <text:section text:style-name="Sect2" text:name="yui_3_17_2_1_1607676679007_22">
        <text:section text:style-name="Sect2" text:name="yui_3_17_2_1_1607676679007_21">
          <text:h text:style-name="P33" text:outline-level="2"><text:bookmark-start text:name="__RefHeading___Toc28246_3414636834"/><text:span text:style-name="Strong_20_Emphasis"><text:span text:style-name="T32"> <text:s/></text:span></text:span>Linux på Serveren<text:bookmark-end text:name="__RefHeading___Toc28246_3414636834"/></text:h>
          <text:p text:style-name="Text_20_body"><text:bookmark text:name="yui_3_17_2_1_1607676679007_20"/>En Linux-server er en system-administrators drøm. Linux tilbyr det beste og mest brukte innen web-servere, epost-servere, fil-servere, database-servere, media-streaming-servere, Hadoop-klynger mm. Linux-servere er stabile og sikre og blir stadig enklere å administrere. <text:line-break/><text:line-break/>Linux er mye brukt som web-server gjennom det såkalte LAMP-oppsettet. LAMP står for Linux, Apache, MySQL og Php. I praksis vil dette si at man setter opp en Linux-server med Apache web-server, MySQL database-server og Php skript-språk. <text:line-break/><text:line-break/>Det finnes en rekke verktøy for installasjon, administrasjon og overvåking av Linux-servere, og det er en stor community av Linux-entusiaster på diverse kanaler på internett som er behjelpelig hvis du står fast eller trenger løsning på et problem raskt. Et Google-søk er ofte nok til å vise deg en eller flere måter å løse problemet på. <text:line-break/><text:line-break/>Web-baserte grensesnitt, som f.eks. cockpit, gjør det enkelt å administrere de vanligste oppgavene, mens rot-tilgang via SSH (Secure SHell) gir en fantastisk detaljert kontroll over alle aspekter av serveren. </text:p>
          <text:h text:style-name="P33" text:outline-level="2"><text:bookmark-start text:name="__RefHeading___Toc28248_3414636834"/><text:soft-page-break/><text:span text:style-name="Strong_20_Emphasis"><text:span text:style-name="T32"> <text:s/></text:span></text:span>Noen populære Server-distribusjoner<text:bookmark-end text:name="__RefHeading___Toc28248_3414636834"/></text:h>
          <text:h text:style-name="Heading_20_3" text:outline-level="3"><text:bookmark-start text:name="__RefHeading___Toc28250_3414636834"/>Debian<text:bookmark-end text:name="__RefHeading___Toc28250_3414636834"/></text:h>
          <text:p text:style-name="Text_20_body">Debian er en populær server-distro, som flere andre distroer bygger på, bl.a. Ubuntu. Debian er community-drevet, som innebærer at det ikke er ett selskap som har ansvar for utvikling, brukerstøtte osv.</text:p>
          <text:h text:style-name="Heading_20_3" text:outline-level="3"><text:bookmark-start text:name="__RefHeading___Toc28252_3414636834"/>Ubuntu<text:bookmark-end text:name="__RefHeading___Toc28252_3414636834"/></text:h>
          <text:p text:style-name="Text_20_body"><text:span text:style-name="Strong_20_Emphasis">Ubuntu Server</text:span> har økt eksponensielt i popularitet de siste årene, i takt med Ubuntus generelle fremgang. Ubuntu støttes profesjonell av firmaet bak Ubuntu- Canoncical - og er en stabil og enkel installasjon. Den er også gratis (dersom du ikke ønsker support-avtale), og har en stor Community-støtte.</text:p>
          <text:h text:style-name="Heading_20_3" text:outline-level="3"><text:bookmark-start text:name="__RefHeading___Toc28254_3414636834"/>Red Hat - RHEL / Centos / Fedora<text:bookmark-end text:name="__RefHeading___Toc28254_3414636834"/></text:h>
          <text:p text:style-name="Text_20_body"><text:span text:style-name="Strong_20_Emphasis">RHEL</text:span> (Red Hat Enterprise Linux) er en profesjonell, stabil og gjennomtestet server-installasjon, som støttes profesjonelt av Red Hat. For å ha et tilbud til de som ikke trenger Red Hats supportavtale, har man laget en Community-versjon av RHEL, som heter <text:span text:style-name="Strong_20_Emphasis">Centos,</text:span> og som er identisk med den originale Red Hat serveren, minus support-avtale. Centos støttes nå også offisielt av Red Hat. <text:span text:style-name="Strong_20_Emphasis">Fedora</text:span> er utviklerutgaven av RedHat, som inneholder nyere komponenter enn RHEL/Centos.  </text:p>
          <text:h text:style-name="Heading_20_3" text:outline-level="3"><text:bookmark-start text:name="__RefHeading___Toc28256_3414636834"/>SUSE - SLES / OpenSUSE Leap<text:bookmark-end text:name="__RefHeading___Toc28256_3414636834"/></text:h>
          <text:p text:style-name="Text_20_body">Suse har en betydelig del av spesielt det europeiske servermarkedet med sin SLES (Suse Linux Enterprise Server). Etter at Suse ble kjøpt opp av Novell, har det blitt lagt inn mye av Novells Know-how i serveren, som bl.a støtter XEN-virtualisering og andre teknologier.</text:p>
        </text:section>
      </text:section>
      <text:h text:style-name="P34" text:outline-level="2"><text:bookmark-start text:name="__RefHeading___Toc28402_3414636834"/><text:span text:style-name="Strong_20_Emphasis"><text:span text:style-name="T32"> <text:s/></text:span></text:span>Installasjon av Ubuntu Desktop og Server<text:bookmark-end text:name="__RefHeading___Toc28402_3414636834"/></text:h>
      <text:p text:style-name="Text_20_body"><text:span text:style-name="Strong_20_Emphasis">Desktop-utgaven</text:span> av Ubuntu kan lastes ned fra ubuntus nettsider:<text:line-break/><text:line-break/><text:a xlink:type="simple" xlink:href="https://ubuntu.com/download/desktop" office:target-frame-name="_blank" xlink:show="new" text:style-name="Internet_20_link" text:visited-style-name="Visited_20_Internet_20_Link">https://ubuntu.com/download/desktop</text:a></text:p>
      <text:p text:style-name="Text_20_body"><text:span text:style-name="Strong_20_Emphasis">Server-utgaven</text:span> av Ubuntu kan lastes ned fra ubuntus nettsider:<text:line-break/><text:line-break/><text:a xlink:type="simple" xlink:href="https://ubuntu.com/download/server" office:target-frame-name="_blank" xlink:show="new" text:style-name="Internet_20_link" text:visited-style-name="Visited_20_Internet_20_Link">https://ubuntu.com/download/server</text:a><text:line-break/><text:line-break/><text:span text:style-name="T10">Testinstallasjon</text:span><text:line-break/>Dersom du vil teste ut Ubuntuserver, kan du installere den som en virtuell server i f.eks. VirtualBox.</text:p>
      <text:p text:style-name="Text_20_body">Her er en lenke til en detaljert gjennomgang av installering til VirtualBox:</text:p>
      <text:p text:style-name="Text_20_body"><text:a xlink:type="simple" xlink:href="https://www.wikihow.com/Install-Ubuntu-on-VirtualBox" office:target-frame-name="_blank" xlink:show="new" text:style-name="Internet_20_link" text:visited-style-name="Visited_20_Internet_20_Link">https://www.wikihow.com/Install-Ubuntu-on-VirtualBox</text:a></text:p>
      <text:p text:style-name="P96"><text:soft-page-break/></text:p>
      <text:section text:style-name="Sect2" text:name="yui_3_17_2_1_1607677024068_21">
        <text:section text:style-name="Sect2" text:name="yui_3_17_2_1_1607677024068_20">
          <text:h text:style-name="P35" text:outline-level="2"><text:bookmark-start text:name="__RefHeading___Toc28404_3414636834"/><text:span text:style-name="Strong_20_Emphasis"><text:span text:style-name="T32"> <text:s/></text:span></text:span>Hva er kommandolinjen?<text:bookmark-end text:name="__RefHeading___Toc28404_3414636834"/></text:h>
          <text:p text:style-name="Text_20_body">Kommandolinjen er et fleksibelt, allsidig verktøy som kan gjøre en rekke jobber raskt og effektivt. Den kan bli brukt interaktiv gjennom et <text:span text:style-name="T13">skall</text:span> eller <text:span text:style-name="T13">terminal-vindu</text:span> eller ved å skrive og kjøre såkalte <text:span text:style-name="T13">skallskript, </text:span>ofte kalt <text:span text:style-name="T13">Bash-skript </text:span>etter det populære Bash-skallet (<text:span text:style-name="Strong_20_Emphasis">B</text:span>ourne <text:span text:style-name="Strong_20_Emphasis">A</text:span>gain <text:span text:style-name="Strong_20_Emphasis">SH</text:span>ell). Resultatet en kommando produserer kan f.eks. sendes gjennom et <text:span text:style-name="T13">"rør"</text:span> (<text:span text:style-name="T13">pipe</text:span>), dvs. brukes som input til en annen kommando, det kan vises i et terminalvindu, printes eller lagres i en tekstfil. Resultatet av en kommando kan også lagres til en fil ved å omdirigere det fra standard output, som er skjerm, til et filnavn med tegnet &gt; eller &gt;&gt; (det siste "appender" til fil) etterfulgt av banen/navnet til filen.  For eksempel: </text:p>
          <text:p text:style-name="Preformatted_20_Text">$ ls -lh &gt; mappeinnhold.txt</text:p>
          <text:p text:style-name="Text_20_body">Kommandoen i terminalvinduet nedenfor lister opp filene i en mappe (ls) med detaljert visning og i lettlest format (-lh), og sender resultatet gjennom et rør (|) til programmet <text:span text:style-name="T13">less</text:span> som bl.a. lar deg bruke piltastene til å "scrolle" opp og ned i resultatet.</text:p>
          <text:p text:style-name="P8"><draw:frame draw:style-name="fr1" draw:name="Bilde1" text:anchor-type="char" svg:width="9.737cm" svg:height="6.177cm" draw:z-index="0"><draw:image xlink:href="Pictures/10000201000001C6000001208EC27472FE84520B.png" xlink:type="simple" xlink:show="embed" xlink:actuate="onLoad" draw:mime-type="image/png"/></draw:frame><text:span text:style-name="T13">Kommandolinjen i et terminalvindu, -emulator</text:span> eller <text:span text:style-name="T13">skall</text:span></text:p>
          <text:h text:style-name="Heading_20_3" text:outline-level="3"><text:bookmark-start text:name="__RefHeading___Toc28406_3414636834"/>Grunnleggende bruk<text:bookmark-end text:name="__RefHeading___Toc28406_3414636834"/></text:h>
          <text:list xml:id="list919317676" text:style-name="L7">
            <text:list-item>
              <text:p text:style-name="P177">Standard input = tastatur og standard output = skjerm </text:p>
            </text:list-item>
            <text:list-item>
              <text:p text:style-name="P177">Kommandoer skrives i et terminal-skall med standard input og resultatet sendes til standard input - hvis ikke input og/eller ouput er omdirigert med &lt; eller &gt; </text:p>
            </text:list-item>
            <text:list-item>
              <text:p text:style-name="P177">Omdirigering av output med &gt; eller &gt;&gt;  - omdirigerer fra skjerm til fil eller til ingenting (/dev/null - "the bit bucket")</text:p>
              <text:list>
                <text:list-item>
                  <text:p text:style-name="P177">find -type f 2&gt;/dev/null </text:p>
                </text:list-item>
              </text:list>
            </text:list-item>
            <text:list-item>
              <text:p text:style-name="P177"><text:soft-page-break/>Kjeding av kommandoer med  |   - output fra en kommando blir input til neste kommando </text:p>
              <text:list>
                <text:list-item>
                  <text:p text:style-name="P177">sudo grep failed /var/log/secure | wc -l     (søker opp linjer som inneholder "failed" fra secure-loggen og sender resultatet til word count for å telle linjer, dvs. telle mislykkede innlogginger, passord-sjekker o.l. </text:p>
                </text:list-item>
              </text:list>
            </text:list-item>
            <text:list-item>
              <text:p text:style-name="P177">Kjør to kommandoer etter hverandre med &amp;&amp; eller || </text:p>
              <text:list>
                <text:list-item>
                  <text:p text:style-name="P177">mkdir mappe1 &amp;&amp; cd mappe1 </text:p>
                </text:list-item>
                <text:list-item>
                  <text:p text:style-name="P177">rm fil.txt || true </text:p>
                </text:list-item>
              </text:list>
            </text:list-item>
            <text:list-item>
              <text:p text:style-name="P177">Initialiser variabler med = og referer til dem med $ </text:p>
              <text:list>
                <text:list-item>
                  <text:p text:style-name="P177">PATH = $PATH:/home/terje/bin </text:p>
                </text:list-item>
              </text:list>
            </text:list-item>
            <text:list-item>
              <text:p text:style-name="P177">Bruk (( )) rundt matematiske beregninger og referer til dem med $(( )) </text:p>
              <text:list>
                <text:list-item>
                  <text:p text:style-name="P177">$ echo $((4+2*3) </text:p>
                </text:list-item>
                <text:list-item>
                  <text:p text:style-name="P177">10 </text:p>
                </text:list-item>
              </text:list>
            </text:list-item>
            <text:list-item>
              <text:p text:style-name="P177">Bruk { } til å erstatte noe med noe annet, og referer til det med ${  } </text:p>
              <text:list>
                <text:list-item>
                  <text:p text:style-name="P177">$ tekst="Dette er riktig" </text:p>
                </text:list-item>
                <text:list-item>
                  <text:p text:style-name="P177">$ echo ${tekst/er/var} </text:p>
                </text:list-item>
                <text:list-item>
                  <text:p text:style-name="P177">Dette var riktig </text:p>
                </text:list-item>
              </text:list>
            </text:list-item>
            <text:list-item>
              <text:p text:style-name="P177">Kjør programmer i bakgrunnen med &amp; </text:p>
              <text:list>
                <text:list-item>
                  <text:p text:style-name="P177">gimp &amp; </text:p>
                </text:list-item>
              </text:list>
            </text:list-item>
            <text:list-item>
              <text:p text:style-name="P177">Bruk tab til å fylle ut det som mangler ("tab completion") </text:p>
              <text:list>
                <text:list-item>
                  <text:p text:style-name="P177">cat fore  + tab   fyller ut resten av filnavnet til :  cat forekomster_av_ord_i_war-and-peace.txt </text:p>
                </text:list-item>
                <text:list-item>
                  <text:p text:style-name="P177">Gjelder også for programmer, kommandoer og noen steder også parametre </text:p>
                </text:list-item>
              </text:list>
            </text:list-item>
            <text:list-item>
              <text:p text:style-name="P177">Få hjelp via <text:span text:style-name="Strong_20_Emphasis">man</text:span> og <text:span text:style-name="Strong_20_Emphasis">info</text:span> </text:p>
              <text:list>
                <text:list-item>
                  <text:p text:style-name="P135">man <text:a xlink:type="simple" xlink:href="https://itfakultetet.no/kurs/mod/page/view.php?id=1135" text:style-name="Internet_20_link" text:visited-style-name="Visited_20_Internet_20_Link">cut</text:a>  (gir manualen til kommandoen <text:a xlink:type="simple" xlink:href="https://itfakultetet.no/kurs/mod/page/view.php?id=1135" text:style-name="Internet_20_link" text:visited-style-name="Visited_20_Internet_20_Link">cut</text:a>) </text:p>
                </text:list-item>
              </text:list>
            </text:list-item>
          </text:list>
          <text:h text:style-name="Heading_20_3" text:outline-level="3"><text:bookmark-start text:name="__RefHeading___Toc28408_3414636834"/>Kommandoer versus museklikk<text:bookmark-end text:name="__RefHeading___Toc28408_3414636834"/></text:h>
          <text:p text:style-name="P11">Fordeler </text:p>
          <text:list xml:id="list2715737025" text:style-name="L8">
            <text:list-item>
              <text:p text:style-name="P178">Raskere å bruke enn grafiske brukergrensesnitt (fingrene dine forlater aldri tastaturet) </text:p>
            </text:list-item>
            <text:list-item>
              <text:p text:style-name="P178">Konfigurerbare snarveier og taste-bindinger. </text:p>
            </text:list-item>
            <text:list-item>
              <text:p text:style-name="P136">Virker også når du ikke har tilgang til grafiske grensesnitt, f.eks. når du logger deg inn på en tjener gjennom et terminalvindu </text:p>
            </text:list-item>
          </text:list>
          <text:p text:style-name="P11">Ulemper</text:p>
          <text:list xml:id="list2149941342" text:style-name="L9">
            <text:list-item>
              <text:p text:style-name="P179">Du må huske kommandoer og snarveier (selv om det finnes måter å forenkle dette på) </text:p>
            </text:list-item>
            <text:list-item>
              <text:p text:style-name="P137">Vanskelig å viser bilder og video (men ikke umulig) </text:p>
            </text:list-item>
          </text:list>
          <text:h text:style-name="Heading_20_3" text:outline-level="3"><text:bookmark-start text:name="__RefHeading___Toc28410_3414636834"/>Tekstbaserte programmer<text:bookmark-end text:name="__RefHeading___Toc28410_3414636834"/></text:h>
          <text:p text:style-name="Text_20_body">Kommandolinjen kan også brukes til å kjøre tekstbaserte programmer i terminalvinduet - også kalt <text:span text:style-name="T14">TUI-applikasjoner</text:span> (Text-based User Interface). TUI-applikasjoner kan være raskere og mer fleksible og <text:soft-page-break/>konfigurerbare enn sine grafiske motparter: GUI-applikasjoner (Graphical User Interface). <text:line-break/><text:line-break/><text:span text:style-name="T10">Eksempler på tekstbaserte programmer</text:span></text:p>
          <text:list xml:id="list2485651470" text:style-name="L10">
            <text:list-item>
              <text:p text:style-name="P180">Nettlesere </text:p>
              <text:list>
                <text:list-item>
                  <text:p text:style-name="P180">Lynx, Links, w3m </text:p>
                </text:list-item>
              </text:list>
            </text:list-item>
            <text:list-item>
              <text:p text:style-name="P180">Epost-programmer </text:p>
              <text:list>
                <text:list-item>
                  <text:p text:style-name="P180">Mutt, Pine </text:p>
                </text:list-item>
              </text:list>
            </text:list-item>
            <text:list-item>
              <text:p text:style-name="P180">Kalendere </text:p>
              <text:list>
                <text:list-item>
                  <text:p text:style-name="P180">Calcurse, cal </text:p>
                </text:list-item>
              </text:list>
            </text:list-item>
            <text:list-item>
              <text:p text:style-name="P180">Mediaspillere</text:p>
              <text:list>
                <text:list-item>
                  <text:p text:style-name="P180">Mocp, Mp3blaster, play </text:p>
                </text:list-item>
              </text:list>
            </text:list-item>
            <text:list-item>
              <text:p text:style-name="P180">IRC </text:p>
              <text:list>
                <text:list-item>
                  <text:p text:style-name="P180">irssi </text:p>
                </text:list-item>
              </text:list>
            </text:list-item>
            <text:list-item>
              <text:p text:style-name="P180">Tekstbehandlere</text:p>
              <text:list>
                <text:list-item>
                  <text:p text:style-name="P138">Vim, Emacs, Nano, Joe etc </text:p>
                </text:list-item>
              </text:list>
            </text:list-item>
          </text:list>
        </text:section>
      </text:section>
      <text:h text:style-name="P36" text:outline-level="2"><text:bookmark-start text:name="__RefHeading___Toc28956_3414636834"/><text:span text:style-name="Strong_20_Emphasis"><text:span text:style-name="T32"> <text:s/></text:span></text:span>history - gjenbruk av tidligere kommandoer<text:bookmark-end text:name="__RefHeading___Toc28956_3414636834"/></text:h>
      <text:section text:style-name="Sect2" text:name="yui_3_17_2_1_1607677585498_22">
        <text:section text:style-name="Sect2" text:name="yui_3_17_2_1_1607677585498_21">
          <text:p text:style-name="Text_20_body"><text:bookmark text:name="yui_3_17_2_1_1607677585498_20"/><text:span text:style-name="Strong_20_Emphasis">history</text:span> er et program som lagrer et angitt antall kommandoer (som regel er default 1000) i en fil, og som inneholder kommandoer for å hente dem fram igjen.</text:p>
          <text:p text:style-name="Text_20_body"><text:span text:style-name="Strong_20_Emphasis">Eksempler på bruk</text:span></text:p>
          <text:p text:style-name="Text_20_body"><text:span text:style-name="Strong_20_Emphasis">1) Finn foregående kommandoer:</text:span></text:p>
          <text:p text:style-name="Text_20_body">a) Tast &lt;Piltast opp&gt; for forrige kommando</text:p>
          <text:p text:style-name="Text_20_body">a) Tast &lt;Piltast ned&gt; for neste kommando<text:span text:style-name="Strong_20_Emphasis"> </text:span></text:p>
          <text:p text:style-name="Text_20_body"><text:span text:style-name="Strong_20_Emphasis">2) Søk etter en tidligere kommando:</text:span></text:p>
          <text:p text:style-name="Text_20_body">a) Tast &lt;ctrl&gt;+r og tast inn begynnelsen på søkeorde(ne)</text:p>
          <text:p text:style-name="Text_20_body">b) Repeter &lt;ctrl&gt;+r til du finner riktig kommando</text:p>
          <text:p text:style-name="Text_20_body"><text:span text:style-name="Strong_20_Emphasis">3) Vis alle lagrede kommandoer: </text:span></text:p>
          <text:p text:style-name="Preformatted_20_Text">$ history</text:p>
          <text:p text:style-name="Text_20_body"><text:span text:style-name="Strong_20_Emphasis">4) Vis n siste lagrede kommandoer: </text:span></text:p>
          <text:p text:style-name="Preformatted_20_Text">$ history &lt;n&gt;</text:p>
          <text:p text:style-name="Text_20_body"><text:span text:style-name="Strong_20_Emphasis">5) Send alle lagrede kommandoer til egen fil:</text:span></text:p>
          <text:p text:style-name="Preformatted_20_Text"><text:soft-page-break/>$ history &gt; history</text:p>
        </text:section>
      </text:section>
      <text:h text:style-name="P37" text:outline-level="2"><text:bookmark-start text:name="__RefHeading___Toc28958_3414636834"/><text:span text:style-name="Strong_20_Emphasis"><text:span text:style-name="T32"> <text:s/></text:span></text:span>.bashrc<text:bookmark-end text:name="__RefHeading___Toc28958_3414636834"/></text:h>
      <text:p text:style-name="Text_20_body">Den skjulte filen <text:span text:style-name="Strong_20_Emphasis">.bashrc</text:span> ligger i brukerens hjemmemappe og inneholder default-innstillinger, path, systemvariabler, aliaser osv for den aktuelle brukeren.</text:p>
      <text:p text:style-name="Text_20_body">I <text:span text:style-name="Strong_20_Emphasis">.bashrc </text:span>kan du legge innstillinger som bare skal gjelde for deg. Dersom innstillingene skal gjelde for alle brukere, oppretter du i stedet en fil m<text:span text:style-name="T43">e</text:span>d et passende navn, og legger denne i mappen <text:span text:style-name="Strong_20_Emphasis">/etc/profile.d/  </text:span>(krever rot-tilgang).</text:p>
      <text:p text:style-name="Text_20_body">Her er et par eksempler på hva du kan legge i din egen <text:span text:style-name="Strong_20_Emphasis">.bashrc</text:span></text:p>
      <text:p text:style-name="Text_20_body"><text:span text:style-name="Strong_20_Emphasis">alias upgrade='sudo apt update &amp;&amp; sudo apt full-upgrade'     </text:span>  (for debian-baserte distroer)</text:p>
      <text:p text:style-name="Text_20_body"><text:span text:style-name="Strong_20_Emphasis">PATH=$PATH:/home/terje/programmer</text:span>  (legger til mappen programmer i søke-stien for kjørbare programmer)</text:p>
      <text:p text:style-name="Text_20_body"><text:span text:style-name="Strong_20_Emphasis">HISTSIZE=2000</text:span>   (antal<text:span text:style-name="T44">l</text:span> kommandoer som skal lagres i hist - filen - endret fra default 1000)</text:p>
      <text:h text:style-name="P38" text:outline-level="2"><text:bookmark-start text:name="__RefHeading___Toc28960_3414636834"/><text:span text:style-name="Strong_20_Emphasis"><text:span text:style-name="T32"> <text:s/></text:span></text:span>Tmux og Screen<text:bookmark-end text:name="__RefHeading___Toc28960_3414636834"/></text:h>
      <text:h text:style-name="Heading_20_3" text:outline-level="3"><text:bookmark-start text:name="__RefHeading___Toc28962_3414636834"/>tmux<text:bookmark-end text:name="__RefHeading___Toc28962_3414636834"/></text:h>
      <text:p text:style-name="Text_20_body">Programmet tmux er glimrende hvis du trenger å ha flere terminalvinduer samtidig på en maskin uten grafisk grensesnitt. Det er også genialt hvis du f.eks. logger deg inn på en server med ssh, må avbryte og logge deg ut, men vil fortsette senere - uten å miste det du holdt på med.<text:line-break/><text:line-break/>Start tmux med denne kommandoen:</text:p>
      <text:p text:style-name="Preformatted_20_Text"><text:span text:style-name="Strong_20_Emphasis">$ tmux</text:span></text:p>
      <text:p text:style-name="Text_20_body"><text:line-break/>Etter en velkomstbeskjed (klikk enter for å bli kvitt den) er du klar til å lage flere vinduer. Screen bruker <text:span text:style-name="Strong_20_Emphasis">&lt;ctrl&gt;+b</text:span> som kommandotast og her er de viktigste kommandoene:</text:p>
      <text:p text:style-name="Preformatted_20_Text"><text:span text:style-name="Strong_20_Emphasis">$ &lt;ctrl&gt;+b+c = Lag nytt vindu (c = create)</text:span></text:p>
      <text:p text:style-name="Preformatted_20_Text"><text:span text:style-name="Strong_20_Emphasis">$ &lt;ctrl&gt;+b+n = gå til neste vindu (n = next)</text:span></text:p>
      <text:p text:style-name="Preformatted_20_Text"><text:span text:style-name="Strong_20_Emphasis">$ &lt;ctrl&gt;+b+x = slett vinduet du er i, når det siste er slettet, avsluttes tmux</text:span></text:p>
      <text:p text:style-name="Text_20_body"><text:soft-page-break/>Men her er den beste:</text:p>
      <text:p text:style-name="Preformatted_20_Text"><text:span text:style-name="Strong_20_Emphasis">$ &lt;ctrl&gt;+b+d = frigjør vinduene (d = detatch)</text:span></text:p>
      <text:p text:style-name="Text_20_body">Nå kan du logge ut fra serveren og komme tilbake dagen etter og logge deg inn, og så starter du tmux med denne kommandoen:</text:p>
      <text:p text:style-name="Preformatted_20_Text"><text:span text:style-name="Strong_20_Emphasis">$ tmux a</text:span></text:p>
      <text:p text:style-name="Text_20_body">(a for attach)</text:p>
      <text:p text:style-name="Text_20_body">Og så kan du fortsette å jobbe der du slapp dagen før.  Hvis du har flere gamle sesjoner kjørende, kan du taste:</text:p>
      <text:p text:style-name="Preformatted_20_Text"><text:span text:style-name="Strong_20_Emphasis">$tmux a -t &lt;nummer&gt;</text:span> </text:p>
      <text:p text:style-name="Text_20_body">for å gjenopprette den sesjonen du vil gå inn i. Sesjonene nummereres med et løpenummer fra 0 og oppover.</text:p>
      <text:p text:style-name="Text_20_body"><text:line-break/><text:span text:style-name="T10">Dersom du ikke kan installere tmux, kan du antagelig installere screen, som er forløperen til, og fungerer som en enklere utgave av tmux</text:span></text:p>
      <text:h text:style-name="P77" text:outline-level="3"><text:bookmark-start text:name="__RefHeading___Toc28964_3414636834"/>screen<text:bookmark-end text:name="__RefHeading___Toc28964_3414636834"/></text:h>
      <text:p text:style-name="P16">Programmet screen er alternativet til tmux når du trenger flere terminalvinduer samtidig på en maskin uten grafisk grensesnitt. <text:line-break/><text:line-break/>Start screen med denne kommandoen:</text:p>
      <text:p text:style-name="P84">$ screen</text:p>
      <text:p text:style-name="P16"><text:line-break/>Etter en velkomstbeskjed (klikk enter for å bli kvitt den) er du klar til å lage flere vinduer. Screen bruker <text:span text:style-name="Strong_20_Emphasis">&lt;ctrl&gt;+a</text:span> som kommandotast og her er de viktigste kommandoene:<text:line-break/><text:line-break/><text:span text:style-name="T10">$ &lt;ctrl&gt;+a+c</text:span> = Lag nytt vindu (c = create)<text:line-break/><text:span text:style-name="T10">$ &lt;ctrl&gt;+a+n</text:span> = gå til neste vindu (n = next)<text:line-break/><text:span text:style-name="T10">$ &lt;ctrl&gt;+a+a</text:span> = gå frem og tilbake mellom to vinduer (a = alternate)<text:line-break/><text:span text:style-name="T10">$ &lt;ctrl&gt;+a+k</text:span> = slett vinduet du er i (k = kill)<text:line-break/><text:span text:style-name="T10">$ &lt;ctrl&gt;+a+d</text:span> = frigjør vinduene (d = detatch)<text:line-break/><text:soft-page-break/><text:line-break/>Nå kan du logge ut fra serveren og komme tilbake dagen etter og logge deg inn, og så starter du screen med denne kommandoen:</text:p>
      <text:p text:style-name="P85">$ screen -r </text:p>
      <text:p text:style-name="P16">(r = resume)<text:line-break/><text:line-break/>Og så kan du fortsette å jobbe der du slapp dagen før. Har du åpnet flere screen-sesjoner, får du en liste over dem, og må angi en id for å komme til den sesjonen du vil jobbe i.<text:line-break/><text:line-break/>Hvis du har flere gamle sesjoner kjørende, vil du få beskjed om det og blir bedt og å taste inn PID-nummeret (Prosess ID) til den sesjonen du ønsker å fortsette i (PID-nummerne til de aktuelle sesjonene vises på skjermen).<text:line-break/><text:line-break/>Hvis du starter screen uten -r, startes en ny sesjon som legges til evt. eksisterende sesjoner.</text:p>
      <text:h text:style-name="P39" text:outline-level="2"><text:bookmark-start text:name="__RefHeading___Toc28966_3414636834"/><text:span text:style-name="Strong_20_Emphasis"><text:span text:style-name="T32"> <text:s/></text:span></text:span><text:span text:style-name="T45">I</text:span>ntroduksjon til tekstbehandling med Vim<text:bookmark-end text:name="__RefHeading___Toc28966_3414636834"/></text:h>
      <text:p text:style-name="Text_20_body">Vim står for VI Improved, og er som navnet antyder en forbedret utgave av den klassiske tekstbehandleren VI (uttales vi-ai). Det finnes flere tekstbehandlere som fungerer uten grafisk brukergrensesnitt - f.eks. Emacs, Nano og Joe - men Vim er mye brukt, ofte installert og ikke helt intuitiv i bruk, derfor kan det være på plass med en kort brukerveiledning til den.</text:p>
      <text:h text:style-name="Heading_20_3" text:outline-level="3"><text:bookmark-start text:name="__RefHeading___Toc28968_3414636834"/>Behovet for en tekstbasert tekstbehandler<text:bookmark-end text:name="__RefHeading___Toc28968_3414636834"/></text:h>
      <text:p text:style-name="Text_20_body">Det heter seg at "alt i Linux er tekstfiler", og f.eks. er de aller fleste konfigurasjonsfiler tekstbaserte. Når du skal redigere en tekstfil på en server, f.eks. via SSH, eller direkte på en server med en tekstbasert terminal, er Vim (eller en annen tekstbasert tekstbehandler) ofte svaret. Har man tilgang til et grafisk brukergrensesnitt vil nok mange velge f.eks. gedit, kate, geany, bluefish eller en annen grafisk editor, men det finnes også en gui-basert versjon av Vim -gVim, hvis man skulle ønske det.</text:p>
      <text:h text:style-name="Heading_20_3" text:outline-level="3"><text:bookmark-start text:name="__RefHeading___Toc28970_3414636834"/>Vims særegenheter<text:bookmark-end text:name="__RefHeading___Toc28970_3414636834"/></text:h>
      <text:p text:style-name="Text_20_body">Noe av det som forvirrer mest ved første møte med Vim er at programmet har to ulike modus - kommandomodus og redigeringsmodus. Når du starter Vim, starter programmet i kommandomodus. Slik åpner du en tekstfil for redigering med Vim:</text:p>
      <text:p text:style-name="Preformatted_20_Text">$ vim tekstfil.txt</text:p>
      <text:p text:style-name="P11"/>
      <text:p text:style-name="Text_20_body"><text:soft-page-break/>Dersom filen ikke finnes fra før vil Vim opprette en tom fil med filnavnet du tastet inn.</text:p>
      <text:p text:style-name="P11">Gå til redigeringsmodus</text:p>
      <text:p text:style-name="Text_20_body">For å gå over i redigeringsmodus, slik at du kan begynne å skrive eller redigere, taster du bokstaven <text:span text:style-name="T10">i</text:span> (for <text:span text:style-name="T13">insert</text:span>) eller bokstaven <text:span text:style-name="T10">a</text:span> (for <text:span text:style-name="T13">append</text:span>). Flytt gjerne markøren med piltastene til linjen du vil redigere før du taster <text:span text:style-name="T10">i</text:span> eller <text:span text:style-name="T10">a</text:span>.</text:p>
      <text:p text:style-name="Text_20_body">Du kan slette tegn på vanlig måte med tastene <text:span text:style-name="Strong_20_Emphasis">&lt;Del&gt;</text:span> eller <text:span text:style-name="Strong_20_Emphasis">&lt;BackSpace&gt;</text:span>.</text:p>
      <text:p text:style-name="P11">Gå til kommandomodus</text:p>
      <text:p text:style-name="Text_20_body">Når du har redigert ferdig, må du gå over i kommandomodus igjen for å lagre og avslutte Vim. Dette gjøre du ved å taste <text:span text:style-name="Strong_20_Emphasis">&lt;escape&gt;</text:span>.</text:p>
      <text:p text:style-name="P11">Lagre og avslutt</text:p>
      <text:p text:style-name="Text_20_body">Når du er i kommandomodus, kan du gi Vim diverse kommandoer. Alle kommandoer begynner med tegnet kolon <text:span text:style-name="T10">:</text:span> etterfulgt av kommandoen, f.eks. slik:</text:p>
      <text:p text:style-name="Text_20_body"><text:span text:style-name="Strong_20_Emphasis">:w</text:span> (write) - lagrer filen, uten å lukke filen eller avslutte Vim</text:p>
      <text:p text:style-name="Text_20_body"><text:span text:style-name="Strong_20_Emphasis">:x</text:span> (exit) - lagrer filen, lukker den og avslutter Vim.</text:p>
      <text:p text:style-name="Text_20_body"><text:span text:style-name="Strong_20_Emphasis">:q</text:span> (quit) - avslutter Vim uten å lagre filen, dersom du ikke har gjort endringer)</text:p>
      <text:p text:style-name="Text_20_body"><text:span text:style-name="Strong_20_Emphasis">:q!</text:span> (quit anyway) - avslutter Vim uten å lagre filen, selv om du har gjort endringer.</text:p>
      <text:p text:style-name="P11">Andre nyttige kommandoer og funksjoner</text:p>
      <text:p text:style-name="Text_20_body"><text:span text:style-name="Strong_20_Emphasis">Linjenummerering</text:span></text:p>
      <text:p text:style-name="Text_20_body">Du kan slå av og på linjenummerering med disse kommandoene:</text:p>
      <text:p text:style-name="Text_20_body"><text:span text:style-name="Strong_20_Emphasis">:set number</text:span></text:p>
      <text:p text:style-name="Text_20_body"><text:span text:style-name="Strong_20_Emphasis">:set nonumber</text:span></text:p>
      <text:p text:style-name="Text_20_body">Gå til en linje i et åpent dokument med kommandoen <text:span text:style-name="Strong_20_Emphasis">:n</text:span> - hvor n er linjenummeret, f.eks vil :234 flytte markøren til linje 234</text:p>
      <text:p text:style-name="Text_20_body">Du kan åpne et dokument og gå direkte til en linje i dokumentet ved å skrive + og linjenummeret etter filnavnet når du åpner filen, f.eks slik:</text:p>
      <text:p text:style-name="Preformatted_20_Text"><text:span text:style-name="Strong_20_Emphasis">vim main.cfg +367</text:span></text:p>
      <text:p text:style-name="Text_20_body"><text:span text:style-name="Strong_20_Emphasis"><text:span text:style-name="T13">Angre</text:span></text:span></text:p>
      <text:p text:style-name="Text_20_body"><text:span text:style-name="T10">u </text:span>- angrer siste endring (kan repeteres)</text:p>
      <text:p text:style-name="Text_20_body"><text:soft-page-break/><text:span text:style-name="Strong_20_Emphasis"><text:span text:style-name="T13">Søke etter tekst</text:span></text:span></text:p>
      <text:p text:style-name="Text_20_body"><text:span text:style-name="Strong_20_Emphasis">/</text:span> (søk) - skriv søkeord rett etter /, f.eks. slik:</text:p>
      <text:p text:style-name="Text_20_body"><text:span text:style-name="T10">/test</text:span> - søker etter første forekomst av ordet test.</text:p>
      <text:p text:style-name="Text_20_body"><text:span text:style-name="T10">n</text:span> (next) - søker etter neste forekomst av ordet test.</text:p>
      <text:p text:style-name="Text_20_body">Vil du gjøre "case insensitive" søk, dvs. ikke skille mellom stor og små bokstaver, gjør du dette ved å sette vim til å være case insensitive før du søker,  slik:</text:p>
      <text:p text:style-name="Text_20_body"><text:span text:style-name="Strong_20_Emphasis">:set ic  </text:span>(ic står for: ignore case) </text:p>
      <text:p text:style-name="Text_20_body">Etter søket kan du sette Vim tilbake til case sensitive modus slik:</text:p>
      <text:p text:style-name="Text_20_body"><text:span text:style-name="Strong_20_Emphasis">:set noic</text:span></text:p>
      <text:p text:style-name="Text_20_body"><text:span text:style-name="Strong_20_Emphasis"><text:span text:style-name="T13">Søk og erstatt</text:span></text:span></text:p>
      <text:p text:style-name="Text_20_body"><text:span text:style-name="T10">:%s/ord1/ord2 </text:span><text:span text:style-name="T13">- </text:span>erstatter første forekomst av ord1 med ord2 (søker i hele teksten)</text:p>
      <text:p text:style-name="Text_20_body"><text:span text:style-name="Strong_20_Emphasis">:%s/ord1/ord2/g</text:span> - erstatter alle forekomster av ord1 med ord2 ( i hele teksten)</text:p>
      <text:p text:style-name="Text_20_body"><text:span text:style-name="Strong_20_Emphasis">:%s/ord1/ord2/gc</text:span> - erstatter alle forekomster av ord1 med ord2 og ber om bekreftelse for hver erstatning (i hele teksten)</text:p>
      <text:p text:style-name="Text_20_body"><text:span text:style-name="Strong_20_Emphasis">:%s/ord1/ord2/i</text:span> - erstatter første forekomst av ord1 med ord2 uten å skille mellom store og små bokstaver (i hele teksten)</text:p>
      <text:p text:style-name="Text_20_body"><text:span text:style-name="Strong_20_Emphasis">:%s/ord1/ord2/I</text:span> - erstatter første forekomst av ord1 med ord2 og skiller mellom store og små bokstaver (i hele teksten) - dette er også default innstilling, men kan brukes etter å ha gjort om default til <text:span text:style-name="Emphasis">case insensitive </text:span>med kommandoen <text:span text:style-name="Strong_20_Emphasis">:set ignorecase</text:span></text:p>
      <text:p text:style-name="P17"><text:span text:style-name="Strong_20_Emphasis"><text:span text:style-name="T13">Slette tekst</text:span></text:span></text:p>
      <text:p text:style-name="Text_20_body"><text:span text:style-name="T10">dw</text:span> - sletter ett ord</text:p>
      <text:p text:style-name="Text_20_body"><text:span text:style-name="T10">dd</text:span> - sletter en hel linje</text:p>
      <text:p text:style-name="Text_20_body"><text:span text:style-name="Strong_20_Emphasis"><text:span text:style-name="T13">Kopiere og lime inn tekst</text:span></text:span></text:p>
      <text:p text:style-name="Text_20_body"><text:span text:style-name="Strong_20_Emphasis">yy</text:span> - kopierer en linje til minnet</text:p>
      <text:p text:style-name="Text_20_body"><text:span text:style-name="T10">yn</text:span> - kopierer n+1 linjer tekst til minnet</text:p>
      <text:p text:style-name="Text_20_body"><text:span text:style-name="T10">p</text:span> - limer inn kopiert tekst</text:p>
      <text:p text:style-name="Text_20_body"><text:span text:style-name="Strong_20_Emphasis">Åpne flere filer i hvert sitt vindu (splittet skjerm)</text:span></text:p>
      <text:p text:style-name="Text_20_body">Du kan åpne flere filer samtidig, og la Vim plasserer dem i hvert sitt vindu, enten horisontalt eller vertikalt, med disse kommandoene:</text:p>
      <text:p text:style-name="Preformatted_20_Text"><text:soft-page-break/><text:span text:style-name="Strong_20_Emphasis">vim -o fil1.txt fil2.txt fil3.txt</text:span> (splitter skjermen i tre horisontale vinduer)</text:p>
      <text:p text:style-name="Preformatted_20_Text"><text:span text:style-name="Strong_20_Emphasis">vim -O fil1.txt fil2.txt fil3.txt</text:span> (splitter skjermen i tre vertikale vinduer)</text:p>
      <text:p text:style-name="Text_20_body">Du kan så redigere teksten i hvert vindu, f.eks. lagre og avslutte vinduet med <text:span text:style-name="Strong_20_Emphasis">:x, </text:span>og bla til neste vindu med kommandoene: <text:span text:style-name="Strong_20_Emphasis">&lt;ctrl+w&gt;+pil ned</text:span> eller <text:span text:style-name="Strong_20_Emphasis">&lt;ctrl+w&gt;+pil opp </text:span>- eller ved vertikal deling, med <text:span text:style-name="Strong_20_Emphasis">&lt;ctrl+w&gt;+pil venstre </text:span>eller <text:span text:style-name="Strong_20_Emphasis">&lt;ctrl+w&gt;+pil høyre. &lt;ctrl&gt;+w+w </text:span>skifter frem og tilbake mellom to vinduer<text:span text:style-name="Strong_20_Emphasis">.</text:span></text:p>
      <text:p text:style-name="Text_20_body"><text:span text:style-name="Strong_20_Emphasis">Splitte et vindu i to deler</text:span></text:p>
      <text:p text:style-name="Text_20_body">Du kan splitte et vindu horisontalt med kommandoen <text:span text:style-name="Strong_20_Emphasis">:split</text:span>, og vertikalt med kommandoen  <text:span text:style-name="Strong_20_Emphasis">:vsplit </text:span></text:p>
      <text:p text:style-name="Text_20_body">Tast<text:span text:style-name="Strong_20_Emphasis"> &lt;ctrl&gt;+w+w </text:span>for å flytte markøren fra det ene vinduet til det andre.</text:p>
      <text:p text:style-name="Text_20_body">Det nye vinduet vil inneholde det samme dokumentet som det gamle. Du kan redigere et nytt dokument i det nye (eller gamle) vinduet med kommandoen <text:span text:style-name="Strong_20_Emphasis">:edit &lt;filnavn&gt; </text:span></text:p>
      <text:p text:style-name="Text_20_body"><text:span text:style-name="Strong_20_Emphasis">Vise forskjellene mellom to filer med vimdiff</text:span></text:p>
      <text:p text:style-name="Text_20_body">Programmet <text:span text:style-name="Strong_20_Emphasis">vimdiff</text:span> lar deg sammenligne innholdet i to eller flere filer. Filene åpnes i vertikalt splitede vinduer, og ulikhetene markeres med fargekoder. Skriv filnavnene til filene du vil sammenligne som parametre tli vimdiff, slik:</text:p>
      <text:p text:style-name="Preformatted_20_Text"><text:span text:style-name="Strong_20_Emphasis">vimdiff &lt;fil1&gt; &lt;fil2&gt; &lt;fil3&gt;</text:span></text:p>
      <text:p text:style-name="Text_20_body">Filene kan redigeres på vanlig måte</text:p>
      <text:p text:style-name="Text_20_body"><text:span text:style-name="Strong_20_Emphasis">Åpne flere filer i hver sin fane</text:span></text:p>
      <text:p text:style-name="Text_20_body">Du kan<text:span text:style-name="Strong_20_Emphasis"> </text:span>åpne filer i faner i stedet for i egne vinduer. <text:span text:style-name="Strong_20_Emphasis"> </text:span>Dersom du redigerer en tekst og vil åpne en ny fil i en egen fane, kan du bruke denne kommandoen:<text:span text:style-name="Strong_20_Emphasis"> :tabe myfile.txt. </text:span>Du kan bla mellom fanene med kommandoene: <text:span text:style-name="Strong_20_Emphasis">&lt;ctrl +pgup&gt;</text:span> og <text:span text:style-name="Strong_20_Emphasis">&lt;ctrl+pgdn&gt;</text:span></text:p>
      <text:p text:style-name="Text_20_body">Du kan åpne flere filer direkte i faner ved å laste dem inn med flagget: -p, slik</text:p>
      <text:p text:style-name="Preformatted_20_Text"><text:span text:style-name="Strong_20_Emphasis">vim -p first.txt second.txt</text:span></text:p>
      <text:p text:style-name="Text_20_body">Her er noen flere kommandoer relatert til faner:</text:p>
      <text:p text:style-name="Preformatted_20_Text"><text:span text:style-name="Strong_20_Emphasis">:tabedit</text:span> <text:span text:style-name="Strong_20_Emphasis">{filnavn}</text:span> <text:s text:c="2"/>åpner en fil e en ny fane</text:p>
      <text:p text:style-name="Preformatted_20_Text"><text:span text:style-name="Strong_20_Emphasis">:tabfind {filnavn}</text:span> <text:s text:c="2"/>søker etter filnavn (bruk tab) og åpner filen i ny fane</text:p>
      <text:p text:style-name="Preformatted_20_Text"><text:span text:style-name="Strong_20_Emphasis">:tabclose</text:span> <text:s text:c="11"/>lukker gjeldende fane</text:p>
      <text:p text:style-name="Preformatted_20_Text"><text:soft-page-break/><text:span text:style-name="Strong_20_Emphasis">:tabclose {i}</text:span> <text:s text:c="7"/>lukker fane nummer i</text:p>
      <text:p text:style-name="Preformatted_20_Text"><text:span text:style-name="Strong_20_Emphasis">:tabonly</text:span> <text:s text:c="12"/>lukker alle andre faner enn den gjeldende</text:p>
      <text:h text:style-name="Heading_20_4" text:outline-level="4"><text:bookmark-start text:name="__RefHeading___Toc28972_3414636834"/>Vims config-fil:    .vimrc<text:bookmark-end text:name="__RefHeading___Toc28972_3414636834"/></text:h>
      <text:p text:style-name="Text_20_body">Du kan opprette en config-fil for vim i hjemmemappen din. Kall filen <text:span text:style-name="Strong_20_Emphasis">.vimrc</text:span>  (punktumet angir at det er en skjult fil). I denne filen kan du angi default-verdier for oppstart av vim, feks:</text:p>
      <text:p text:style-name="Text_20_body">set number<text:line-break/>colorscheme darkblue</text:p>
      <text:h text:style-name="P73" text:outline-level="2"><text:bookmark-start text:name="__RefHeading___Toc28974_3414636834"/>Eksterne ressurser:<text:bookmark-end text:name="__RefHeading___Toc28974_3414636834"/></text:h>
      <text:list xml:id="list4280182167" text:style-name="L11">
        <text:list-item>
          <text:p text:style-name="P181"><text:a xlink:type="simple" xlink:href="http://www.vim.org/" office:target-frame-name="_blank" xlink:show="new" text:style-name="Internet_20_link" text:visited-style-name="Visited_20_Internet_20_Link"><text:span text:style-name="Strong_20_Emphasis">http://www.vim.org</text:span></text:a><text:span text:style-name="Strong_20_Emphasis"> - Vims offisielle hjemmeside</text:span>, med dokumentasjon, nedlasting etc, </text:p>
        </text:list-item>
        <text:list-item>
          <text:p text:style-name="P181"><text:a xlink:type="simple" xlink:href="http://vim.wikia.com/" office:target-frame-name="_blank" xlink:show="new" text:style-name="Internet_20_link" text:visited-style-name="Visited_20_Internet_20_Link"><text:span text:style-name="Strong_20_Emphasis">http://vim.wikia.com/</text:span></text:a><text:span text:style-name="Strong_20_Emphasis"> - Vim Tips og triks</text:span> </text:p>
        </text:list-item>
        <text:list-item>
          <text:p text:style-name="P139"><text:a xlink:type="simple" xlink:href="http://vimdoc.sourceforge.net/" office:target-frame-name="_blank" xlink:show="new" text:style-name="Internet_20_link" text:visited-style-name="Visited_20_Internet_20_Link"><text:span text:style-name="Strong_20_Emphasis">http://vimdoc.sourceforge.net/</text:span></text:a><text:span text:style-name="Strong_20_Emphasis"> - Vim dokumentasjon</text:span> </text:p>
        </text:list-item>
      </text:list>
      <text:p text:style-name="P21"/>
      <text:h text:style-name="P112" text:outline-level="1"><text:bookmark-start text:name="__RefHeading___Toc28976_3414636834"/><text:span text:style-name="T47">Kapittel</text:span> 2 <text:line-break/>Filsystemer, mapper og filer<text:bookmark-end text:name="__RefHeading___Toc28976_3414636834"/></text:h>
      <text:h text:style-name="P40" text:outline-level="2"><text:bookmark-start text:name="__RefHeading___Toc28978_3414636834"/><text:bookmark text:name="yui_3_17_2_1_1607678205240_21"/><text:bookmark text:name="yui_3_17_2_1_1607678205240_20"/><text:span text:style-name="Strong_20_Emphasis"><text:span text:style-name="T32"> <text:s/></text:span></text:span>Linux Filsystem og Systemfiler<text:bookmark-end text:name="__RefHeading___Toc28978_3414636834"/></text:h>
      <text:p text:style-name="P18"> <draw:frame draw:style-name="fr1" draw:name="Bilde2" text:anchor-type="char" svg:width="12.261cm" svg:height="9.941cm" draw:z-index="1"><draw:image xlink:href="Pictures/1000020100000280000002078ED34EBC2B7F1D0F.png" xlink:type="simple" xlink:show="embed" xlink:actuate="onLoad" draw:mime-type="image/png"/></draw:frame></text:p>
      <text:p text:style-name="P19">Bildet over viser standard-mapper i en vanlig Linux-installasjon. Øverste nivå kalles gjerne <text:span text:style-name="T10">rot-nivå</text:span> og angis med:<text:line-break/><text:line-break/><text:span text:style-name="T11">/</text:span></text:p>
      <text:p text:style-name="P19"><text:soft-page-break/><text:span text:style-name="T10"><text:line-break/>Brukernes hjemmemapper </text:span>lagres i mappen <text:span text:style-name="T10"><text:line-break/><text:line-break/>/home<text:line-break/></text:span><text:line-break/>Feks: /home/petter (Denne mappen tilsvarer mer eller mindre "Mine Dokumenter" i Windows)<text:line-break/><text:line-break/><text:span text:style-name="T10">Systemets konfigureringsfiler</text:span> ligger lagret i mappen:<text:line-break/><text:line-break/><text:span text:style-name="T10">/etc<text:line-break/><text:line-break/>Systemets programmer </text:span>ligger lagret i mappen:<text:line-break/><text:line-break/><text:span text:style-name="T10">/bin</text:span><text:line-break/><text:line-break/><text:span text:style-name="T10">Midlertidige filer </text:span>ligger lagret i mappen:<text:line-break/><text:line-break/><text:span text:style-name="T10">/tmp</text:span><text:line-break/><text:line-break/><text:span text:style-name="T10">Filer som kan brukes av flere brukere</text:span> ligger i mappen:<text:line-break/><text:line-break/><text:span text:style-name="T10">/usr</text:span><text:line-break/><text:line-break/>Feks. /usr/share/wallpapers (mappe med bakgrunnsbilder til skrivebordet)<text:line-break/><text:line-break/><text:span text:style-name="T10">Flyttbare media,</text:span> som CD-rom, DVD, USB, Ipod osv finner man i mappen:<text:line-break/><text:line-break/><text:span text:style-name="T10">/media</text:span><text:line-break/><text:line-break/>Når Linux-kjernen lastes ved oppstart, lages det et filsystem i mappen:<text:line-break/><text:line-break/><text:span text:style-name="T10">/proc</text:span><text:line-break/><text:line-break/>I denne mappen lagres innstillinger og parametre som brukes av kjernen. Man kan lese og endre disse parametrene ved å lese eller skrive til filer i undermappen:<text:line-break/><text:line-break/><text:span text:style-name="T10">/proc/sys</text:span> <text:line-break/><text:line-break/>For eksempel ligger det en fil i mappen <text:span text:style-name="T10">/proc/sys/wm</text:span> som heter <text:span text:style-name="T10">swappiness</text:span>. Denne filen inneholder et parameter for hvor ofte kjernen skal skrive til swap-filen - mellom 0 (sjeldnest) og 100 (oftest). Du kan lese gjeldende innstilling ved å lese filen:<text:line-break/><text:line-break/><text:soft-page-break/><text:span text:style-name="T10">$ cat /proc/sys/vm/swappiness</text:span><text:line-break/>$ 60<text:line-break/><text:line-break/>og du kan endre innstillingen ved å skrive til filen:<text:line-break/><text:line-break/><text:span text:style-name="T10">$ sudo echo "30" &gt; /proc/sys/vm/swappiness</text:span><text:line-break/><text:line-break/>Dette setter paramet<text:span text:style-name="T46">e</text:span>ret til 30, som gjør at kjernen skriver sjeldnere til swap-området. Merk at endringen ikke beholdes ved restart av kjernen </text:p>
      <text:h text:style-name="P40" text:outline-level="2"><text:bookmark-start text:name="__RefHeading___Toc28980_3414636834"/><text:span text:style-name="Strong_20_Emphasis"><text:span text:style-name="T32"> <text:s/></text:span></text:span>ls - list innholdet i en mappe<text:bookmark-end text:name="__RefHeading___Toc28980_3414636834"/></text:h>
      <text:p text:style-name="Text_20_body"><text:span text:style-name="T13">ls </text:span>er antagelig den kommandoen du vil bruke mest. ls er en forkortelse for <text:span text:style-name="T13">list</text:span> og kommandoen lister opp filer og undermapper i den mappen du befinner deg i - dvs i din <text:span text:style-name="T13">working directory</text:span> (kommandoen <text:span text:style-name="T14">pwd</text:span> viser deg hvilken mappe dette er). <text:line-break/><text:line-break/>ls kan brukes med ett eller flere av følgende parametre. (Merk at man alltid skriver en bindestrek før parametrene):</text:p>
      <table:table table:name="Tabell1" table:style-name="Tabell1">
        <table:table-column table:style-name="Tabell1.A"/>
        <table:table-column table:style-name="Tabell1.B"/>
        <table:table-row table:style-name="TableLine93955949507680">
          <table:table-cell table:style-name="Tabell1.A1" office:value-type="string">
            <text:p text:style-name="Table_20_Contents">$ ls -l</text:p>
          </table:table-cell>
          <table:table-cell table:style-name="Tabell1.A1" office:value-type="string">
            <text:p text:style-name="Table_20_Contents">Lister filer og undermapper i detaljert (langt) format</text:p>
          </table:table-cell>
        </table:table-row>
        <table:table-row table:style-name="TableLine93955949859968">
          <table:table-cell table:style-name="Tabell1.A1" office:value-type="string">
            <text:p text:style-name="Table_20_Contents">$ ls -lh</text:p>
          </table:table-cell>
          <table:table-cell table:style-name="Tabell1.A1" office:value-type="string">
            <text:p text:style-name="Table_20_Contents">Lister filer og undermapper i detaljert og "human readable format", som f.eks. å viser filstørrelser i Megabytes istedenfor bytes</text:p>
          </table:table-cell>
        </table:table-row>
        <table:table-row table:style-name="TableLine93955949858752">
          <table:table-cell table:style-name="Tabell1.A3" office:value-type="string">
            <text:p text:style-name="Table_20_Contents">$ ls -a</text:p>
          </table:table-cell>
          <table:table-cell table:style-name="Tabell1.A3" office:value-type="string">
            <text:p text:style-name="Table_20_Contents">Lister alle filer, inkludert skjulte filer</text:p>
          </table:table-cell>
        </table:table-row>
        <table:table-row table:style-name="TableLine93955949381056">
          <table:table-cell table:style-name="Tabell1.A3" office:value-type="string">
            <text:p text:style-name="Table_20_Contents">$ ls -t</text:p>
          </table:table-cell>
          <table:table-cell table:style-name="Tabell1.A3" office:value-type="string">
            <text:p text:style-name="Table_20_Contents">Lister filer sortert etter når de sist ble endret</text:p>
          </table:table-cell>
        </table:table-row>
        <table:table-row table:style-name="TableLine93955949383888">
          <table:table-cell table:style-name="Tabell1.A3" office:value-type="string">
            <text:p text:style-name="Table_20_Contents">$ ls -S </text:p>
          </table:table-cell>
          <table:table-cell table:style-name="Tabell1.A3" office:value-type="string">
            <text:p text:style-name="Table_20_Contents">Lister filer sortert etter størrelse</text:p>
          </table:table-cell>
        </table:table-row>
        <table:table-row table:style-name="TableLine93955949394592">
          <table:table-cell table:style-name="Tabell1.A3" office:value-type="string">
            <text:p text:style-name="Table_20_Contents">$ ls -r</text:p>
          </table:table-cell>
          <table:table-cell table:style-name="Tabell1.A3" office:value-type="string">
            <text:p text:style-name="Table_20_Contents">Lister filer sortert i omvendt (reversert) rekkefølge</text:p>
          </table:table-cell>
        </table:table-row>
      </table:table>
      <text:p text:style-name="Standard"/>
      <text:h text:style-name="P41" text:outline-level="2"><text:bookmark-start text:name="__RefHeading___Toc28982_3414636834"/><text:span text:style-name="Strong_20_Emphasis"><text:span text:style-name="T32"> <text:s/></text:span></text:span>stat - list status for filer og filsystem<text:bookmark-end text:name="__RefHeading___Toc28982_3414636834"/></text:h>
      <text:p text:style-name="Text_20_body"><text:span text:style-name="Strong_20_Emphasis">stat</text:span> lister opp informasjon om en eller flere filer eller filsystemer.</text:p>
      <text:p text:style-name="Text_20_body"><text:span text:style-name="Strong_20_Emphasis">OPTIONS</text:span></text:p>
      <text:p text:style-name="Text_20_body"><text:span text:style-name="Strong_20_Emphasis">      -L, --dereference<text:line-break/>      </text:span>        follow links<text:line-break/><text:span text:style-name="Strong_20_Emphasis"><text:line-break/>       -f, --file-system<text:line-break/>      </text:span>        display file system status instead of file status<text:line-break/><text:span text:style-name="Strong_20_Emphasis"><text:line-break/>       -c  --format=FORMAT<text:line-break/>      </text:span>        use the specified FORMAT instead of the default; output a newline after each use of FORMAT<text:line-break/><text:span text:style-name="Strong_20_Emphasis"><text:line-break/>       --printf=FORMAT<text:line-break/></text:span><text:soft-page-break/><text:span text:style-name="Strong_20_Emphasis">      </text:span>        like  --format,  but  interpret  backslash  escapes,  and  do not output a mandatory trailing newline; if you want a newline,<text:line-break/>              include \n in FORMAT<text:line-break/><text:span text:style-name="Strong_20_Emphasis"><text:line-break/>       -t, --terse<text:line-break/>      </text:span>        print the information in terse form</text:p>
      <text:p text:style-name="Text_20_body"><text:span text:style-name="Strong_20_Emphasis">Eksempler:</text:span></text:p>
      <text:p text:style-name="Preformatted_20_Text"><text:span text:style-name="Strong_20_Emphasis">$ stat log.txt</text:span></text:p>
      <text:p text:style-name="Preformatted_20_Text">  File: log.txt</text:p>
      <text:p text:style-name="Preformatted_20_Text">  Size: 114             Blocks: 8          IO Block: 4096   regular file</text:p>
      <text:p text:style-name="Preformatted_20_Text">  Device: 902h/2306d      Inode: 105124502   Links: 1</text:p>
      <text:p text:style-name="Preformatted_20_Text">  Access: (0664/-rw-rw-r--)  Uid: ( 1000/   terje)   Gid: ( 1000/   terje)</text:p>
      <text:p text:style-name="Preformatted_20_Text">  Context: system_u:object_r:user_home_t:s0</text:p>
      <text:p text:style-name="Preformatted_20_Text">  Access: 2020-11-25 02:44:21.568729138 +0100</text:p>
      <text:p text:style-name="Preformatted_20_Text">  Modify: 2020-04-27 16:11:58.000000000 +0200</text:p>
      <text:p text:style-name="Preformatted_20_Text">  Change: 2020-10-03 13:16:17.657501333 +0200</text:p>
      <text:p text:style-name="Preformatted_20_Text">  Birth: -</text:p>
      <text:p text:style-name="Preformatted_20_Text"><text:span text:style-name="Strong_20_Emphasis">$ stat -t log.txt</text:span></text:p>
      <text:p text:style-name="Preformatted_20_Text">log.txt 114 8 81b4 1000 1000 902 105124502 1 0 0 1606268661 1587996718 1601723777 0 4096 system_u:object_r:user_home_t:s0</text:p>
      <text:p text:style-name="Preformatted_20_Text"><text:span text:style-name="Strong_20_Emphasis">$ stat -f log.txt</text:span></text:p>
      <text:p text:style-name="Preformatted_20_Text">  File: "log.txt"</text:p>
      <text:p text:style-name="Preformatted_20_Text">  ID: 9f5d5b62d777948e Namelen: 255     Type: ext2/ext3</text:p>
      <text:p text:style-name="Preformatted_20_Text"><text:s text:c="2"/>Block size: 4096       Fundamental block size: 4096</text:p>
      <text:p text:style-name="Preformatted_20_Text"><text:s text:c="2"/>Blocks: Total: 476160368  Free: 318903772  Available: 294698690</text:p>
      <text:p text:style-name="Preformatted_20_Text"><text:s text:c="2"/>Inodes: Total: 121012224  Free: 119242500 <text:s/></text:p>
      <text:h text:style-name="P42" text:outline-level="2"><text:bookmark-start text:name="__RefHeading___Toc28984_3414636834"/><text:bookmark text:name="yui_3_17_2_1_1607678630066_20"/><text:span text:style-name="Strong_20_Emphasis"><text:span text:style-name="T32"> <text:s/></text:span></text:span>wc - tell antall linjer, ord og tegn i en tekst eller fil<text:bookmark-end text:name="__RefHeading___Toc28984_3414636834"/></text:h>
      <text:section text:style-name="Sect2" text:name="yui_3_17_2_1_1607678630066_26">
        <text:section text:style-name="Sect2" text:name="yui_3_17_2_1_1607678630066_25">
          <text:p text:style-name="Text_20_body"><text:span text:style-name="Strong_20_Emphasis">wc (word count)</text:span> gir oss antall linjer, ord og tegn i en pipe eller en tekstfil.</text:p>
          <text:p text:style-name="Text_20_body"><text:span text:style-name="Strong_20_Emphasis">Parametere</text:span></text:p>
          <text:p text:style-name="Text_20_body"><text:span text:style-name="Strong_20_Emphasis">-l</text:span>   kun antall linjer<text:line-break/><text:span text:style-name="Strong_20_Emphasis">-w</text:span> kun antall ord<text:line-break/><text:span text:style-name="Strong_20_Emphasis">-c</text:span> kun antall tegn</text:p>
          <text:p text:style-name="Text_20_body"><text:span text:style-name="Strong_20_Emphasis">Eksempler på bruk:</text:span></text:p>
          <text:p text:style-name="Preformatted_20_Text"><text:span text:style-name="Strong_20_Emphasis">$ wc war-and-peace.txt </text:span></text:p>
          <text:p text:style-name="Preformatted_20_Text"><text:span text:style-name="Strong_20_Emphasis"> </text:span> 63846  562489 3266164 war-and-peace.txt</text:p>
          <text:p text:style-name="Preformatted_20_Text"><text:soft-page-break/><text:span text:style-name="Strong_20_Emphasis">$ wc -l war-and-peace.txt </text:span></text:p>
          <text:p text:style-name="Preformatted_20_Text"><text:span text:style-name="Strong_20_Emphasis"> </text:span> 63846  war-and-peace.txt</text:p>
          <text:p text:style-name="Preformatted_20_Text"><text:span text:style-name="Strong_20_Emphasis">$ wc -w war-and-peace.txt </text:span></text:p>
          <text:p text:style-name="Preformatted_20_Text"><text:span text:style-name="Strong_20_Emphasis"> </text:span> 562489  war-and-peace.txt</text:p>
          <text:p text:style-name="Preformatted_20_Text"><text:span text:style-name="Strong_20_Emphasis">$ wc -c war-and-peace.txt </text:span></text:p>
          <text:p text:style-name="Preformatted_20_Text"><text:span text:style-name="Strong_20_Emphasis"> </text:span> 3266164 war-and-peace.txt</text:p>
          <text:p text:style-name="Preformatted_20_Text"><text:bookmark text:name="yui_3_17_2_1_1607678630066_24"/><text:span text:style-name="Strong_20_Emphasis">$ echo "Dette er en tekst" | wc -c</text:span></text:p>
          <text:p text:style-name="Preformatted_20_Text">18</text:p>
          <text:p text:style-name="Preformatted_20_Text"><text:span text:style-name="Strong_20_Emphasis">$ echo -n "Dette er en tekst" | wc -c</text:span></text:p>
          <text:p text:style-name="Preformatted_20_Text">17</text:p>
          <text:p text:style-name="Text_20_body"><text:span text:style-name="Strong_20_Emphasis">MERK:</text:span> echo legger til et linjeskift (\n), som kan fjernes med flagget <text:span text:style-name="Strong_20_Emphasis">-n</text:span></text:p>
        </text:section>
      </text:section>
      <text:h text:style-name="P43" text:outline-level="2"><text:bookmark-start text:name="__RefHeading___Toc28986_3414636834"/><text:bookmark text:name="yui_3_17_2_1_1607678693846_20"/><text:span text:style-name="Strong_20_Emphasis"><text:span text:style-name="T32"> <text:s/></text:span></text:span>cd - change directory<text:bookmark-end text:name="__RefHeading___Toc28986_3414636834"/></text:h>
      <text:p text:style-name="Standard">cd (change directory) - Bytter til en annen mappe</text:p>
      <text:p text:style-name="Standard"><text:span text:style-name="T14"><text:line-break/>Bruk: </text:span><text:span text:style-name="T13"><text:line-break/></text:span>cd &lt;sti til ny mappe&gt;. Stien kan være absolutt eller relativ.</text:p>
      <text:p text:style-name="P97"><text:line-break/>Eksempler:</text:p>
      <text:p text:style-name="P83"><text:span text:style-name="T11">$ cd</text:span> <text:span text:style-name="T11">..</text:span> (bytter til mappen som ligger to nivåer opp). <text:line-break/><text:line-break/><text:span text:style-name="T11">$ cd</text:span> (bytter til hjemmemappen din)<text:line-break/><text:line-break/><text:span text:style-name="T11">$cd</text:span> <text:span text:style-name="T11">~/Musikk</text:span> (bytter til mappen Musikk i hjemmemappen din)<text:line-break/><text:line-break/><text:span text:style-name="T11">$ cd</text:span> <text:span text:style-name="T11">-</text:span> (bytter til forrige mappe du <text:span text:style-name="T48">var i</text:span>)<text:line-break/><text:line-break/>$ <text:span text:style-name="T11">cd /</text:span> (bytter til rot-mappen i filsystemet)</text:p>
      <text:h text:style-name="Heading_20_2" text:outline-level="2"><text:bookmark-start text:name="__RefHeading___Toc28988_3414636834"/><text:bookmark text:name="yui_3_17_2_1_1607678852650_27"/><text:bookmark text:name="yui_3_17_2_1_1607678852650_26"/><text:span text:style-name="Strong_20_Emphasis"><text:span text:style-name="T32"> <text:s/></text:span></text:span><text:span text:style-name="Strong_20_Emphasis"><text:span text:style-name="T16">mkdir</text:span></text:span> - Oppretter en ny mappe(make directory)<text:bookmark-end text:name="__RefHeading___Toc28988_3414636834"/></text:h>
      <text:p text:style-name="Text_20_body"><text:bookmark text:name="yui_3_17_2_1_1607678852650_20"/><text:span text:style-name="T10"><text:line-break/>Bruk:</text:span><text:line-break/><text:line-break/>$ mkdir Bilder (Oppretter mappen <text:span text:style-name="T13">Bilder</text:span>)</text:p>
      <text:p text:style-name="Text_20_body">$ mkdir -p mappe1/mappe2/mappe3 (Oppretter mappe3 og også mappe2 og mappe2 hvis de ikke finnes fra før</text:p>
      <text:h text:style-name="Heading_20_2" text:outline-level="2"><text:bookmark-start text:name="__RefHeading___Toc28990_3414636834"/><text:soft-page-break/><text:span text:style-name="Strong_20_Emphasis"><text:span text:style-name="T32"> <text:s/></text:span></text:span><text:span text:style-name="Strong_20_Emphasis"><text:span text:style-name="T16">rmdir</text:span></text:span> - Sletter en tom mappe<text:bookmark-end text:name="__RefHeading___Toc28990_3414636834"/></text:h>
      <text:p text:style-name="Text_20_body"><text:span text:style-name="T10"><text:line-break/>Bruk:</text:span><text:line-break/><text:line-break/>$ rmdir Dokumenter (sletter mappen Dokumenter, men bare hvis mappen er tom)</text:p>
      <text:p text:style-name="Text_20_body">$ rmdir -p mappe1/mappe2/mappe3 (Sletter mappe1 og mappe2 og mappe3 hvis de er tomme</text:p>
      <text:section text:style-name="Sect2" text:name="yui_3_17_2_1_1607878965590_21">
        <text:section text:style-name="Sect2" text:name="yui_3_17_2_1_1607878965590_20">
          <text:h text:style-name="Heading_20_2" text:outline-level="2"><text:bookmark-start text:name="__RefHeading___Toc1793_2263372716"/><text:bookmark text:name="yui_3_17_2_1_1607878965590_25"/><text:bookmark text:name="yui_3_17_2_1_1607878965590_26"/><text:span text:style-name="Strong_20_Emphasis"><text:span text:style-name="T32"> <text:s/></text:span></text:span><text:s/><text:span text:style-name="T50">rm </text:span><text:span text:style-name="T49">(remove) - Sletter en eller flere mapper eller filer</text:span><text:bookmark-end text:name="__RefHeading___Toc1793_2263372716"/></text:h>
          <text:p text:style-name="P22">rm er <text:s/>kommandoen for å slette filer, men kan også slette hele mapper og undermapper. <text:s/></text:p>
          <text:p text:style-name="P20">Eksempler:</text:p>
          <text:p text:style-name="P91"><text:span text:style-name="T11">$ rm fil.txt </text:span>(sletter filen fil.txt)<text:line-break/><text:line-break/><text:span text:style-name="T11">$ rm -i fil.txt</text:span> (spør om du virkelig vil slette filen fil.txt, sletter hvis du bekrefter. -i står for <text:span text:style-name="T13">interactiv</text:span>)<text:line-break/><text:line-break/><text:span text:style-name="T11">$ rm -rf Dokumenter</text:span> (sletter hele mappen Dokumenter, inkludert mappens filer og undermapper, uten flere spørsmål)<text:line-break/><text:line-break/><text:span text:style-name="T11">$ rm -I *.txt</text:span> (sletter alle dokumenter som har navn som slutter med .txt, men ber om bekreftelse etter å ha slettet tre dokumenter. -I er en svakere beskyttelse enn -i, som ber om bekreftelse for hver fil som skal slettes.)</text:p>
        </text:section>
      </text:section>
      <text:h text:style-name="Heading_20_2" text:outline-level="2"><text:bookmark-start text:name="__RefHeading___Toc1795_2263372716"/><text:bookmark text:name="yui_3_17_2_1_1607879159174_25"/><text:bookmark text:name="yui_3_17_2_1_1607879159174_26"/><text:span text:style-name="Strong_20_Emphasis"><text:span text:style-name="T32"> <text:s/></text:span></text:span><text:span text:style-name="Strong_20_Emphasis">cp</text:span> (copy)  - Kopierer filer og mapper <text:bookmark-end text:name="__RefHeading___Toc1795_2263372716"/></text:h>
      <text:p text:style-name="P23"><text:span text:style-name="T14"><text:line-break/>Bruk:</text:span> </text:p>
      <text:p text:style-name="P86">cp &lt;kilde&gt; [&lt;sti&gt;/]&lt;kopi&gt; </text:p>
      <text:p text:style-name="P12"><text:line-break/>Eksempler:</text:p>
      <text:p text:style-name="Preformatted_20_Text">$ cp fil.txt .. <text:s text:c="6"/></text:p>
      <text:p text:style-name="Text_20_body">- kopierer fil.txt til mappen ett nivå opp<text:line-break/></text:p>
      <text:p text:style-name="P87"><text:soft-page-break/>$ cp -r Mp3/ Musikk/ </text:p>
      <text:p text:style-name="Text_20_body">- kopierer mappen Mp3 til mappen Musikk, inkludert alle undermapper og filer i mappen Mp3. -r står for <text:span text:style-name="T13">recursive.</text:span> <text:line-break/><text:line-break/>Merk at -r endrer fil-eierskap til den som utfører kopieringen. For å beholde originale filegenskaper, bruk:</text:p>
      <text:p text:style-name="P92"><text:span text:style-name="T11">$ cp -a</text:span> <text:s text:c="6"/>(som også <text:span text:style-name="T11">kopierer</text:span> rekursivt)</text:p>
      <text:p text:style-name="P98"/>
      <text:p text:style-name="P86">$ cp -u fil.doc /home/petter/dokumenter </text:p>
      <text:p text:style-name="P23">- kopierer filen fil.doc til mappen /home/petter/dokumenter, men bare hvis filen ikke finnes der fra før, eller hvis filen er nyere enn den som finnes der fra før. -u står for <text:span text:style-name="T13">update</text:span></text:p>
      <text:h text:style-name="P45" text:outline-level="2"><text:bookmark-start text:name="__RefHeading___Toc1797_2263372716"/><text:span text:style-name="Strong_20_Emphasis"><text:span text:style-name="T32"> <text:s/></text:span></text:span><text:span text:style-name="Strong_20_Emphasis">mv</text:span> (move) - Flytter eller gir nytt navn til filer eller mapper<text:bookmark-end text:name="__RefHeading___Toc1797_2263372716"/></text:h>
      <text:p text:style-name="P23"><text:span text:style-name="T17">Merk: Linux har ingen egen kommando for å endre navn, men bruker mv til å gjøre denne operasjonen.</text:span><text:span text:style-name="T10"><text:line-break/></text:span></text:p>
      <text:p text:style-name="P12">Bruk:</text:p>
      <text:p text:style-name="P86">$ mv <text:span text:style-name="T13">filnavn</text:span> ..</text:p>
      <text:p text:style-name="P23">- flytter <text:span text:style-name="T13">filnavn</text:span> en mappe opp i filstrukturen</text:p>
      <text:p text:style-name="Preformatted_20_Text">$ mv <text:span text:style-name="T13">gammeltnavn</text:span> <text:span text:style-name="T13">nyttnavn</text:span> </text:p>
      <text:p text:style-name="P23">- <text:span text:style-name="T51">f</text:span>ilen <text:span text:style-name="T13">gammeltnavn </text:span>heter nå <text:span text:style-name="T13">nyttnavn</text:span><text:line-break/></text:p>
      <text:p text:style-name="Preformatted_20_Text"><text:span text:style-name="T11">$ mv </text:span><text:span text:style-name="T15">/home/petter/gammeltnavn /home/petter/video/nyttnavn </text:span></text:p>
      <text:p text:style-name="P23"><text:span text:style-name="T13">- </text:span>flytter og gir nytt navn til filen <text:span text:style-name="T13">gammeltnavn</text:span></text:p>
      <text:p text:style-name="P24"/>
      <text:h text:style-name="P75" text:outline-level="2"><text:bookmark-start text:name="__RefHeading___Toc2857_1939511564"/><text:soft-page-break/><text:span text:style-name="Strong_20_Emphasis"><text:span text:style-name="T33"> <text:s/></text:span></text:span>ln - lag hard eller symbolsk lenke<text:bookmark-end text:name="__RefHeading___Toc2857_1939511564"/></text:h>
      <text:p text:style-name="Text_20_body">Forskjellen mellom en hard og en symbolsk lenke er i korte trekk at en symbolsk lenke peker til en fil, mens en hard lenke peker til filens inode. Når man oppretter en fil, lages det 1 hard lenke til filen. Oppretter man en ny hard lenke er det 2 likeverdige harde lenker til filen. Når den siste harde lenken er slettet, slettes også filens inode (den blir <text:span text:style-name="Emphasis">unlinked</text:span>). Sletter man en fil, vil den symbolske lenken ikke lenger virke, men en hard lenke vil fortsatt virke, siden den peker til filens inode.</text:p>
      <text:p text:style-name="Text_20_body">En hard lenke er en mindre fleksibel løsning enn en symbolsk lenke (se nedenfor), og kan ikke brukes på tvers av filsystemer.</text:p>
      <text:h text:style-name="Heading_20_3" text:outline-level="3"><text:bookmark-start text:name="__RefHeading___Toc2859_1939511564"/><text:span text:style-name="Strong_20_Emphasis">ln</text:span> - Lag en hard lenke (snarvei) til en fil eller mappe.<text:bookmark-end text:name="__RefHeading___Toc2859_1939511564"/></text:h>
      <text:p text:style-name="Text_20_body"><text:span text:style-name="Strong_20_Emphasis">Bruk:</text:span></text:p>
      <text:p text:style-name="Preformatted_20_Text"><text:span text:style-name="Strong_20_Emphasis">$ ln /home/petter/fil.txt /home/petter/Skrivebord/fil.txt</text:span></text:p>
      <text:p text:style-name="Text_20_body">(lager en lenke til filen fil.txt. Lenken ligger i mappen Skrivebord)</text:p>
      <text:h text:style-name="Heading_20_3" text:outline-level="3"><text:bookmark-start text:name="__RefHeading___Toc2861_1939511564"/><text:span text:style-name="Strong_20_Emphasis">ln -s</text:span> - Lag en symbolsk eller soft lenke (snarvei) til en fil eller mappe.<text:bookmark-end text:name="__RefHeading___Toc2861_1939511564"/></text:h>
      <text:p text:style-name="P11"><text:line-break/>Bruk:</text:p>
      <text:p text:style-name="Preformatted_20_Text"><text:span text:style-name="Strong_20_Emphasis">$ ln -s /home/petter/fil.txt /home/petter/Skrivebord/fil.txt</text:span> </text:p>
      <text:p text:style-name="Text_20_body">(lager en symbolsk lenke til filen fil.txt. Lenken ligger i mappen Skrivebord)</text:p>
      <text:p text:style-name="P24"/>
      <text:h text:style-name="P46" text:outline-level="2"><text:bookmark-start text:name="__RefHeading___Toc2863_1939511564"/><text:span text:style-name="Strong_20_Emphasis"><text:span text:style-name="T34"> <text:s/></text:span></text:span><text:span text:style-name="T53">df og du - vis størrelsen til partisjoner og mapper</text:span><text:bookmark-end text:name="__RefHeading___Toc2863_1939511564"/></text:h>
      <text:section text:style-name="Sect2" text:name="yui_3_17_2_1_1614277293207_22">
        <text:section text:style-name="Sect2" text:name="yui_3_17_2_1_1614277293207_21">
          <text:h text:style-name="P80" text:outline-level="3"><text:bookmark-start text:name="__RefHeading___Toc2865_1939511564"/><text:bookmark text:name="yui_3_17_2_1_1614277293207_20"/>df<text:bookmark-end text:name="__RefHeading___Toc2865_1939511564"/></text:h>
          <text:p text:style-name="Text_20_body"><text:span text:style-name="Strong_20_Emphasis">df</text:span> - Viser partisjoner og hvor mye lagringsplass de har, samt hvor mye som er brukt og ledig.<text:line-break/><text:span text:style-name="T14"><text:line-break/>Bruk:</text:span> </text:p>
          <text:p text:style-name="Preformatted_20_Text"><text:span text:style-name="Strong_20_Emphasis">$ df -h</text:span> </text:p>
          <text:p text:style-name="Text_20_body">(viser ledig plass "human readable format", dvs. Gigabytes, Megabytes etc.)</text:p>
          <text:p text:style-name="Preformatted_20_Text"><text:soft-page-break/><text:span text:style-name="Strong_20_Emphasis">$ df -l</text:span> </text:p>
          <text:p text:style-name="Text_20_body">(viser kun ledig plass på lokale filsystemer)</text:p>
          <text:h text:style-name="Heading_20_3" text:outline-level="3"><text:bookmark-start text:name="__RefHeading___Toc2867_1939511564"/>du<text:bookmark-end text:name="__RefHeading___Toc2867_1939511564"/></text:h>
          <text:p text:style-name="Text_20_body"><text:span text:style-name="Strong_20_Emphasis">du </text:span>- Viser hvor mye lagringsplass som blir brukt av den aktuelle mappen og dens undermapper<text:line-break/><text:span text:style-name="Strong_20_Emphasis"><text:span text:style-name="T14"><text:line-break/>Bruk:</text:span></text:span><text:span text:style-name="Strong_20_Emphasis"> </text:span></text:p>
          <text:p text:style-name="Preformatted_20_Text"><text:span text:style-name="Strong_20_Emphasis">$ du -h</text:span> </text:p>
          <text:p text:style-name="Text_20_body">(lister i <text:span text:style-name="T13">"human readable format"</text:span>)</text:p>
          <text:p text:style-name="Preformatted_20_Text"><text:span text:style-name="Strong_20_Emphasis">$ du -s</text:span> </text:p>
          <text:p text:style-name="Text_20_body">(summerer opp for hver mappe)</text:p>
          <text:p text:style-name="Preformatted_20_Text"><text:span text:style-name="Strong_20_Emphasis">$ du -c</text:span> </text:p>
          <text:p text:style-name="Text_20_body">(viser en totalsum)</text:p>
        </text:section>
      </text:section>
      <text:p text:style-name="P24"/>
      <text:h text:style-name="P75" text:outline-level="2"><text:bookmark-start text:name="__RefHeading___Toc2869_1939511564"/><text:bookmark text:name="yui_3_17_2_1_1614277380344_20"/><text:span text:style-name="Strong_20_Emphasis"><text:span text:style-name="T34"> <text:s/></text:span></text:span><text:span text:style-name="T26">find - søk etter filer og mapper</text:span><text:bookmark-end text:name="__RefHeading___Toc2869_1939511564"/></text:h>
      <text:section text:style-name="Sect2" text:name="yui_3_17_2_1_1614277380344_26">
        <text:section text:style-name="Sect2" text:name="yui_3_17_2_1_1614277380344_25">
          <text:p text:style-name="Text_20_body"><text:span text:style-name="Strong_20_Emphasis">find</text:span> er et kraftig verktøy for å søke etter mapper og filer. I motsetning til locate (mlocate eller slocate på noen systemer) bruker ikke find en indeksert database, men søker gjenom filsystemet i sanntid. Dette kan ta litt tid, men til gjengjeld har find flere muligheter til bl.a. å endre filene det søkes etter.</text:p>
          <text:p text:style-name="Preformatted_20_Text">Syntaks:  <text:span text:style-name="Strong_20_Emphasis">find</text:span> [-H] [-L] [-P] [-D] [-O]</text:p>
          <text:p text:style-name="Preformatted_20_Text">               [bane] </text:p>
          <text:p text:style-name="Preformatted_20_Text">               [ -type [-f] [-d]  ] </text:p>
          <text:p text:style-name="Preformatted_20_Text">               [ -name ] </text:p>
          <text:p text:style-name="Preformatted_20_Text">               [ -amin, -cmin, -mmin [-] [+] &lt;antall minutter&gt;]  </text:p>
          <text:p text:style-name="Preformatted_20_Text">               [ -size [-] [+] &lt;antall&gt; [b] [k] [M] [G] ]</text:p>
          <text:p text:style-name="Text_20_body">De tre første parametrene: -H, -L eller -P angir om søket skal følge symbolske lenker eller ikke, det vil si, hvis det dukker opp en symbolsk lenke i søkeresultatet, f.eks.:</text:p>
          <text:p text:style-name="Text_20_body"><text:soft-page-break/><text:span text:style-name="Strong_20_Emphasis">Eksempler på bruk:</text:span></text:p>
          <text:h text:style-name="Heading_20_4" text:outline-level="4"><text:bookmark-start text:name="__RefHeading___Toc2871_1939511564"/>Søke etter navn, type, filstørrelse og tid<text:bookmark-end text:name="__RefHeading___Toc2871_1939511564"/></text:h>
          <text:p text:style-name="Preformatted_20_Text">$ <text:span text:style-name="Strong_20_Emphasis">find -name "*.txt"</text:span> (søker i den mappen du er i og dens undermapper - etter filer og mapper som ender med .txt)</text:p>
          <text:p text:style-name="Preformatted_20_Text">$ find / -type f -name "core" (søker i alle mapper i filsystemet etter filer som heter core)</text:p>
          <text:p text:style-name="Preformatted_20_Text">$find -mmin -1   (søker etter filer og mapper i den mappen du står i, som er endret for mindre enn ett minutt siden).</text:p>
          <text:p text:style-name="Preformatted_20_Text">$ man find (lister opp alle valgene find har)</text:p>
          <text:h text:style-name="Heading_20_4" text:outline-level="4"><text:bookmark-start text:name="__RefHeading___Toc2873_1939511564"/>Søke etter mapper/filer og endre de vi finner<text:bookmark-end text:name="__RefHeading___Toc2873_1939511564"/></text:h>
          <text:p text:style-name="Text_20_body">med <text:span text:style-name="Strong_20_Emphasis">find </text:span>kan vi også utføre operasjoner på søkeresultatet, som for eksempel endre eieskap eller tilgangsrettigheter, slette filer og mapper etc.</text:p>
          <text:h text:style-name="Heading_20_5" text:outline-level="5"><text:bookmark-start text:name="__RefHeading___Toc2875_1939511564"/>Endre søkeresultatet med <text:span text:style-name="Strong_20_Emphasis">-exec</text:span><text:bookmark-end text:name="__RefHeading___Toc2875_1939511564"/></text:h>
          <text:p text:style-name="Preformatted_20_Text">$ find /home/bruker/public_html -type d -exec chmod 755 {} \;   (finner alle mapper i brukerens apache-hjemmemappe m/undermapper og gir dem tilgang 755)</text:p>
          <text:p text:style-name="Preformatted_20_Text">$ find /home/bruker/public_html -type f -exec chmod 644 {} \;  (finner alle filer i brukerens apache-hjemmemappe m/undermapper og gir dem tilgang 644)</text:p>
          <text:p text:style-name="Preformatted_20_Text">$ find /home/bruker/public_html -name .htaccess -exec rm {} \;   (fjerner alle .htaccess-filer i brukerens apache-hjemmemappe og dens undermapper)</text:p>
          <text:h text:style-name="Heading_20_5" text:outline-level="5"><text:bookmark-start text:name="__RefHeading___Toc2877_1939511564"/>Endre søkeresultatet med <text:span text:style-name="Strong_20_Emphasis">xargs</text:span><text:bookmark-end text:name="__RefHeading___Toc2877_1939511564"/></text:h>
          <text:p text:style-name="Preformatted_20_Text"><text:span text:style-name="Strong_20_Emphasis">MERK:</text:span> Istedenfor -exec kan vi også lage et rør (med | ) som sender resultatet til <text:span text:style-name="Strong_20_Emphasis">xargs</text:span> etterfulgt av en kommando, f.eks. slik:</text:p>
          <text:p text:style-name="Preformatted_20_Text">$ find /home/bruker/public_html -type d | xargs chmod 755  (finner alle mapper i brukerens apache-hjemmemappe m/undermapper og gir dem tilgang 755)</text:p>
          <text:p text:style-name="Preformatted_20_Text"><text:bookmark text:name="yui_3_17_2_1_1614277380344_24"/>$ find /home/bruker/public_html -type f | xargs chmod 644  (finner alle filer i brukerens apache-hjemmemappe m/undermapper og gir dem tilgang 644)</text:p>
        </text:section>
      </text:section>
      <text:p text:style-name="P24"/>
      <text:h text:style-name="P46" text:outline-level="2"><text:bookmark-start text:name="__RefHeading___Toc2879_1939511564"/><text:bookmark text:name="yui_3_17_2_1_1614277437277_20"/><text:span text:style-name="Strong_20_Emphasis"><text:span text:style-name="T34"> <text:s/></text:span></text:span><text:span text:style-name="T53">chown - endre eierskap til mapper og filer</text:span><text:bookmark-end text:name="__RefHeading___Toc2879_1939511564"/></text:h>
      <text:p text:style-name="Text_20_body"><text:span text:style-name="Strong_20_Emphasis">chown</text:span> er kommandoen for å endre eierskap til mapper og filer.</text:p>
      <text:p text:style-name="Text_20_body"><text:soft-page-break/>Syntaksen for <text:span text:style-name="Strong_20_Emphasis">chown</text:span> er denne:</text:p>
      <text:p text:style-name="Preformatted_20_Text">$ <text:span text:style-name="Strong_20_Emphasis">sudo chown &lt;brukernavn&gt; [:&lt;gruppenavn&gt;]  mappe[r] og/eller fil[er] </text:span></text:p>
      <text:p text:style-name="Text_20_body"><text:span text:style-name="Strong_20_Emphasis">Eksempler:</text:span></text:p>
      <text:p text:style-name="Text_20_body"><text:span text:style-name="Strong_20_Emphasis">$ sudo chown ole:apache test.html </text:span> (setter eier til ole og gruppe til apache for filen test.html)</text:p>
      <text:p text:style-name="Text_20_body"><text:span text:style-name="Strong_20_Emphasis">$ sudo chown petter pettersmappe</text:span>  (setter eier til petter for mappen pettersmappe, men ikke innholdet i mappen (endrer ikke gruppe)</text:p>
      <text:p text:style-name="Text_20_body"><text:span text:style-name="Strong_20_Emphasis">$ sudo chown petter pettersmappe/*</text:span>  (setter eier til petter for innholdet i mappen pettersmappe, men ikke selve mappen, eller innholdet i undermapper (endrer ikke gruppe)</text:p>
      <text:p text:style-name="Text_20_body"><text:span text:style-name="Strong_20_Emphasis">$ sudo chown -R :felles fellesmappe </text:span>(setter gruppe til felles for mappen fellesmappe og alt den inneholder)</text:p>
      <text:p text:style-name="Text_20_body"/>
      <text:h text:style-name="P48" text:outline-level="2"><text:bookmark-start text:name="__RefHeading___Toc2881_1939511564"/><text:bookmark text:name="yui_3_17_2_1_1614277533138_20"/><text:span text:style-name="Strong_20_Emphasis"><text:span text:style-name="T34"> <text:s/></text:span></text:span>chmod - endre tilgangsrettigheter til mapper og filer <text:bookmark-end text:name="__RefHeading___Toc2881_1939511564"/></text:h>
      <text:p text:style-name="Text_20_body">Mapper og filer blir opprettet med default tilgangsrettigheter. Disse kan man se (og evt. endre) med kommandoen <text:span text:style-name="Strong_20_Emphasis">umask</text:span>, og de kan konfigurereres ved å sette en umask-verdi i filen /etc/pofile, eller enda bedre i en egen fil i mappen /etc/profile.d/ - eller eventuelt lokalt i brukerens ~/<text:a xlink:type="simple" xlink:href="https://itfakultetet.no/kurs/mod/page/view.php?id=1139" text:style-name="Internet_20_link" text:visited-style-name="Visited_20_Internet_20_Link">.bashrc</text:a> - fil.</text:p>
      <text:p text:style-name="Text_20_body"><text:span text:style-name="Strong_20_Emphasis">chmod</text:span> er kommandoen for å endre tilgangsrettighetene til mapper og filer <text:span text:style-name="Emphasis"><text:span text:style-name="Strong_20_Emphasis">etter</text:span></text:span> at de er opprettet.</text:p>
      <text:p text:style-name="Text_20_body">Først litt om rettighetene. Linux deler brukerne i tre hoveddeler:</text:p>
      <text:list xml:id="list171264926" text:style-name="L12">
        <text:list-item>
          <text:p text:style-name="P182">Eier - den brukeren som står som eier av mappen eller filen (angitt med bokstaven <text:span text:style-name="Strong_20_Emphasis">u</text:span> for user) </text:p>
        </text:list-item>
        <text:list-item>
          <text:p text:style-name="P182">Gruppe - den gruppen som mappen eller filen tilhører (angitt med bokstaven <text:span text:style-name="Strong_20_Emphasis">g</text:span> for group) </text:p>
        </text:list-item>
        <text:list-item>
          <text:p text:style-name="P140">Alle andre - alle brukere som ikke hører inn under 1. eller 2. (angitt med bokstaven <text:span text:style-name="Strong_20_Emphasis">o</text:span> for other) </text:p>
        </text:list-item>
      </text:list>
      <text:p text:style-name="Text_20_body">Tilgangsrettighetene er også delt i tre deler:</text:p>
      <text:list xml:id="list3374532920" text:style-name="L13">
        <text:list-item>
          <text:p text:style-name="P183">Lese-tilgang - som angis ved tallet <text:span text:style-name="Strong_20_Emphasis">4</text:span> eller bokstaven <text:span text:style-name="Strong_20_Emphasis">r</text:span> </text:p>
        </text:list-item>
        <text:list-item>
          <text:p text:style-name="P183">Skrive-tilgang - som angis ved tallet <text:span text:style-name="Strong_20_Emphasis">2</text:span> eller bokstaven <text:span text:style-name="Strong_20_Emphasis">w</text:span> </text:p>
        </text:list-item>
        <text:list-item>
          <text:p text:style-name="P141">Kjøre-tilgang - som angis ved tallet <text:span text:style-name="Strong_20_Emphasis">1</text:span> eller bokstaven <text:span text:style-name="Strong_20_Emphasis">x</text:span> </text:p>
        </text:list-item>
      </text:list>
      <text:p text:style-name="Text_20_body"><text:span text:style-name="Strong_20_Emphasis">MERK:</text:span> For mapper er "kjøretilgangen" definert som tilgang til å åpne mappen. For filer er kjøretilgang definert som tilgang til å kjøre filen som et program</text:p>
      <text:p text:style-name="Text_20_body">Tallene som definerer tilgangsnivåene er laget slik at de gir unike kombinasjoner:</text:p>
      <text:list xml:id="list131299662" text:style-name="L14">
        <text:list-item>
          <text:p text:style-name="P184">Kun kjøretilgang = 1, </text:p>
        </text:list-item>
        <text:list-item>
          <text:p text:style-name="P184">Kun skrivetilgang = 2 </text:p>
        </text:list-item>
        <text:list-item>
          <text:p text:style-name="P184">Kjøre- og skrivetilgang = 3, </text:p>
        </text:list-item>
        <text:list-item>
          <text:p text:style-name="P184"><text:soft-page-break/>Kun Lesetilgang = 4 </text:p>
        </text:list-item>
        <text:list-item>
          <text:p text:style-name="P184">Lese- og kjøretilgang gir 4+1=5, </text:p>
        </text:list-item>
        <text:list-item>
          <text:p text:style-name="P184">Lese- og skrivetilgang gir 4+2 = 6.  </text:p>
        </text:list-item>
        <text:list-item>
          <text:p text:style-name="P142">Alle tilganger gir 4+2+1= 7 </text:p>
        </text:list-item>
      </text:list>
      <text:p text:style-name="Text_20_body">Det vil si at vi med ett siffer kan angi riktig kombinasjon av rettigheter. Vi kan sette tilgangsrettigheter for de tre brukergruppene, og dermed får vi en kombinasjon av tre siffer, en for eier, en for gruppe og en for alle andre. Rettighetene kan angis med tall eller bokstaver.</text:p>
      <text:p text:style-name="Text_20_body">Her er noen eksempler på hvordan endring av  tilgangsrettigheter ser ut i praksis:</text:p>
      <text:h text:style-name="P77" text:outline-level="3"><text:bookmark-start text:name="__RefHeading___Toc2883_1939511564"/>chmod med tall<text:bookmark-end text:name="__RefHeading___Toc2883_1939511564"/></text:h>
      <text:p text:style-name="Text_20_body"><text:span text:style-name="Strong_20_Emphasis">  $ chmod 755 mappe1</text:span>  (Eier har alle rettigheter, gruppen og alle andre har tilgang til å åpne mappen og lese innholdet) </text:p>
      <text:p text:style-name="Text_20_body"><text:span text:style-name="Strong_20_Emphasis">  $ chmod 700 mappe2 </text:span>(Eier har alle rettigheter, gruppen og alle andre har ingen tilgang)</text:p>
      <text:p text:style-name="Text_20_body"><text:span text:style-name="Strong_20_Emphasis">  $ chmod 775 mappe3 </text:span>(Eier og gruppen har alle rettigheter,  alle andre har tilgang til å åpne mappen og lese innholdet)</text:p>
      <text:p text:style-name="Text_20_body"><text:span text:style-name="Strong_20_Emphasis">  $ chmod 644 fil1.txt </text:span>(Eier har lese- og skrivetilgang, gruppen og alle andre har kun lesetilgang)</text:p>
      <text:p text:style-name="Text_20_body"><text:span text:style-name="Strong_20_Emphasis">  $ chmod 500 program1 </text:span>(Eier har lese- og kjøretilgang,  alle andre har ingen tilganger)</text:p>
      <text:p text:style-name="Text_20_body">  $ <text:span text:style-name="Strong_20_Emphasis">find fellesmappe/ -type f | xargs chmod 664 </text:span>(Finner alle filer i mappen fellesmappe, og dens undermapper, og setter ilgangen til lese+skrive for eier og gruppe, og kun lese for andre)</text:p>
      <text:h text:style-name="Heading_20_3" text:outline-level="3"><text:bookmark-start text:name="__RefHeading___Toc2885_1939511564"/>chmod med bokstaver<text:bookmark-end text:name="__RefHeading___Toc2885_1939511564"/></text:h>
      <text:p text:style-name="Text_20_body"><text:span text:style-name="Strong_20_Emphasis">  $ chmod +x program2  </text:span>(legger til kjøretilgang for alle brukere)</text:p>
      <text:p text:style-name="Text_20_body"><text:span text:style-name="Strong_20_Emphasis">  $ chmod u+x program1  </text:span>(legger til kjøretilgang for eieren av program1)</text:p>
      <text:p text:style-name="Text_20_body"><text:span text:style-name="Strong_20_Emphasis">  $ chmod o-w *.txt  </text:span>(fjerner skrivetilgang for andre enn eier og gruppe til alle filer i mappen med navn som slutter på <text:span text:style-name="Emphasis"><text:span text:style-name="Strong_20_Emphasis">.txt</text:span></text:span>)</text:p>
      <text:p text:style-name="Text_20_body"><text:span text:style-name="Strong_20_Emphasis">OBS!</text:span>  Sett aldri alle mapper og filer til 777 på en Linux-maskin  (feks. med sudo chmod -R 777 / )  - da vil den slutte å fungere. Det er viktige systemfiler som ikke vil kjøre med en så usikker tilgang.</text:p>
      <text:p text:style-name="Text_20_body"/>
      <text:h text:style-name="P74" text:outline-level="2"><text:bookmark-start text:name="__RefHeading___Toc2887_1939511564"/><text:span text:style-name="Strong_20_Emphasis"><text:span text:style-name="T35"> <text:s/></text:span></text:span>Komprimering og dekomprimering av filer og mapper<text:bookmark-end text:name="__RefHeading___Toc2887_1939511564"/></text:h>
      <text:p text:style-name="Text_20_body">Linux har flere ypperlige kommandolinjeverktøy for pakking og komprimering / dekomprimering av filer og mapper med filer. </text:p>
      <text:p text:style-name="Text_20_body"><text:soft-page-break/><text:line-break/>Her er en kort oversikt:</text:p>
      <text:h text:style-name="Heading_20_3" text:outline-level="3"><text:bookmark-start text:name="__RefHeading___Toc2889_1939511564"/>Komprimering med zip<text:bookmark-end text:name="__RefHeading___Toc2889_1939511564"/></text:h>
      <text:p text:style-name="Text_20_body">zip er en nyttig kommando siden den lager arkiver med komprimerte filer som er kompatible med bl.a. Microsoft Windows.<text:line-break/><text:line-break/><text:span text:style-name="T14">Eksempler på bruk av zip/unzip:</text:span><text:line-break/><text:line-break/>$ zip <text:span text:style-name="T13">filnavn.zip</text:span> <text:span text:style-name="T13">filnavn</text:span><text:line-break/>- oppretter arkivet <text:span text:style-name="T13">filnavn.zip</text:span> og kopierer en komprimert versjon av filen <text:span text:style-name="T13">filnavn inn i arkivet</text:span>.</text:p>
      <text:p text:style-name="Text_20_body">$ zip arkivnavn.zip *<text:line-break/>- oppretter arkivet "arkivnavn.zip", komprimerer aller filer i gjeldene mappe og kopierer dem inn i arkivet.</text:p>
      <text:p text:style-name="Text_20_body">$ unzip <text:span text:style-name="T13">filnavn.zip</text:span> <text:line-break/>- oppretter filen <text:span text:style-name="T13">filnavn</text:span> som en dekomprimert versjon av filen <text:span text:style-name="T13">filnavn.zip</text:span>.</text:p>
      <text:h text:style-name="Heading_20_3" text:outline-level="3"><text:bookmark-start text:name="__RefHeading___Toc2891_1939511564"/>Komprimering med gzip<text:bookmark-end text:name="__RefHeading___Toc2891_1939511564"/></text:h>
      <text:p text:style-name="Text_20_body"><text:span text:style-name="T10">gzip</text:span> er det mest brukte zip-formatet på Linux, og brukes gjerne sammen med arkiv-programmet <text:span text:style-name="T13">tar</text:span> (se nedenfor)<text:line-break/><text:line-break/><text:span text:style-name="T14">gunzip</text:span> er kommandoen for å dekomprimere filer som er komprimert med gzip<text:line-break/><text:line-break/><text:span text:style-name="T14">Eksempler på bruk av gzip/gunzip: </text:span><text:line-break/><text:line-break/><text:span text:style-name="T14">Filer</text:span><text:line-break/>$ gzip <text:span text:style-name="T13">filnavn</text:span><text:line-break/>- gzipper filen <text:span text:style-name="T13">filnavn</text:span> og gir den det nye navnet: <text:span text:style-name="T13">filnavn.gz<text:line-break/></text:span>$ gzip -k <text:span text:style-name="T13">filnavn</text:span><text:line-break/>- gzipper filen <text:span text:style-name="T13">filnavn</text:span> og gir den det nye navnet: <text:span text:style-name="T13">filnavn.gz, </text:span>men beholder originalfilen (k = keep)<text:line-break/>$ gunzip <text:span text:style-name="T13">filnavn.gz</text:span><text:line-break/>- dekomprimerer filen <text:span text:style-name="T13">filnavn.gz </text:span>og gir den navnet <text:span text:style-name="T13">filnavn<text:line-break/><text:line-break/></text:span><text:span text:style-name="T14">Mapper</text:span><text:span text:style-name="T13"><text:line-break/></text:span>$ gzip <text:span text:style-name="T13">-rv mappenavn<text:line-break/></text:span>- gzipper alle filene i mappen <text:span text:style-name="T13">mappenavn </text:span>og gir dem nye navn med <text:span text:style-name="T13">.gz </text:span>endelse<text:line-break/>$ gunzip <text:span text:style-name="T13">-rv mappenavn<text:line-break/></text:span>- dekomprimerer alle filene i mappen <text:span text:style-name="T13">mappenavn </text:span>og fjerner endelsen <text:span text:style-name="T13">.gz </text:span></text:p>
      <text:h text:style-name="Heading_20_3" text:outline-level="3"><text:bookmark-start text:name="__RefHeading___Toc2893_1939511564"/><text:soft-page-break/>Komprimering med bzip2<text:bookmark-end text:name="__RefHeading___Toc2893_1939511564"/></text:h>
      <text:p text:style-name="Text_20_body"><text:span text:style-name="T10">bzip2 </text:span>gir en meget god komprimering, og blir mer og mer brukt. Dekomprimering gjøres med kommandoen <text:span text:style-name="T10">bunzip2. bzip2/bunzip2 </text:span>brukes på tilsvarende måte som gzip/gunzip: <text:line-break/><text:span text:style-name="T10"><text:line-break/></text:span><text:span text:style-name="T14">Eksempler på bruk av bzip2/bunzip2: </text:span><text:line-break/><text:line-break/><text:span text:style-name="T14">Filer</text:span><text:line-break/>$ bzip2 <text:span text:style-name="T13">filnavn</text:span><text:line-break/>- bzipper filen <text:span text:style-name="T13">filnavn</text:span> og gir den det nye navnet: <text:span text:style-name="T13">filnavn.bz2</text:span><text:line-break/>$ bunzip2 <text:span text:style-name="T13">filnavn.bz2</text:span><text:line-break/>- dekomprimerer filen <text:span text:style-name="T13">filnavn.bz2 </text:span>og gir den navnet <text:span text:style-name="T13">filnavn<text:line-break/><text:line-break/></text:span><text:span text:style-name="T14">Mapper</text:span><text:span text:style-name="T13"><text:line-break/></text:span>$ bzip2 <text:span text:style-name="T13">mappenavn/* (merk forskjellen fra gzip)<text:line-break/></text:span>- bzipper alle filene i mappen <text:span text:style-name="T13">mappenavn </text:span>og gir dem nye navn med <text:span text:style-name="T13">.bz2 </text:span>endelse<text:line-break/>$ bunzip2 <text:span text:style-name="T13">mappenavn/* (merk forskjellen fra gzip)</text:span><text:line-break/>- dekomprimerer alle filene i mappen <text:span text:style-name="T13">mappenavn </text:span>og fjerner endelsen <text:span text:style-name="T13">.bz2 </text:span></text:p>
      <text:h text:style-name="Heading_20_3" text:outline-level="3"><text:bookmark-start text:name="__RefHeading___Toc2895_1939511564"/>Pakking og komprimering med tar<text:bookmark-end text:name="__RefHeading___Toc2895_1939511564"/></text:h>
      <text:p text:style-name="Text_20_body"><text:span text:style-name="T10">tar </text:span>(Tape ARchive) er et kraftig verktøy som er mye brukt i Linux-verden, både til å samle filer i et arkiv, og til å komprimere/dekomprimere filer og mapper. Dette kan gjøres med samme kommando.</text:p>
      <text:p text:style-name="Text_20_body"><text:line-break/><text:span text:style-name="T14">Eksempler på bruk av tar: </text:span><text:line-break/><text:line-break/>$ tar -cf arkivnavn.tar filnavn1 filnavn2 filnavn3<text:line-break/>- samler filene <text:span text:style-name="T13">filnavn1 filnavn2 filnavn3</text:span> i arkivet <text:span text:style-name="T13">arkivnavn.tar</text:span><text:line-break/><text:line-break/>$ tar -xf arkivnavn.tar<text:line-break/>- trekker ut filene <text:span text:style-name="T13">filnavn1 filnavn2 filnavn3</text:span> fra arkivet <text:span text:style-name="T13">arkivnavn.tar</text:span><text:line-break/><text:line-break/>$ tar -czf arkivnavn.tar.gz filnavn1 filnavn2 filnavn3<text:line-break/>- samler filene <text:span text:style-name="T13">filnavn1 filnavn2 filnavn3</text:span> i det komprimerte arkivet <text:span text:style-name="T13">arkivnavn.tar.gz</text:span><text:line-break/><text:line-break/>$ tar -xzf arkivnavn.tar.gz<text:line-break/>- trekker ut og dekomprimerer filene <text:span text:style-name="T13">filnavn1 filnavn2 filnavn3</text:span> fra det komprimerte arkivet <text:span text:style-name="T13">arkivnavn.tar.gz</text:span><text:line-break/><text:line-break/>$ tar -tf arkiv.tar<text:line-break/>- lister opp innholdet i arkivet <text:span text:style-name="T13">arkiv.tar</text:span><text:line-break/><text:soft-page-break/><text:line-break/>$ tar -tzf arkiv.tar.gz<text:line-break/>- lister opp innholdet i det komprimerte arkivet <text:span text:style-name="T13">arkiv.tar</text:span>.gz<text:line-break/><text:line-break/>$ tar -rf arkiv.tar filnavn4<text:line-break/>- legger til filen <text:span text:style-name="T13">filnavn4</text:span> i slutten av arkivet <text:span text:style-name="T13">arkiv.tar<text:line-break/><text:line-break/></text:span>Sjekk gjerne tar-manualen for flere valgmuligheter<text:span text:style-name="T13">:<text:line-break/><text:line-break/></text:span><text:span text:style-name="T10">$ man tar</text:span></text:p>
      <text:p text:style-name="P24"/>
      <text:h text:style-name="P47" text:outline-level="2"><text:bookmark-start text:name="__RefHeading___Toc2897_1939511564"/><text:bookmark text:name="yui_3_17_2_1_1614277721347_20"/><text:span text:style-name="Strong_20_Emphasis"><text:span text:style-name="T34"> <text:s/></text:span></text:span><text:span text:style-name="T53">rsync - synkronisering av filer mellom maskiner </text:span><text:bookmark-end text:name="__RefHeading___Toc2897_1939511564"/></text:h>
      <text:p text:style-name="Text_20_body"><text:span text:style-name="Strong_20_Emphasis">rsync</text:span> ble lansert i 1996 som et terminal-program for å synkronisere mapper eller hele trestrukturer mellom ulike steder på en maskin, eller mellom to maskiner. <text:span text:style-name="Strong_20_Emphasis">rsync</text:span> blir ofte brukt til f.eks. sikkerhetskopiering. </text:p>
      <text:p text:style-name="Text_20_body">En av de viktigste egenskapene ved <text:span text:style-name="Strong_20_Emphasis">rsync</text:span> er at den bruker <text:span text:style-name="Emphasis">checksums</text:span> til å sjekke filene - om alle, ingen eller noen blokker er endret siden sist. Kun de blokkene som er endret blir overført. Det sparer tid og båndbredde. Hvis første gangs synkronisering tar timer, vil de påfølgende kunne ta minutter, avhengig av hvor mye som er endret.</text:p>
      <text:p text:style-name="Text_20_body"><text:span text:style-name="Strong_20_Emphasis">Eksempler:</text:span></text:p>
      <text:p text:style-name="Preformatted_20_Text"><text:span text:style-name="Strong_20_Emphasis">$ rsync -a /home/terje/mappe1/ terje@itfakultetet.no:mappe1/</text:span></text:p>
      <text:p text:style-name="Text_20_body"><text:span text:style-name="Strong_20_Emphasis">-a </text:span>står for<text:span text:style-name="Strong_20_Emphasis"> "archive mode", </text:span>som bevarer symbolske lenker, eierskap og tilgangsrettigheter mm.</text:p>
      <text:p text:style-name="Preformatted_20_Text"><text:span text:style-name="Strong_20_Emphasis">$ rsync -a /home/terje/utvikling2/synctest/ terje4:synctest/</text:span></text:p>
      <text:p text:style-name="Text_20_body">Det siste eksemplet forutsetter en .ssh/config - fil hvor terje4 er definert med HostName, User og Port</text:p>
      <text:p text:style-name="P24"/>
      <text:h text:style-name="P49" text:outline-level="2"><text:bookmark-start text:name="__RefHeading___Toc2899_1939511564"/><text:bookmark text:name="yui_3_17_2_1_1614277773915_26"/><text:span text:style-name="Strong_20_Emphasis"><text:span text:style-name="T54"> </text:span></text:span><text:span text:style-name="Strong_20_Emphasis"><text:span text:style-name="T34"><text:s text:c="2"/></text:span></text:span><text:span text:style-name="T13">ØVELSE<text:line-break/>Endre filnavn på mange filer samtidig med find og xargs</text:span><text:bookmark-end text:name="__RefHeading___Toc2899_1939511564"/></text:h>
      <text:section text:style-name="Sect2" text:name="yui_3_17_2_1_1614277773915_22">
        <text:section text:style-name="Sect2" text:name="yui_3_17_2_1_1614277773915_21">
          <text:p text:style-name="Text_20_body">I denne lille øvelsen vil vi søke opp alle konfig-filene i en mappe, definert som at de har filendelsen <text:span text:style-name="Strong_20_Emphasis">.cfg</text:span> og gi dem nytt navn ved å legge <text:span text:style-name="Strong_20_Emphasis">.gammel</text:span> til filnavnet.</text:p>
          <text:p text:style-name="Text_20_body">Her er syntaksen til find med xargs til å endre navnene</text:p>
          <text:p text:style-name="Preformatted_20_Text"><text:soft-page-break/><text:span text:style-name="Source_20_Text">$ find &lt;/sti/til/mappe/&gt; -name "*.cfg" --print0 | xargs --null -I{} mv {} {}.gammel</text:span></text:p>
          <text:p text:style-name="Text_20_body"><text:bookmark text:name="yui_3_17_2_1_1614277773915_20"/>Gjennomføring:</text:p>
          <text:p text:style-name="Preformatted_20_Text"><text:span text:style-name="Source_20_Text">1) La oss først lage en mappe og gå inn i den: </text:span></text:p>
          <text:p text:style-name="Preformatted_20_Text"><text:span text:style-name="Source_20_Text">$ mkdir config</text:span></text:p>
          <text:p text:style-name="Preformatted_20_Text"><text:span text:style-name="Source_20_Text">$ cd config</text:span></text:p>
          <text:p text:style-name="Preformatted_20_Text"><text:span text:style-name="Source_20_Text">2) Så lager vi noen tomme config-filer og sjekker at de er laget:</text:span></text:p>
          <text:p text:style-name="Preformatted_20_Text"><text:span text:style-name="Source_20_Text">$ touch 1.cfg 2.cfg 3.cfg 4.cfg</text:span></text:p>
          <text:p text:style-name="Preformatted_20_Text"><text:span text:style-name="Source_20_Text">$ ls</text:span></text:p>
          <text:p text:style-name="Preformatted_20_Text"><text:span text:style-name="Source_20_Text">1.cfg  2.cfg  3.cfg  4.cfg</text:span></text:p>
          <text:p text:style-name="Preformatted_20_Text"><text:span text:style-name="Source_20_Text">3) så bruker vi find til å gi dem nytt navn, og sjekker at det gikk bra</text:span></text:p>
          <text:p text:style-name="Preformatted_20_Text"><text:span text:style-name="Source_20_Text">$ find -name "*.cfg" -print0 | xargs --null -I{} mv {} {}.gammel</text:span></text:p>
          <text:p text:style-name="Preformatted_20_Text"><text:span text:style-name="Source_20_Text">$ ls</text:span></text:p>
          <text:p text:style-name="Preformatted_20_Text"><text:span text:style-name="Source_20_Text">1.cfg.gammel  2.cfg.gammel  3.cfg.gammel  4.cfg.gammel</text:span></text:p>
          <text:p text:style-name="Text_20_body"><text:span text:style-name="Strong_20_Emphasis">Forklaring:</text:span></text:p>
          <text:list xml:id="list1396572082" text:style-name="L15">
            <text:list-item>
              <text:p text:style-name="P185"><text:span text:style-name="Strong_20_Emphasis">find </text:span>søker opp alle filer med filendelse <text:span text:style-name="Strong_20_Emphasis">.cfg</text:span></text:p>
            </text:list-item>
            <text:list-item>
              <text:p text:style-name="P185">-print0 gir beskjed til find om å ikke printe linjeskift for hver fil den finner, men et null-tegn. Default for find er -print, som lager linjeskift etter hver funnet fil </text:p>
            </text:list-item>
            <text:list-item>
              <text:p text:style-name="P185">Send filnavnene til xargs med | </text:p>
            </text:list-item>
            <text:list-item>
              <text:p text:style-name="P185">Parameteret --null (evt -0) forteller xargs at hvert element er avsluttet med null-tegn og ikke whitespace </text:p>
            </text:list-item>
            <text:list-item>
              <text:p text:style-name="P143">Parameteret -I{} sier at vi skal utføre en erstatning av tegn og mv {} sier flytt alle elementene til {}.gammel. ({} sybmoliserer alle elementene som xargs mottar) </text:p>
            </text:list-item>
          </text:list>
        </text:section>
      </text:section>
      <text:p text:style-name="P24"/>
      <text:p text:style-name="P24"/>
      <text:h text:style-name="P110" text:outline-level="1"><text:bookmark-start text:name="__RefHeading___Toc2901_1939511564"/><text:span text:style-name="T56">Kapittel </text:span>3<text:line-break/>Pakke- og brukerhåndtering<text:bookmark-end text:name="__RefHeading___Toc2901_1939511564"/></text:h>
      <text:h text:style-name="P50" text:outline-level="2"><text:bookmark-start text:name="__RefHeading___Toc2903_1939511564"/><text:bookmark text:name="yui_3_17_2_1_1614277986180_20"/><text:span text:style-name="Strong_20_Emphasis"><text:span text:style-name="T34"> <text:s/></text:span></text:span>Pakkehåndtering fra kommandolinjen<text:bookmark-end text:name="__RefHeading___Toc2903_1939511564"/></text:h>
      <text:p text:style-name="Text_20_body">Ulike Linux distroer bruker ulike applikasjonspakker (installerbare programmer). En <text:span text:style-name="T13">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0" text:outline-level="2"><text:bookmark-start text:name="__RefHeading___Toc2905_1939511564"/><text:span text:style-name="Strong_20_Emphasis"><text:span text:style-name="T34"> <text:s text:c="2"/></text:span></text:span><text:span text:style-name="Strong_20_Emphasis"><text:span text:style-name="T16">Installere og oppgradere DEB-pakker </text:span></text:span><text:bookmark-end text:name="__RefHeading___Toc2905_1939511564"/></text:h>
      <text:h text:style-name="P81" text:outline-level="3"><text:bookmark-start text:name="__RefHeading___Toc2907_1939511564"/>DEB<text:bookmark-end text:name="__RefHeading___Toc2907_1939511564"/></text:h>
      <text:p text:style-name="P25">DEB er Debians pakkesystem (Debian Packaging system). Deb fil-formatet blir brukt av Debian, Ubuntu, Mint og mange andre distroer. </text:p>
      <text:h text:style-name="P78" text:outline-level="3"><text:bookmark-start text:name="__RefHeading___Toc2909_1939511564"/>APT<text:bookmark-end text:name="__RefHeading___Toc2909_1939511564"/></text:h>
      <text:p text:style-name="P25">APT står for <text:span text:style-name="Emphasis">Advanced Package Tool</text:span> og inneholder programmet <text:span text:style-name="Strong_20_Emphasis">apt</text:span> (tidligere apt-get), en enkel måte og laste ned og installere pakker fra flere ulike kilder via kommandolinjen. I motsetning til dpkg, forstår ikke apt .deb filer, men installerer pakkene etter navn, og aptkan bare installere .deb-pakker fra kilder spesifisert på forhånd i filen <text:span text:style-name="Strong_20_Emphasis">/etc/apt/sources.list</text:span>. apt bruker dpkg direkte etter at .deb-pakkene er lastet ned fra kildene.</text:p>
      <text:p text:style-name="Text_20_body">Noen vanlige måter å bruke <text:span text:style-name="Emphasis"><text:span text:style-name="Strong_20_Emphasis">apt /</text:span></text:span> <text:span text:style-name="Emphasis"><text:span text:style-name="Strong_20_Emphasis">apt-get</text:span></text:span> på:</text:p>
      <text:list xml:id="list1000658696" text:style-name="L16">
        <text:list-item>
          <text:p text:style-name="P144">Først lønner det seg å oppdatere pakkelistene - listene over tilgjengelig programvare - slik at systemet ditt vet hvilke nye versjoner som lagt til siden sist. Denne kommandoen gjør dette:</text:p>
          <text:p text:style-name="P120"><text:span text:style-name="Strong_20_Emphasis"><text:s/>$ sudo apt update</text:span> </text:p>
          <text:p text:style-name="P144"><text:soft-page-break/>(Dette bør gjøres før hver gang du oppdaterer)</text:p>
        </text:list-item>
      </text:list>
      <text:list xml:id="list1292606231" text:style-name="L17">
        <text:list-item>
          <text:p text:style-name="P145">For å oppgradere alle installerte programmer på PCen din til siste tilgjengelige versjon, uten å slette noe eller legge til noe nytt kjør denne kommanden:</text:p>
          <text:p text:style-name="P121"><text:span text:style-name="Strong_20_Emphasis"><text:s/>$ sudo apt upgrade</text:span></text:p>
        </text:list-item>
        <text:list-item>
          <text:p text:style-name="P145">For å oppgradere alle programmene på PCen og, hvis det er nødvendig for oppgraderingen, installere ekstra pakker eller fjerne eksisterende pakker, kjør denne kommandoen:</text:p>
          <text:p text:style-name="P121"><text:span text:style-name="Strong_20_Emphasis"><text:s/>$ sudo apt full-upgrade <text:s/>(</text:span>eller for eldre versjoner:<text:span text:style-name="Strong_20_Emphasis"> dist-upgrade)</text:span> </text:p>
        </text:list-item>
        <text:list-item>
          <text:p text:style-name="P145">(Med kommandoen <text:span text:style-name="Example">upgrade </text:span>beholdes den eksisterende versjonen av et program hvis oppgradering innebærer at en tilleggspakke må installeres for å tilfreds<text:span text:style-name="T57">s</text:span>tille nye avhengigheter. Med kommandoen <text:span text:style-name="Example">full-upgrade </text:span>eller dist-upgrade vil pakken bli oppgradert og tilleggspakken(e) installert og evt gamle pakker fjernet)</text:p>
        </text:list-item>
      </text:list>
      <text:list xml:id="list1921811089" text:style-name="L18">
        <text:list-item>
          <text:p text:style-name="P146">For å installere programmet <text:span text:style-name="Variable">foo</text:span> og alle tilleggsprogrammer den er avhengig av for å fungere, kjør denne kommandoen:</text:p>
          <text:p text:style-name="P122"><text:span text:style-name="Strong_20_Emphasis"><text:s/>$ sudo apt install foo</text:span> </text:p>
        </text:list-item>
      </text:list>
      <text:list xml:id="list912161508" text:style-name="L19">
        <text:list-item>
          <text:p text:style-name="P147">For å avinstallere programmet <text:span text:style-name="T13">foo</text:span> og fjerne det fra systemet, men la programmets konfigusasjonsfiler være igjen, kjør denne kommandoen:</text:p>
          <text:p text:style-name="P123"><text:span text:style-name="Strong_20_Emphasis"><text:s/>$ sudo apt remove foo</text:span> </text:p>
        </text:list-item>
      </text:list>
      <text:list xml:id="list2999114140" text:style-name="L20">
        <text:list-item>
          <text:p text:style-name="P148">For å avinstallere programmet <text:span text:style-name="T13">foo</text:span> og slette programmets konfigurasjonsfiler, kjør kommandoen:</text:p>
          <text:p text:style-name="P124"><text:span text:style-name="Strong_20_Emphasis"><text:s/>$ sudo apt --purge remove foo</text:span> </text:p>
        </text:list-item>
      </text:list>
      <text:p text:style-name="Text_20_body">merk at du må være innlogget som <text:span text:style-name="Strong_20_Emphasis"><text:span text:style-name="T13">root</text:span></text:span> - evt. tilføye <text:span text:style-name="Strong_20_Emphasis"><text:span text:style-name="T13">sudo</text:span></text:span> før kommandoene for å kunne installere, oppgradere eller avinstallere programpakker.</text:p>
      <text:p text:style-name="Text_20_body">Apt inkluderer også verktøyet <text:span text:style-name="Strong_20_Emphasis">apt-cache</text:span> som du kan bruke til å søke etter programpakker i pakkelistene. Du kan bruke det til å finne programmer som inneholder en viss funksjonalitet gjennom enkle tekstsøk eller mer avanserte søk med regulære uttrykk. I nyere versjoner av Ubuntu (14.04 og senere) kan du også bruke <text:span text:style-name="Strong_20_Emphasis">apt search. </text:span></text:p>
      <text:p text:style-name="Text_20_body">Her er noen vanlige bruksområder for <text:span text:style-name="Strong_20_Emphasis">apt / apt-cache:</text:span></text:p>
      <text:list xml:id="list653147096" text:style-name="L21">
        <text:list-item>
          <text:p text:style-name="P149"><text:soft-page-break/>For å finne pakker som inneholder ordet <text:span text:style-name="Variable">word</text:span>:</text:p>
          <text:p text:style-name="P125"><text:span text:style-name="Strong_20_Emphasis"><text:s/>$ sudo apt-cache search </text:span><text:span text:style-name="Strong_20_Emphasis"><text:span text:style-name="Variable">word</text:span></text:span><text:span text:style-name="Strong_20_Emphasis"> </text:span></text:p>
        </text:list-item>
      </text:list>
      <text:list xml:id="list2502194719" text:style-name="L22">
        <text:list-item>
          <text:p text:style-name="P150">For å vise detaljert informasjon om en pakke:</text:p>
          <text:p text:style-name="P126"><text:span text:style-name="Strong_20_Emphasis"><text:s/>$ sudo apt-cache show </text:span><text:span text:style-name="Strong_20_Emphasis"><text:span text:style-name="Variable">package</text:span></text:span><text:span text:style-name="Strong_20_Emphasis"> </text:span></text:p>
        </text:list-item>
      </text:list>
      <text:list xml:id="list2786638611" text:style-name="L23">
        <text:list-item>
          <text:p text:style-name="P151">For å vise hvilke andre pakker en pakke avhenger av:</text:p>
          <text:p text:style-name="P127"><text:span text:style-name="Strong_20_Emphasis"><text:s/>$ sudo apt-cache depends </text:span><text:span text:style-name="Strong_20_Emphasis"><text:span text:style-name="Variable">package</text:span></text:span><text:span text:style-name="Strong_20_Emphasis"> </text:span></text:p>
        </text:list-item>
      </text:list>
      <text:list xml:id="list3008094206" text:style-name="L24">
        <text:list-item>
          <text:p text:style-name="P152">For å vise detaljert informasjon om hvilke versjoner av en pakke som er tilgjengelig og informasjon om pakker som er avhengige av denne pakken:</text:p>
          <text:p text:style-name="P128"><text:span text:style-name="Strong_20_Emphasis"><text:s/>$ sudo apt-cache showpkg </text:span><text:span text:style-name="Strong_20_Emphasis"><text:span text:style-name="Variable">package</text:span></text:span><text:span text:style-name="Strong_20_Emphasis"> </text:span></text:p>
        </text:list-item>
      </text:list>
      <text:p text:style-name="Text_20_body">For mer informasjon, installer apt og les apt-get(8), sources.list(5), og installer pakken apt-doc og les /usr/share/doc/apt-doc/guide.html/index.html.</text:p>
      <text:h text:style-name="Heading_20_3" text:outline-level="3"><text:bookmark-start text:name="__RefHeading___Toc2911_1939511564"/>dpkg<text:bookmark-end text:name="__RefHeading___Toc2911_1939511564"/></text:h>
      <text:p text:style-name="Text_20_body">Dette er den opprinnelige pakkehåndtereren for debian-pakker. dpkg kan kjøres med mange ulike opsjoner. Noen vanlige valg er:</text:p>
      <text:list xml:id="list1347530711" text:style-name="L25">
        <text:list-item>
          <text:p text:style-name="P153">Finn ut hvilke mulige opsjoner programmet har:<text:line-break/><text:span text:style-name="Example"><text:span text:style-name="Strong_20_Emphasis">dpkg --help</text:span></text:span><text:span text:style-name="Strong_20_Emphasis">.</text:span></text:p>
        </text:list-item>
      </text:list>
      <text:list xml:id="list3403144430" text:style-name="L26">
        <text:list-item>
          <text:p text:style-name="P154">Vis informasjonsfilen (og annen info) for en pakke : <text:line-break/><text:span text:style-name="Example"><text:span text:style-name="Strong_20_Emphasis">dpkg --info foo_VVV-RRR.deb</text:span></text:span></text:p>
        </text:list-item>
      </text:list>
      <text:list xml:id="list797576352" text:style-name="L27">
        <text:list-item>
          <text:p text:style-name="P155">Installer en pakke (inkludert å pakke opp og konfigurere) på hardiskens filsystem: <text:line-break/><text:span text:style-name="Example"><text:span text:style-name="Strong_20_Emphasis">dpkg --install foo_VVV-RRR.deb</text:span></text:span>.</text:p>
        </text:list-item>
      </text:list>
      <text:list xml:id="list591359709" text:style-name="L28">
        <text:list-item>
          <text:p text:style-name="P156">Pakk opp (men ikke konfigurer) en Debian pakke til harddiskens filsystem: <text:line-break/><text:span text:style-name="Example"><text:span text:style-name="Strong_20_Emphasis">dpkg --unpack foo_VVV-RRR.deb</text:span></text:span><text:span text:style-name="Strong_20_Emphasis">.</text:span> <text:line-break/>Merk at dette ofte ikke er nok til å kunne kjøre programmet. Denne kommandoen fjerner tidligere installerte versjoner av programmet og kjører programmets pre-installasjons-skript.</text:p>
        </text:list-item>
      </text:list>
      <text:list xml:id="list2691709891" text:style-name="L29">
        <text:list-item>
          <text:p text:style-name="P157">Konfigurere en pakke som allerede er pakket ut: <text:line-break/><text:span text:style-name="Example"><text:span text:style-name="Strong_20_Emphasis">dpkg --configure foo</text:span></text:span><text:span text:style-name="Strong_20_Emphasis">.</text:span> <text:line-break/>Denne kommandoen kjører postinstallasjons-skriptet til pakken, og den oppdaterer også pakkens <text:soft-page-break/>fillister. Legg merke til at 'configure'-kommandoen etterfølges av et pakkenavn, (f.eks., foo), <text:span text:style-name="Emphasis">ikke</text:span> navnet til Debian arkivfilen (f.eks., foo_VVV-RRR.deb).</text:p>
        </text:list-item>
      </text:list>
      <text:list xml:id="list2140577152" text:style-name="L30">
        <text:list-item>
          <text:p text:style-name="P158">Trekke ut en enkelt fil kalt "blurf" (eller en gruppe filer kalt "blurf*") fra et Debian arkiv: <text:line-break/><text:span text:style-name="Example"><text:span text:style-name="Strong_20_Emphasis">dpkg --fsys-tarfile foo_VVV-RRR.deb | tar -xf - blurf*</text:span></text:span></text:p>
        </text:list-item>
      </text:list>
      <text:list xml:id="list2264039684" text:style-name="L31">
        <text:list-item>
          <text:p text:style-name="P159">Fjerne/avinstallere en pakke (men ikke pakkens konfigurasjonsfiler): <text:line-break/><text:span text:style-name="Example"><text:span text:style-name="Strong_20_Emphasis">dpkg --remove foo</text:span></text:span><text:span text:style-name="Strong_20_Emphasis">.</text:span></text:p>
        </text:list-item>
      </text:list>
      <text:list xml:id="list3054012910" text:style-name="L32">
        <text:list-item>
          <text:p text:style-name="P160">Fjerne/avinstallere en pakke (inkludert pakkens konfigurasjonsfiler): <text:line-break/><text:span text:style-name="Example"><text:span text:style-name="Strong_20_Emphasis">dpkg --purge foo</text:span></text:span><text:span text:style-name="Strong_20_Emphasis">.</text:span></text:p>
        </text:list-item>
      </text:list>
      <text:list xml:id="list361647485" text:style-name="L33">
        <text:list-item>
          <text:p text:style-name="P161">Liste opp installasjons-statusen til pakker som inneholder strengen (eller regulære uttrykket) "foo*": <text:line-break/><text:span text:style-name="Example"><text:span text:style-name="Strong_20_Emphasis">dpkg --list 'foo*'</text:span></text:span><text:span text:style-name="Strong_20_Emphasis">.</text:span></text:p>
        </text:list-item>
      </text:list>
      <text:p text:style-name="Text_20_body"/>
      <text:h text:style-name="P51" text:outline-level="2"><text:bookmark-start text:name="__RefHeading___Toc2913_1939511564"/><text:bookmark text:name="yui_3_17_2_1_1614278238440_20"/><text:span text:style-name="Strong_20_Emphasis"><text:span text:style-name="T34"> <text:s/></text:span></text:span>Installere og oppgradere RPM-pakker <text:bookmark-end text:name="__RefHeading___Toc2913_1939511564"/></text:h>
      <text:p text:style-name="Text_20_body">Ulike Linux distroer bruker ulike applikasjonspakker (installerbare programmer). En <text:span text:style-name="T13">pakke </text:span>i dette tilfelle er en måte å håndtere hvordan applikasjoner innstalleres i et system, hvordan håndtere dets avhengigheter av andre pakker osv. Pakken inneholder med andre ord programmet som skal installeres samt informasjon om hvilke andre programmer som må være installert for at programmet skal kunne kjøres og instruksjoner om å installere disse hvis de ikke er installert allerede.</text:p>
      <text:h text:style-name="P50" text:outline-level="2"><text:bookmark-start text:name="__RefHeading___Toc2915_1939511564"/><text:span text:style-name="Strong_20_Emphasis"><text:span text:style-name="T34"> <text:s/></text:span></text:span>RPM - Pakkehåndtering <text:span text:style-name="T58">med Red Hat Package Manager</text:span><text:bookmark-end text:name="__RefHeading___Toc2915_1939511564"/></text:h>
      <text:h text:style-name="P77" text:outline-level="3"><text:bookmark-start text:name="__RefHeading___Toc2917_1939511564"/>RPM<text:bookmark-end text:name="__RefHeading___Toc2917_1939511564"/></text:h>
      <text:p text:style-name="P26">RPM er RedHats pakkesystem (Redhat Package Manager).  Fil-formatet <text:span text:style-name="Strong_20_Emphasis">rpm</text:span> blir brukt av RHEL, Centos, Fedora, Suse og flere andre distroer. </text:p>
      <text:h text:style-name="Heading_20_3" text:outline-level="3"><text:bookmark-start text:name="__RefHeading___Toc2919_1939511564"/><text:span text:style-name="Strong_20_Emphasis"><text:span text:style-name="T16">YUM / DNF</text:span></text:span><text:bookmark-end text:name="__RefHeading___Toc2919_1939511564"/></text:h>
      <text:p text:style-name="P26">YUM står for <text:span text:style-name="Emphasis">Yellowdog Updater, Modified</text:span> og inneholder programmet <text:span text:style-name="Strong_20_Emphasis">yum,</text:span> en enkel måte og laste ned og installere pakker fra flere ulike kilder via kommandolinjen. <text:line-break/>DNF står for "Dandified Yum", og ble introdusert i Fedora i 2013, som en arvtager etter yum. Fra og med RHEL/Centos 8 er <text:span text:style-name="Strong_20_Emphasis">dnf</text:span> default pakkehåndterer for RedHat distroer.</text:p>
      <text:p text:style-name="Text_20_body">I motsetning til rpm, forstår ikke yum eller dnf .rpm-filer, men installerer pakkene etter navn, og kan bare installere .rpm-pakker fra kilder spesifisert på forhånd i mappen <text:span text:style-name="Strong_20_Emphasis">/etc/yum.repos.d</text:span> Yum og dnf  bruker rpm direkte etter at .rpm-pakkene er lastet ned fra kildene.</text:p>
      <text:p text:style-name="Text_20_body"><text:soft-page-break/>Noen vanlige måter å bruke <text:span text:style-name="Strong_20_Emphasis">y</text:span><text:span text:style-name="Emphasis"><text:span text:style-name="Strong_20_Emphasis">um /</text:span></text:span> <text:span text:style-name="Emphasis"><text:span text:style-name="Strong_20_Emphasis">dnf</text:span></text:span> på:</text:p>
      <text:list xml:id="list604149596" text:style-name="L34">
        <text:list-item>
          <text:p text:style-name="P162">For å oppgradere alle installerte programmer på PCen din til siste tilgjengelige versjon, uten å slette noe eller legge til noe nytt kjør denne kommanden: </text:p>
        </text:list-item>
      </text:list>
      <text:p text:style-name="Preformatted_20_Text"><text:span text:style-name="Strong_20_Emphasis"><text:s text:c="6"/>$ sudo yum/dnf upgrade</text:span></text:p>
      <text:list xml:id="list565379942" text:style-name="L35">
        <text:list-item>
          <text:p text:style-name="P163">For å installere programmet <text:span text:style-name="Variable">foo</text:span> og alle tilleggsprogrammer den er avhengig av for å fungere, kjør denne kommandoen: </text:p>
        </text:list-item>
      </text:list>
      <text:p text:style-name="Preformatted_20_Text"><text:span text:style-name="Strong_20_Emphasis"><text:s text:c="5"/>$ sudo yum/dnf install foo</text:span> </text:p>
      <text:list xml:id="list2460052207" text:style-name="L36">
        <text:list-item>
          <text:p text:style-name="P164">For å avinstallere programmet <text:span text:style-name="T13">foo</text:span> og fjerne det fra systemet, kjør denne kommandoen:</text:p>
          <text:p text:style-name="P129"><text:span text:style-name="Strong_20_Emphasis"><text:s/>$ sudo yum/dnf remove foo</text:span> </text:p>
        </text:list-item>
      </text:list>
      <text:p text:style-name="Text_20_body">merk at du må være innlogget som <text:span text:style-name="Strong_20_Emphasis"><text:span text:style-name="T13">root</text:span></text:span> - evt. tilføye <text:span text:style-name="Strong_20_Emphasis"><text:span text:style-name="T13">sudo</text:span></text:span> før kommandoene for å kunne installere, oppgradere eller avinstallere programpakker.</text:p>
      <text:list xml:id="list4210244223" text:style-name="L37">
        <text:list-item>
          <text:p text:style-name="P165">For å søke etter pakker som inneholder ordet <text:span text:style-name="Variable">word</text:span>: </text:p>
        </text:list-item>
      </text:list>
      <text:p text:style-name="Preformatted_20_Text"><text:span text:style-name="Strong_20_Emphasis"><text:s text:c="5"/>$ sudo yum/dnf search </text:span><text:span text:style-name="Strong_20_Emphasis"><text:span text:style-name="Variable">word</text:span></text:span></text:p>
      <text:list xml:id="list584472986" text:style-name="L38">
        <text:list-item>
          <text:p text:style-name="P166">For å liste opp alle pakke-brønner som er installert: </text:p>
        </text:list-item>
      </text:list>
      <text:p text:style-name="Preformatted_20_Text"><text:span text:style-name="Strong_20_Emphasis"><text:s text:c="5"/>$ sudo yum/dnf </text:span><text:span text:style-name="Strong_20_Emphasis"><text:span text:style-name="Variable">repolist</text:span></text:span></text:p>
      <text:p text:style-name="Text_20_body"><text:span text:style-name="Strong_20_Emphasis">Tilgjengelige kommandoer for dnf:</text:span><text:line-break/><text:line-break/>       · alias<text:line-break/>       · autoremove<text:line-break/>       · check<text:line-break/>       · check-update<text:line-break/>       · clean<text:line-break/>       · deplist<text:line-break/>       · distro-sync<text:line-break/>       · downgrade<text:line-break/>       · group<text:line-break/>       · help<text:line-break/>       · history<text:line-break/><text:soft-page-break/>       · info<text:line-break/>       · install<text:line-break/>       · list<text:line-break/>       · makecache<text:line-break/>       · mark<text:line-break/>       · module<text:line-break/>       · provides<text:line-break/>       · reinstall<text:line-break/>       · remove<text:line-break/>       · repoinfo<text:line-break/>       · repolist<text:line-break/>       · repoquery<text:line-break/>       · repository-packages<text:line-break/>       · search<text:line-break/>       · shell<text:line-break/>       · swap<text:line-break/>       · updateinfo<text:line-break/>       · upgrade<text:line-break/>       · upgrade-minimal<text:line-break/>       · upgrade-to</text:p>
      <text:h text:style-name="Heading_20_3" text:outline-level="3"><text:bookmark-start text:name="__RefHeading___Toc2921_1939511564"/>rpm<text:bookmark-end text:name="__RefHeading___Toc2921_1939511564"/></text:h>
      <text:p text:style-name="Text_20_body">Dette er den opprinnelige pakkehåndtereren for rpm-pakker. programmet <text:span text:style-name="Strong_20_Emphasis">rpm</text:span> kan kjøres med mange ulike parametere. Noen vanlige valg er:</text:p>
      <text:list xml:id="list405755540" text:style-name="L39">
        <text:list-item>
          <text:p text:style-name="P167">Finn ut hvilke mulige valg programmet har:<text:line-break/><text:span text:style-name="Example"><text:span text:style-name="Strong_20_Emphasis">rpm --help</text:span></text:span><text:span text:style-name="Strong_20_Emphasis">.</text:span></text:p>
        </text:list-item>
      </text:list>
      <text:p text:style-name="Text_20_body">Her er et lite utdrag fra manualen til rpm som viser de vanligste kommandoene og parameterene:</text:p>
      <text:p text:style-name="Text_20_body"><text:span text:style-name="Strong_20_Emphasis"> QUERYING AND VERIFYING PACKAGES:</text:span><text:line-break/>       rpm {-q|--query} [select-options] [query-options]<text:line-break/>       rpm --querytags<text:line-break/>       rpm {-V|--verify} [select-options] [verify-options]<text:line-break/><text:line-break/><text:span text:style-name="Strong_20_Emphasis">   INSTALLING, UPGRADING, AND REMOVING PACKAGES:</text:span><text:line-break/>       rpm {-i|--install} [install-options] PACKAGE_FILE ...<text:line-break/>       rpm {-U|--upgrade} [install-options] PACKAGE_FILE ...<text:line-break/>       rpm {-F|--freshen} [install-options] PACKAGE_FILE ...<text:line-break/>       rpm {--reinstall} [install-options] PACKAGE_FILE ...<text:line-break/>       rpm {-e|--erase} [--allmatches] [--justdb] [--nodeps] [--noscripts]<text:line-break/>           [--notriggers] [--test] PACKAGE_NAME ...</text:p>
      <text:h text:style-name="P52" text:outline-level="2"><text:bookmark-start text:name="__RefHeading___Toc3360_1939511564"/><text:soft-page-break/><text:span text:style-name="Strong_20_Emphasis"><text:span text:style-name="T34"> <text:s/></text:span></text:span>Brukerhåndtering fra kommandolinjen<text:bookmark-end text:name="__RefHeading___Toc3360_1939511564"/></text:h>
      <text:p text:style-name="Text_20_body">Det finnes gode grafiske verktøy for brukerbehanding, men det er ikke alltid man har tilgang til dem, f.eks. hvis man skal jobbe på en server med kun ssh-tilgang (ssh = secure shell). Heldigvis er det enkelt å administrere brukere, brukergrupper og tillatelser via kommandolinjen, som er det vi skal se på i denne teksten.</text:p>
      <text:p text:style-name="P76"><text:span text:style-name="Strong_20_Emphasis">Merk:</text:span> Du må være rot-bruker eller bruke sudo for å håndtere brukere og brukergrupper.</text:p>
      <text:h text:style-name="Heading_20_3" text:outline-level="3"><text:bookmark-start text:name="__RefHeading___Toc3362_1939511564"/>Informasjon om en bruker<text:bookmark-end text:name="__RefHeading___Toc3362_1939511564"/></text:h>
      <text:p text:style-name="Text_20_body">Du kan få grunnleggende informasjon om en bruker på flere måter. her er noen av dem:</text:p>
      <text:p text:style-name="Text_20_body">Før du endrer gruppetilhøriheter o.l. kan du se hvilken id en bruker har og hvilke grupper en bruker er medlem av gjennom kommanoen <text:span text:style-name="T10">id</text:span>, slik:</text:p>
      <text:p text:style-name="P84">$ id &lt;username&gt;</text:p>
      <text:p text:style-name="Text_20_body">For eksempel:</text:p>
      <text:p text:style-name="Preformatted_20_Text">$ <text:span text:style-name="T10">id terje</text:span></text:p>
      <text:p text:style-name="Preformatted_20_Text">uid=1000(terje) gid=1000(terje) groups=1000(terje),10(wheel),54335(felles)</text:p>
      <text:p text:style-name="Text_20_body">Hvis du bare vil se gruppene en bruker er medlem av, kan du også bruke kommandoen groups, slik:</text:p>
      <text:p text:style-name="Preformatted_20_Text"><text:span text:style-name="Strong_20_Emphasis">$ groups terje</text:span></text:p>
      <text:p text:style-name="Preformatted_20_Text">terje : terje wheel felles</text:p>
      <text:h text:style-name="Heading_20_3" text:outline-level="3"><text:bookmark-start text:name="__RefHeading___Toc3364_1939511564"/>Legge til en ny bruker<text:bookmark-end text:name="__RefHeading___Toc3364_1939511564"/></text:h>
      <text:p text:style-name="Text_20_body">For å legge til en ny bruker fra kommandolinjen, kan man bruke verktøyet <text:span text:style-name="T14">adduser</text:span> slik:</text:p>
      <text:p text:style-name="Preformatted_20_Text"><text:span text:style-name="Strong_20_Emphasis">$ sudo  adduser petter</text:span></text:p>
      <text:p text:style-name="Preformatted_20_Text">Oppretter bruker «petter» ...</text:p>
      <text:p text:style-name="Preformatted_20_Text">Oppretter ny gruppe «petter» (1002) ...</text:p>
      <text:p text:style-name="Preformatted_20_Text">Oppretter ny bruker «petter» (1002) med gruppe «petter» ...</text:p>
      <text:p text:style-name="Preformatted_20_Text">Oppretter hjemmemappe «/home/petter» ...</text:p>
      <text:p text:style-name="Preformatted_20_Text">Kopierer filer fra «/etc/skel» ...</text:p>
      <text:p text:style-name="Preformatted_20_Text">Angi nytt UNIX-passord: </text:p>
      <text:p text:style-name="Preformatted_20_Text">Bekreft nytt UNIX-passord: </text:p>
      <text:p text:style-name="Preformatted_20_Text">passwd: passordet ble oppdatert</text:p>
      <text:p text:style-name="Preformatted_20_Text"><text:soft-page-break/>Changing the user information for petter</text:p>
      <text:p text:style-name="Preformatted_20_Text">Enter the new value, or press ENTER for the default</text:p>
      <text:p text:style-name="Preformatted_20_Text"><text:s/>Full Name []: Petter Testbruker</text:p>
      <text:p text:style-name="Preformatted_20_Text"><text:s/>Room Number []: </text:p>
      <text:p text:style-name="Preformatted_20_Text"><text:s/>Work Phone []: </text:p>
      <text:p text:style-name="Preformatted_20_Text"><text:s/>Home Phone []: </text:p>
      <text:p text:style-name="Preformatted_20_Text"><text:s/>Other []: </text:p>
      <text:p text:style-name="Preformatted_20_Text">Is the information correct? [Y/n]</text:p>
      <text:p text:style-name="Preformatted_20_Text">#</text:p>
      <text:p text:style-name="Text_20_body"><text:line-break/>Som det fremgår av tilbakemeldingene fra adduser-programmet ovenfor, opprettes en hjemmemappe med brukerens navn i mappen «/home». Hit kopieres et sett med standardfiler fra mappen «/etc/skel» (skel står for "skeleton", og alle filer vi legger i denne mappen blir kopiert til hver ny bruker).</text:p>
      <text:h text:style-name="Heading_20_3" text:outline-level="3"><text:bookmark-start text:name="__RefHeading___Toc3366_1939511564"/>Endre en eksisterende bruker<text:bookmark-end text:name="__RefHeading___Toc3366_1939511564"/></text:h>
      <text:p text:style-name="Text_20_body">Endre en eksisterende bruker kan gjøres via kommandoen <text:span text:style-name="T10">usermod</text:span>:</text:p>
      <text:p text:style-name="P11">Her er parametrene for å endre en bruker:</text:p>
      <text:p text:style-name="Text_20_body">-c, --comment NEW_NAME setter ny verdi for brukerens fulle navn<text:line-break/>-d, --home HOME_DIR setter ny hjemmemappe for brukeren<text:line-break/>-e, --expiredate EXPIRE_DATE setter kontoens utløpsdato til EXPIRE_DATE<text:line-break/>-f, --inactive INACTIVE setter passordet etter kontoens utløp til INACTIVE<text:line-break/>-g, --gid GROUP setter GROUP som ny primærgruppe<text:line-break/>-G, --groups GROUPS setter ny liste av tilleggsgrupper brukeren er med i.<text:line-break/>-a, --append legger brukeren til tilleggsgruppene GROUPS, spesifisert ved -G i tillegg til eksisterende gruppemedlemskap<text:line-break/>-h, --help Viser hjelpeteksten<text:line-break/>-l, --login NEW_LOGIN setter nytt login navn<text:line-break/>-L, --lock låser brukerkontoen<text:line-break/>-m, --move-home flytter hjemmemappen til ny mappe, brukes bare sammen med -d<text:line-break/>-p, --password PASSWORD setter nytt passord til en kryptert versjon av PASSWORD<text:line-break/>-s, --shell SHELL setter nytt login shell for brukeren<text:line-break/>-u, --uid UID setter ny bruker-ID for brukeren<text:line-break/>-U, --unlock låser opp brukerkontoen<text:line-break/><text:line-break/><text:span text:style-name="T10">Eksempler på bruk av usermod:</text:span></text:p>
      <text:p text:style-name="P84">$ sudo usermod -c "Nytt fullt navn" &lt;username&gt;</text:p>
      <text:p text:style-name="P84"><text:soft-page-break/>$ sudo usermod -l "Nytt brukernavn" &lt;username&gt;</text:p>
      <text:p text:style-name="Text_20_body"><text:span text:style-name="T10">Merk:</text:span> Har du tilgang til et grafisk brukergrensesnitt, kan du også bruke det grafiske programmet <text:span text:style-name="T10">user-admin </text:span>til å endre bruker-data<text:span text:style-name="T10">.</text:span> Du kan starte det fra applikasjonsmenyen eller fra terminalvinduet ved å kjøre kommandoen:</text:p>
      <text:p text:style-name="P84">$ user-admin</text:p>
      <text:h text:style-name="Heading_20_3" text:outline-level="3"><text:bookmark-start text:name="__RefHeading___Toc3368_1939511564"/>Slette en bruker fra systemet <text:bookmark-end text:name="__RefHeading___Toc3368_1939511564"/></text:h>
      <text:p text:style-name="P17"><text:span text:style-name="T59">En bruker kan slettes fra systemet via kommandoen</text:span> <text:span text:style-name="T10">userdel, </text:span><text:span text:style-name="T59">slik:</text:span></text:p>
      <text:p text:style-name="P84">$ sudo userdel &lt;username&gt;</text:p>
      <text:p text:style-name="Text_20_body"><text:span text:style-name="T10"><text:line-break/>Merk: </text:span>Dette sletter ikke brukerens hjemmemappe<text:line-break/><text:line-break/>For å slett brukerens hjemmemappe og lokal epost, bruk denne kommandoen:</text:p>
      <text:p text:style-name="P84">$ sudo userdel -r &lt;username&gt;</text:p>
      <text:h text:style-name="Heading_20_3" text:outline-level="3"><text:bookmark-start text:name="__RefHeading___Toc3370_1939511564"/>Grupper<text:bookmark-end text:name="__RefHeading___Toc3370_1939511564"/></text:h>
      <text:p text:style-name="Text_20_body">En gruppe er en samling brukerkontoer som opptrer som en enkelt enhet. Hvis en gruppe får tilgang til å utføre en handling, har alle gruppens medlemmer samme tilgang. <text:line-break/><text:line-break/>Her er noen nyttige kommandoer for å jobbe med Linuxgrupper:</text:p>
      <text:list xml:id="list3064001688" text:style-name="L40">
        <text:list-item>
          <text:p text:style-name="P186"><text:span text:style-name="T10">groups</text:span> (lister opp hvilke grupper en bruker er medlem av) </text:p>
        </text:list-item>
        <text:list-item>
          <text:p text:style-name="P186"><text:span text:style-name="T10">groupadd</text:span> (oppretter en ny gruppe) </text:p>
        </text:list-item>
        <text:list-item>
          <text:p text:style-name="P186"><text:span text:style-name="T10">groupdel</text:span> (sletter en gruppe) </text:p>
        </text:list-item>
        <text:list-item>
          <text:p text:style-name="P186"><text:span text:style-name="T10">groupmod</text:span> (endrer en gruppe) </text:p>
        </text:list-item>
        <text:list-item>
          <text:p text:style-name="P186"><text:span text:style-name="Strong_20_Emphasis">gpasswd</text:span> <text:span text:style-name="Strong_20_Emphasis">-a &lt;bruker&gt; &lt;gruppe&gt;</text:span> (legg en bruker til en gruppe) </text:p>
        </text:list-item>
        <text:list-item>
          <text:p text:style-name="P186"><text:span text:style-name="Strong_20_Emphasis">members</text:span> <text:span text:style-name="Strong_20_Emphasis">&lt;gruppenavn&gt;</text:span> (list medlemmer i en gruppe - debian/ubuntu) </text:p>
        </text:list-item>
        <text:list-item>
          <text:p text:style-name="P168"><text:span text:style-name="Strong_20_Emphasis">getent group &lt;gruppenavn&gt;</text:span> (list medlemmer i en gruppe - alle distroer) </text:p>
        </text:list-item>
      </text:list>
      <text:p text:style-name="Text_20_body"><text:span text:style-name="T10">Slik kan de brukes:</text:span><text:line-break/><text:line-break/><text:span text:style-name="Strong_20_Emphasis">$ whoami</text:span> (vis brukernavnet til den som skriver kommandoen)<text:line-break/><text:soft-page-break/>petter (viser at brukernavnet er <text:span text:style-name="T13">petter</text:span>)<text:line-break/><text:line-break/><text:span text:style-name="Strong_20_Emphasis">$ groups</text:span> (vis hvilke grupper petter er medlem av)<text:line-break/>petter users (viser at petter med i gruppene <text:span text:style-name="T13">petter</text:span> og <text:span text:style-name="T13">users</text:span><text:line-break/><text:line-break/><text:span text:style-name="Strong_20_Emphasis">$ groups per petter root</text:span> (vis hvilke grupper <text:span text:style-name="T13">per</text:span>, <text:span text:style-name="T13">petter</text:span> og <text:span text:style-name="T13">root</text:span> er medlem av)<text:line-break/>per: per users (viser gruppene <text:span text:style-name="T13">per </text:span>er medlem av)<text:line-break/>petter: petter users (viser gruppene <text:span text:style-name="T13">petter </text:span>er medlem av)<text:line-break/>root: root bin daemon sys adm disk wheel src (viser gruppene <text:span text:style-name="T13">root </text:span>er medlem av)</text:p>
      <text:p text:style-name="Text_20_body"><text:span text:style-name="T10">$ sudo groupadd felles </text:span>Oppretter gruppen "felles"</text:p>
      <text:p text:style-name="Text_20_body"><text:span text:style-name="T10">$ sudo gpasswd -a petter felles<text:line-break/></text:span>Legger brukeren petter til gruppen felles</text:p>
      <text:p text:style-name="Text_20_body"><text:span text:style-name="Strong_20_Emphasis">$ members felles</text:span><text:line-break/>petter</text:p>
      <text:p text:style-name="Text_20_body"><text:span text:style-name="Strong_20_Emphasis">$ getent group felles</text:span><text:line-break/>felles:x:1034:petter</text:p>
      <text:p text:style-name="Text_20_body"/>
      <text:h text:style-name="P53" text:outline-level="2"><text:bookmark-start text:name="__RefHeading___Toc3372_1939511564"/><text:bookmark text:name="maincontent"/><text:bookmark text:name="yui_3_17_2_1_1614283597999_20"/><text:span text:style-name="Strong_20_Emphasis"><text:span text:style-name="T34"> <text:s text:c="2"/></text:span></text:span>/etc/passwd, /etc/shadow og /etc/group<text:bookmark-end text:name="__RefHeading___Toc3372_1939511564"/></text:h>
      <text:section text:style-name="Sect2" text:name="yui_3_17_2_1_1614283597999_21">
        <text:section text:style-name="Sect2" text:name="yui_3_17_2_1_1614283597999_26">
          <text:section text:style-name="Sect2" text:name="yui_3_17_2_1_1614283597999_25">
            <text:p text:style-name="Text_20_body"><text:span text:style-name="Strong_20_Emphasis">/etc/passwd</text:span> og <text:span text:style-name="Strong_20_Emphasis">/etc/shadow </text:span>er to filer som inneholder informasjon om alle brukerne på en Linux-maskin. /etc/shadow krever rot-tilgang siden den inneholder brukernes krypterte passord.</text:p>
            <text:p text:style-name="Text_20_body"><text:span text:style-name="Strong_20_Emphasis">/etc/group </text:span>er en fil som inneholder informasjon om maskinens definerte grupper, inkludert hvilke brukere som er medlemmer i dem.</text:p>
            <text:p text:style-name="Text_20_body"><text:span text:style-name="Strong_20_Emphasis">Eksempler på format:</text:span></text:p>
            <text:p text:style-name="Text_20_body"><text:span text:style-name="Strong_20_Emphasis">1) /etc/passwd</text:span></text:p>
            <text:p text:style-name="Text_20_body"><text:span text:style-name="Strong_20_Emphasis"># cat /etc/passwd<text:line-break/></text:span>root:x:0:0:root:/root:/bin/bash<text:line-break/>bin:x:1:1:bin:/bin:/sbin/nologin<text:line-break/>daemon:x:2:2:daemon:/sbin:/sbin/nologin<text:line-break/>adm:x:3:4:adm:/var/adm:/sbin/nologin<text:line-break/>lp:x:4:7:lp:/var/spool/lpd:/sbin/nologin<text:line-break/>nobody:x:65534:65534:Kernel Overflow User:/:/sbin/nologin<text:line-break/>sshd:x:74:74:Privilege-separated SSH:/var/empty/sshd:/sbin/nologin<text:line-break/>mssql:x:992:990::/var/opt/mssql:/bin/bash<text:line-break/>terje:x:1000:1000::/home/terje:/bin/bash<text:line-break/>backup:x:1001:1001::/home/backup:/bin/bash<text:line-break/><text:soft-page-break/>postgres:x:26:26:PostgreSQL Server:/var/lib/pgsql:/bin/bash<text:line-break/>mysql:x:991:989:MySQL server:/var/lib/mysql:/sbin/nologin<text:line-break/>itfakultetet:x:1006:1006::/home/itfakultetet:/bin/bash<text:line-break/>apache:x:48:48:Apache:/usr/share/httpd:/sbin/nologin<text:line-break/>nginx:x:990:988:Nginx web server:/var/lib/nginx:/sbin/nologin<text:line-break/>mongodb:x:1010:1010::/home/mongodb:/bin/bash<text:line-break/>jenkins:x:989:987:Jenkins Automation Server:/var/lib/jenkins:/bin/false<text:line-break/>postfix:x:89:89::/var/spool/postfix:/sbin/nologin<text:line-break/>dovecot:x:97:97:Dovecot IMAP server:/usr/libexec/dovecot:/sbin/nologin<text:line-break/><text:line-break/><text:span text:style-name="Strong_20_Emphasis">2) /etc/shadow</text:span></text:p>
            <text:p text:style-name="Text_20_body"><text:span text:style-name="Strong_20_Emphasis">$ cat /etc/shadow</text:span></text:p>
            <text:p text:style-name="Text_20_body">sshd:!!:18191::::::<text:line-break/>chrony:!!:18191::::::<text:line-break/>rngd:!!:18443::::::<text:line-break/>saslauth:!!:18535::::::<text:line-break/>mssql:!!:18535::::::<text:line-break/>terje:$6$7hNOgw1zdWfDMsLJ$iz5.illxtzSsJdKJQuPoh1c2Joj6Q7DN.Z71MRZR6S5XQtJ/cbc6fsc6rMzPAiHlwzQD2qnbaCkZuB8Z9Nj1j0:18535:0:99999:7:::<text:line-break/>backup:$6$g0hhw1X/tL0oeHu9$cdGt9Zg5V1gZjVZO/.SnsPWI.vim2eSWPhgFjcKtQhtUksSJXC8xQ7ovrrvWCSKyhEXnlHOr94HixBmEaKqxr0:18535:0:99999:7:::</text:p>
            <text:p text:style-name="Text_20_body"><text:span text:style-name="Strong_20_Emphasis">Strukturen til /etc/shadow består av disse feltene, med kolon som skilletegn:</text:span></text:p>
            <text:p text:style-name="Preformatted_20_Text">root:$6$.n:12236:0:66669:7:::</text:p>
            <text:p text:style-name="Preformatted_20_Text">[--] [----] [--] - [---] ----</text:p>
            <text:p text:style-name="Preformatted_20_Text">| <text:s text:c="5"/>| <text:s text:c="5"/>| <text:s text:c="2"/>| <text:s text:c="2"/>| <text:s text:c="2"/>|||+-----------&gt; 9. Unused</text:p>
            <text:p text:style-name="Preformatted_20_Text">| <text:s text:c="5"/>| <text:s text:c="5"/>| <text:s text:c="2"/>| <text:s text:c="2"/>| <text:s text:c="2"/>||+------------&gt; 8. Expiration <text:a xlink:type="simple" xlink:href="https://itfakultetet.no/kurs/mod/page/view.php?id=1177" text:style-name="Internet_20_link" text:visited-style-name="Visited_20_Internet_20_Link">date</text:a></text:p>
            <text:p text:style-name="Preformatted_20_Text">| <text:s text:c="5"/>| <text:s text:c="5"/>| <text:s text:c="2"/>| <text:s text:c="2"/>| <text:s text:c="2"/>|+-------------&gt; 7. Inactivity period</text:p>
            <text:p text:style-name="Preformatted_20_Text">| <text:s text:c="5"/>| <text:s text:c="5"/>| <text:s text:c="2"/>| <text:s text:c="2"/>| <text:s text:c="2"/>+--------------&gt; 6. Warning period</text:p>
            <text:p text:style-name="Preformatted_20_Text">| <text:s text:c="5"/>| <text:s text:c="5"/>| <text:s text:c="2"/>| <text:s text:c="2"/>+------------------&gt; 5. Maximum password age</text:p>
            <text:p text:style-name="Preformatted_20_Text">| <text:s text:c="5"/>| <text:s text:c="5"/>| <text:s text:c="2"/>+----------------------&gt; 4. Minimum password age</text:p>
            <text:p text:style-name="Preformatted_20_Text">| <text:s text:c="5"/>| <text:s text:c="5"/>+--------------------------&gt; 3. Last password change</text:p>
            <text:p text:style-name="Preformatted_20_Text">| <text:s text:c="5"/>+---------------------------------&gt; 2. Encrypted Password</text:p>
            <text:p text:style-name="Preformatted_20_Text">+----------------------------------------&gt; 1. Username</text:p>
            <text:list xml:id="list1355211722" text:style-name="L41">
              <text:list-item>
                <text:p text:style-name="P187"><text:span text:style-name="Strong_20_Emphasis">Username</text:span> : It is your login name. </text:p>
              </text:list-item>
              <text:list-item>
                <text:p text:style-name="P187"><text:span text:style-name="Strong_20_Emphasis">Password</text:span> : It is your encrypted password. The password should be minimum 8-12 characters long including special characters, digits, lower case alphabetic and more. Usually password format is set to <text:span text:style-name="User_20_Entry">$id$salt$hashed</text:span>, The <text:span text:style-name="User_20_Entry">$id</text:span> is the algorithm used On GNU/Linux as follows:</text:p>
                <text:list>
                  <text:list-item>
                    <text:p text:style-name="P187"><text:span text:style-name="User_20_Entry"><text:span text:style-name="Strong_20_Emphasis">$1$</text:span></text:span> is MD5 </text:p>
                  </text:list-item>
                  <text:list-item>
                    <text:p text:style-name="P187"><text:span text:style-name="User_20_Entry"><text:span text:style-name="Strong_20_Emphasis">$2a$</text:span></text:span> is Blowfish </text:p>
                  </text:list-item>
                  <text:list-item>
                    <text:p text:style-name="P187"><text:soft-page-break/><text:span text:style-name="User_20_Entry"><text:span text:style-name="Strong_20_Emphasis">$2y$</text:span></text:span> is Blowfish </text:p>
                  </text:list-item>
                  <text:list-item>
                    <text:p text:style-name="P187"><text:span text:style-name="User_20_Entry"><text:span text:style-name="Strong_20_Emphasis">$5$</text:span></text:span> is SHA-256 </text:p>
                  </text:list-item>
                  <text:list-item>
                    <text:p text:style-name="P187"><text:span text:style-name="User_20_Entry"><text:span text:style-name="Strong_20_Emphasis">$6$</text:span></text:span> is SHA-512 </text:p>
                  </text:list-item>
                </text:list>
              </text:list-item>
              <text:list-item>
                <text:p text:style-name="P187"><text:span text:style-name="Strong_20_Emphasis">Last password change (lastchanged)</text:span> : Days since Jan 1, 1970 that password was last changed </text:p>
              </text:list-item>
              <text:list-item>
                <text:p text:style-name="P187"><text:span text:style-name="Strong_20_Emphasis">Minimum</text:span> : The minimum number of days required between password changes i.e. the number of days left before the user is allowed to change his/her password </text:p>
              </text:list-item>
              <text:list-item>
                <text:p text:style-name="P187"><text:span text:style-name="Strong_20_Emphasis">Maximum</text:span> : The maximum number of days the password is valid (after that user is forced to change his/her password) </text:p>
              </text:list-item>
              <text:list-item>
                <text:p text:style-name="P187"><text:span text:style-name="Strong_20_Emphasis">Warn</text:span> : The number of days before password is to expire that user is warned that his/her password must be changed </text:p>
              </text:list-item>
              <text:list-item>
                <text:p text:style-name="P187"><text:span text:style-name="Strong_20_Emphasis">Inactive</text:span> : The number of days after password expires that account is disabled </text:p>
              </text:list-item>
              <text:list-item>
                <text:p text:style-name="P169"><text:span text:style-name="Strong_20_Emphasis">Expire</text:span> : days since Jan 1, 1970 that account is disabled i.e. an absolute <text:a xlink:type="simple" xlink:href="https://itfakultetet.no/kurs/mod/page/view.php?id=1177" text:style-name="Internet_20_link" text:visited-style-name="Visited_20_Internet_20_Link">date</text:a> specifying when the login may no longer be used. </text:p>
              </text:list-item>
            </text:list>
            <text:p text:style-name="Text_20_body"><text:span text:style-name="Strong_20_Emphasis">3) /etc/group</text:span></text:p>
            <text:p text:style-name="Text_20_body"><text:bookmark text:name="yui_3_17_2_1_1614283597999_24"/>mongod:x:981:<text:line-break/>kurs1:x:54325:<text:line-break/>kurs2:x:54326:<text:line-break/>kurs3:x:54327:<text:line-break/>kurs4:x:54328:<text:line-break/>kurs5:x:54329:<text:line-break/>kurs6:x:54330:<text:line-break/>kurs7:x:54331:<text:line-break/>kurs8:x:54332:<text:line-break/>kurs9:x:54333:<text:line-break/>kurs10:x:54334:<text:line-break/>felles:x:54335:terje,kurs,kurs1,kurs2,kurs3,kurs4,kurs5,kurs6,kurs7,kurs8,kurs9,kurs10</text:p>
          </text:section>
        </text:section>
      </text:section>
      <text:p text:style-name="Text_20_body"/>
      <text:h text:style-name="P113" text:outline-level="1"><text:bookmark-start text:name="__RefHeading___Toc3374_1939511564"/><text:span text:style-name="T60">Kapittel 4<text:line-break/></text:span><text:bookmark text:name="yui_3_17_2_1_1614283697563_54"/>4: SSH / SCP / SFTP<text:bookmark-end text:name="__RefHeading___Toc3374_1939511564"/></text:h>
      <text:h text:style-name="P54" text:outline-level="2"><text:bookmark-start text:name="__RefHeading___Toc3376_1939511564"/><text:span text:style-name="Strong_20_Emphasis"><text:span text:style-name="T34"> <text:s/></text:span></text:span>Installasjon og konfigurering av OpenSSH - secure shell server<text:bookmark-end text:name="__RefHeading___Toc3376_1939511564"/></text:h>
      <text:p text:style-name="P27"><text:line-break/>Det viktigste administrasjonsgrensesnittet vårt mot serveren er gjennom SSH - Secure SHell. Så lenge vi kan logge oss inn på en SSH-konto med rot-tilgang til serveren har vi full kontroll over den. Noe av det første vi gjør er derfor å sørge for at denne tilgangen er tilstede, satt opp riktig og at den ikke kommer i hendene på uønskede inntrengere. </text:p>
      <text:h text:style-name="P79" text:outline-level="3"><text:bookmark-start text:name="__RefHeading___Toc3378_1939511564"/>Installasjon<text:bookmark-end text:name="__RefHeading___Toc3378_1939511564"/></text:h>
      <text:p text:style-name="P27">Dersom <text:span text:style-name="T14">Open SSH server</text:span> ikke ble valgt ved installasjon av Ubuntu-serveren, kan du installere OpenSSH - klient og server med følgende kommando:</text:p>
      <text:p text:style-name="P88">$ sudo apt-get install openssh-client openssh-server</text:p>
      <text:h text:style-name="P79" text:outline-level="3"><text:bookmark-start text:name="__RefHeading___Toc3380_1939511564"/>Konfigurering<text:bookmark-end text:name="__RefHeading___Toc3380_1939511564"/></text:h>
      <text:p text:style-name="P27"><text:line-break/>SSH-serveren kan konfigureres ved å endre parametrene i konfigurasjonsfilen:<text:line-break/><text:line-break/><text:span text:style-name="T10">/etc/ssh/sshd_config</text:span><text:line-break/><text:line-break/>Sjekk gjerne manualen for konfigurering gjennom kommandoen:</text:p>
      <text:p text:style-name="P88">$ man sshd_config</text:p>
      <text:p text:style-name="P27"><text:line-break/><text:span text:style-name="T11">Merk:</text:span> Lag en kopi av den originale konfig-filen før du endrer noe. Dersom du gjør en feil som hindrer SSH-serveren fra å fungere, kan det bli vanskelig å nå serveren fra nettverket.<text:line-break/><text:soft-page-break/><text:line-break/><text:span text:style-name="T10">Her er noen nyttige endringer du kan gjøre i konfig-filen:</text:span></text:p>
      <text:list xml:id="list295984529" text:style-name="L42">
        <text:list-item>
          <text:p text:style-name="P170">Endre portnummeret SSH-serveren lytter på. Dette er en effektiv måte å hindre "script kiddies" i å forsøke å hacke seg inn på serveren via SSH.<text:line-break/>port 22 er standard port for SSH, så du kan endre til noe over 1024, f.eks. slik:<text:line-break/><text:line-break/>port 2222</text:p>
        </text:list-item>
        <text:list-item>
          <text:p text:style-name="P170">For å tillate innlogging med offentlig nøkkel:<text:line-break/><text:line-break/>PubkeyAuthentication yes</text:p>
        </text:list-item>
        <text:list-item>
          <text:p text:style-name="P170">For å kunne kjøre programmer på serveren med grafisk brukergrensesnitt (GUI) fra en klient, kan du sette:<text:line-break/><text:line-break/>X11Forwarding yes<text:line-break/><text:line-break/>Dette fungerer dersom grafisk grensesnitt (X-server) er installert på serveren. Klienten logger seg på med flagget -X eller -Y og kan starte GUI-programmer som vises på klientens PC som om man satt ved serveren.</text:p>
        </text:list-item>
      </text:list>
      <text:p text:style-name="P27"><text:line-break/><text:span text:style-name="T10">Merk:</text:span> Hvis du endrer portnummeret til noe annet enn 22 må klienten logge seg inn med flagget -p etterfulgt av det oppsatte portnummeret. F.eks. slik:<text:line-break/><text:line-break/><text:span text:style-name="T10">$ ssh -p 2222 bruker@server.com</text:span><text:line-break/><text:line-break/>eller <text:line-break/><text:line-break/><text:span text:style-name="T10">$ ssh -p -X 2222 bruker@server.com</text:span><text:line-break/><text:line-break/>hvis man ønsker å kjøre GUI-baserte programmer fra serveren<text:line-break/></text:p>
      <text:h text:style-name="P54" text:outline-level="2"><text:bookmark-start text:name="__RefHeading___Toc3382_1939511564"/><text:span text:style-name="Strong_20_Emphasis"><text:span text:style-name="T34"> <text:s/></text:span></text:span>Bruk av aliaser via SSHs konfigurasjonsfil <text:bookmark-end text:name="__RefHeading___Toc3382_1939511564"/></text:h>
      <text:p text:style-name="Text_20_body">Først rediger eller lag en fil som heter <text:span text:style-name="Strong_20_Emphasis">config</text:span> i din egen <text:span text:style-name="Strong_20_Emphasis">.ssh</text:span>-mappe, f.eks slik:</text:p>
      <text:p text:style-name="Text_20_body"><text:span text:style-name="Strong_20_Emphasis">$ vim ~/.ssh/config</text:span> (eller bruk din favoritt-editor)</text:p>
      <text:p text:style-name="Text_20_body">Filen skal inneholde dette oppsettet for hver alias du lager til en ssh-konto:</text:p>
      <text:p text:style-name="Text_20_body">host aliasnavn<text:line-break/>HostName server.domain.com<text:line-break/><text:soft-page-break/>Port 5555<text:line-break/>User username</text:p>
      <text:p text:style-name="Text_20_body">F.eks. slik:</text:p>
      <text:p text:style-name="Text_20_body">host hjemme<text:line-break/>HostName server1.hjemme.no<text:line-break/>Port 2222<text:line-break/>User Petter</text:p>
      <text:p text:style-name="Text_20_body">Når dette er lagret, kan du skrive:</text:p>
      <text:p text:style-name="Preformatted_20_Text"><text:span text:style-name="Strong_20_Emphasis">$ ssh hjemme</text:span></text:p>
      <text:p text:style-name="Text_20_body">istedenfor:</text:p>
      <text:p text:style-name="Preformatted_20_Text"><text:span text:style-name="Strong_20_Emphasis">$ ssh -p 2222 petter@server1.hjemme.no</text:span></text:p>
      <text:p text:style-name="P28"/>
      <text:h text:style-name="P55" text:outline-level="2"><text:bookmark-start text:name="__RefHeading___Toc3384_1939511564"/><text:bookmark text:name="yui_3_17_2_1_1614283973388_20"/><text:span text:style-name="Strong_20_Emphasis"><text:span text:style-name="T34"> <text:s/></text:span></text:span>Passordløs innlogging<text:bookmark-end text:name="__RefHeading___Toc3384_1939511564"/></text:h>
      <text:h text:style-name="P104" text:outline-level="4"><text:bookmark-start text:name="__RefHeading___Toc3386_1939511564"/>Innlogging med nøkler, uten passord<text:bookmark-end text:name="__RefHeading___Toc3386_1939511564"/></text:h>
      <text:p text:style-name="P29">Først lager vi nøkler som vi kan bruke til innloggingen, slik:</text:p>
      <text:p text:style-name="P89">$ ssh-keygen</text:p>
      <text:p text:style-name="P29">La passordet stå blankt, slik at nøkkelen lages uten passord.<text:line-break/><text:span text:style-name="T10"><text:line-break/></text:span>Så kopierer du den offentlige nøkkelen over til serveren, slik:</text:p>
      <text:p text:style-name="P84">$ ssh-copy-id  -p &lt;port&gt; bruker@server.com </text:p>
      <text:p text:style-name="Text_20_body">eller slik (<text:span text:style-name="T8">old</text:span> school):</text:p>
      <text:p text:style-name="P86">$ cat .ssh/id_rsa.pub | ssh bruker@server.com 'cat &gt;&gt; .ssh/authorized_keys'</text:p>
      <text:p text:style-name="P29">Dette kopierer nøkkelen fra id_rsa.pub og legger den til filen <text:span text:style-name="Strong_20_Emphasis">authorized_keys</text:span> på serveren (bytt ut med ditt brukernavn og servernavn)<text:line-break/><text:soft-page-break/><text:line-break/>Og det er alt som trengs for en passordløs ssh-bruk. Og dette gjelder også for scp og sftp.<text:line-break/><text:line-break/><text:span text:style-name="T15">Merk:</text:span> Det er nå viktig å ha et godt passord for innlogging på din egen pc, slik at du ikke åpner et sikkerhetshull av dimensjoner her.</text:p>
      <text:p text:style-name="P28"/>
      <text:h text:style-name="P56" text:outline-level="2"><text:bookmark-start text:name="__RefHeading___Toc3388_1939511564"/><text:bookmark text:name="yui_3_17_2_1_1614284132842_20"/><text:span text:style-name="Strong_20_Emphasis"><text:span text:style-name="T34"> <text:s/></text:span></text:span><text:span text:style-name="T61">Sikker k</text:span>opiering av filer og mapper med scp<text:bookmark-end text:name="__RefHeading___Toc3388_1939511564"/></text:h>
      <text:p text:style-name="Text_20_body">Kommandoen <text:span text:style-name="T10">scp</text:span> er en del av SSH-serveren og brukes til kryptert kopiering til og fra servere.<text:line-break/><text:line-break/><text:span text:style-name="T14">Eksempler:</text:span></text:p>
      <text:p text:style-name="P84">$ scp filnavn.txt brukernavn@server.com:/mappe</text:p>
      <text:p text:style-name="Text_20_body">  - Kopierer <text:span text:style-name="T13">filnavn.txt </text:span>til mappen <text:span text:style-name="T13">mappe</text:span> på serveren <text:span text:style-name="T13">server.com</text:span> innlogget som <text:span text:style-name="T13">brukernavn</text:span></text:p>
      <text:p text:style-name="P84">$ scp -P 20300 filnavn.txt brukernavn@server.com:/mappe</text:p>
      <text:p text:style-name="Text_20_body">  - Samme som ovenfor, men bruker port 20300 istedenfor port 22 (default).</text:p>
      <text:p text:style-name="Preformatted_20_Text"><text:span text:style-name="T10">$ scp brukernavn@server.com:/mappe</text:span>/<text:span text:style-name="T10">filnavn.txt .</text:span></text:p>
      <text:p text:style-name="Text_20_body">  - Kopierer <text:span text:style-name="T13">filnavn.txt </text:span>fra mappen <text:span text:style-name="T13">mappe</text:span> på serveren <text:span text:style-name="T13">server.com</text:span> innlogget som <text:span text:style-name="T13">brukernavn, til den mappen du er i lokal - angitt ved "."</text:span></text:p>
      <text:p text:style-name="P84">$ scp -P 20300 -r mappe1 brukernavn@server.com:mappe1</text:p>
      <text:p text:style-name="Text_20_body">  - Samme som ovenfor, men kopierer rekursivt mappen <text:span text:style-name="T13">mappe1 </text:span>til mappen <text:span text:style-name="T13">mappe1</text:span> i brukerens hjemmemappe på serveren</text:p>
      <text:p text:style-name="P28"/>
      <text:h text:style-name="P57" text:outline-level="2"><text:bookmark-start text:name="__RefHeading___Toc3390_1939511564"/><text:span text:style-name="Strong_20_Emphasis"><text:span text:style-name="T34"> <text:s/></text:span></text:span><text:span text:style-name="T62">SFTP <text:s/>- Sikker </text:span><text:span text:style-name="T27">FTP</text:span><text:bookmark-end text:name="__RefHeading___Toc3390_1939511564"/></text:h>
      <text:p text:style-name="P28"><text:bookmark text:name="yui_3_17_2_1_1614284194012_20"/>SFTP er en del av OpenSSH, og fungerer som en vanlig ftp-server eller klient med fordelen at all trafikk er kryptert.<text:line-break/><text:line-break/><text:span text:style-name="T10">Her er noen enkle eksempler på bruk av SFTP</text:span></text:p>
      <text:p text:style-name="P84"><text:soft-page-break/>$ sftp -P 2022 brukernavn@servernavn.com:/home/bruker/www/</text:p>
      <text:p text:style-name="Text_20_body">- logger deg på <text:span text:style-name="T13">servernavn.com </text:span>som bruker <text:span text:style-name="T13">brukernavn</text:span> via port 2022, og går til mappen <text:span text:style-name="T13">/home/bruker/www<text:line-break/><text:line-break/></text:span><text:span text:style-name="Strong_20_Emphasis"><text:span text:style-name="T13">Merk: </text:span></text:span>Dersom ssh-serveren kjøres på default-porten (port 22) trenger du ikke ha med port-parametret</text:p>
      <text:p text:style-name="P84">$ pwd</text:p>
      <text:p text:style-name="Text_20_body">- viser hvilken mappe du er i</text:p>
      <text:p text:style-name="P84">$ lpwd</text:p>
      <text:p text:style-name="Text_20_body">- viser hvilke mappe du er i lokalt (på din egen pc)</text:p>
      <text:p text:style-name="P84">$ cd dokumenter</text:p>
      <text:p text:style-name="Text_20_body">- går til mappen <text:span text:style-name="T13">dokumenter</text:span> på serveren</text:p>
      <text:p text:style-name="P84">$ lcd dokumenter</text:p>
      <text:p text:style-name="Text_20_body">- går til mappen <text:span text:style-name="T13">dokumenter</text:span> lokalt</text:p>
      <text:p text:style-name="P84">$ put *.php</text:p>
      <text:p text:style-name="Text_20_body">- laster opp alle php-filer fra den mappen du er i lokalt til den mappen du er i på serveren</text:p>
      <text:p text:style-name="P84">$ get filnavn1 filnavn2</text:p>
      <text:p text:style-name="Text_20_body">- laster ned dokumentene <text:span text:style-name="T13">filnavn1 </text:span>og <text:span text:style-name="T13">filnavn2</text:span> fra serveren til mappen du er i lokalt<text:line-break/><text:line-break/><text:span text:style-name="Strong_20_Emphasis"><text:span text:style-name="T13">Merk:</text:span></text:span> De fleste kommandoer du kan kjøre på serveren har en tilsvarende kommando for å kjøres lokalt - ved rett og slett å skrive "l" foran kommandoen, som i eksemplene ovenfor.</text:p>
      <text:p text:style-name="P28"/>
      <text:h text:style-name="P58" text:outline-level="2"><text:bookmark-start text:name="__RefHeading___Toc3392_1939511564"/><text:soft-page-break/><text:span text:style-name="Strong_20_Emphasis"><text:span text:style-name="T34"> <text:s/></text:span></text:span>SSH - tunneler<text:bookmark-end text:name="__RefHeading___Toc3392_1939511564"/></text:h>
      <text:p text:style-name="P28"><text:bookmark text:name="yui_3_17_2_1_1614284278967_20"/>Et vanlig bruksområde for SSH er å lage såkalte tunneler fra en port på en maskin til en port på en annen. Slik kan man f.eks. kryptere trafikk som ellers ville gått i klartekst.</text:p>
      <text:h text:style-name="Heading_20_3" text:outline-level="3"><text:bookmark-start text:name="__RefHeading___Toc3394_1939511564"/><text:line-break/><text:span text:style-name="T16">Eksempel 1: </text:span><text:bookmark-end text:name="__RefHeading___Toc3394_1939511564"/></text:h>
      <text:p text:style-name="P30">Du er på en server uten internet-tilgang (server1), men som er koblet i et lokalt nettverk til en annen maskin med internetttilgang (server2). Serveren har problemer, og du trenger å Google frem en løsning. Slik gjør du:</text:p>
      <text:p text:style-name="P90">$ ssh -L 12345:google.com:80 bruker@server2</text:p>
      <text:p text:style-name="P30">Nå kan du åpne en forbindelse til port 12345 på server1 og få tilgang til Google fra server2 - f.eks. ved å peke Firefox til http://localhost:12345<text:line-break/><text:line-break/>For å unngå å utføre kommandoer på server2, er det vanlig å ta med paramteret -N (no command) slik:</text:p>
      <text:p text:style-name="P90">$ ssh -L 12345:google.com:80 -N bruker@server2</text:p>
      <text:p text:style-name="P30">Kjører server2 ssh-serveren på en annen port en port 22, må du også ta med portnummeret, f.eks slik (hvis den kjører på port 2222):</text:p>
      <text:p text:style-name="P84">$ ssh -p 2222 -L 12345:google.com:80 bruker@server2</text:p>
      <text:p text:style-name="P14"/>
      <text:h text:style-name="P82" text:outline-level="3"><text:bookmark-start text:name="__RefHeading___Toc3396_1939511564"/>Eksempel 2:<text:bookmark-end text:name="__RefHeading___Toc3396_1939511564"/></text:h>
      <text:p text:style-name="P30">serverA er en server som kjører CUPS printerserver på standardport (631), men webgrensenittet til CUPS er bare tilgjengelig lokalt. Slik kan du f å tilgang til det fra en annen maskin gjennom en ssh-tunnel:</text:p>
      <text:p text:style-name="P84">$ ssh -L 12345:localhost:631 -N bruker@serverA</text:p>
      <text:p text:style-name="P30"><text:span text:style-name="T10"><text:line-break/></text:span>Port 12345 vil nå peke til port 631 på serverA, og CUPS er tilgjengelig fra:<text:line-break/><text:span text:style-name="T10"><text:line-break/></text:span>http://localhost:12345<text:line-break/><text:soft-page-break/><text:span text:style-name="T10"><text:line-break/></text:span></text:p>
      <text:h text:style-name="Heading_20_3" text:outline-level="3"><text:bookmark-start text:name="__RefHeading___Toc3398_1939511564"/>Eksempel 3:<text:bookmark-end text:name="__RefHeading___Toc3398_1939511564"/></text:h>
      <text:p text:style-name="P30">SSH kan gi deg full tilgang til internett fra en annen maskin gjennom den innebygde støtten for SOCKS 5. F.eks. slik:</text:p>
      <text:p text:style-name="P84">$ ssh -D 1234 bruker@serverA</text:p>
      <text:p text:style-name="P30">Når dette er gjort kan du sette opp f.eks. Firefox til å bruke localhost og port 1234 som Socks 5 Proxy, og så har du full tilgang til internett.</text:p>
      <text:h text:style-name="P110" text:outline-level="1"><text:bookmark-start text:name="__RefHeading___Toc3400_1939511564"/><text:span text:style-name="T41">Kapittel</text:span> 5<text:line-break/>Data Wrangling<text:bookmark-end text:name="__RefHeading___Toc3400_1939511564"/></text:h>
      <text:h text:style-name="P59" text:outline-level="2"><text:bookmark-start text:name="__RefHeading___Toc3692_1939511564"/><text:bookmark text:name="yui_3_17_2_1_1614295695094_20"/><text:span text:style-name="Strong_20_Emphasis"><text:span text:style-name="T34"> <text:s/></text:span></text:span>cat - skjøt sammen filer og mye mer<text:bookmark-end text:name="__RefHeading___Toc3692_1939511564"/></text:h>
      <text:p text:style-name="Text_20_body"><text:span text:style-name="Strong_20_Emphasis">cat</text:span> har navnet sitt fra det engelske ordet <text:span text:style-name="Emphasis">con</text:span><text:span text:style-name="Emphasis"><text:span text:style-name="Strong_20_Emphasis">cat</text:span></text:span><text:span text:style-name="Emphasis">enate</text:span> som betyr å skjøte noe sammen, og det er ett av bruksområdene for <text:span text:style-name="Strong_20_Emphasis">cat</text:span>.</text:p>
      <text:p text:style-name="Text_20_body"><text:span text:style-name="Strong_20_Emphasis">cat</text:span> tar disse parameterene:<text:line-break/><text:line-break/>       -A, --show-all<text:line-break/>              equivalent to -vET<text:line-break/>       -b, --number-nonblank<text:line-break/>              number nonempty output lines, overrides -n<text:line-break/>       -e     equivalent to -vE<text:line-break/>       -E, --show-ends<text:line-break/>              display $ at end of each line<text:line-break/>       -n, --number<text:line-break/>              number all output lines<text:line-break/>       -s, --squeeze-blank<text:line-break/>              suppress repeated empty output lines<text:line-break/>       -t     equivalent to -vT<text:line-break/>       -T, --show-tabs<text:line-break/>              display TAB characters as ^I<text:line-break/>       -u     (ignored)<text:line-break/>       -v, --show-nonprinting<text:line-break/>              use ^ and M- notation, except for LFD and TAB<text:line-break/>       --help display this help and exit<text:line-break/>       --version<text:line-break/>              output version information and exit</text:p>
      <text:h text:style-name="Heading_20_4" text:outline-level="4"><text:bookmark-start text:name="__RefHeading___Toc3694_1939511564"/><text:soft-page-break/>Eksempler:<text:bookmark-end text:name="__RefHeading___Toc3694_1939511564"/></text:h>
      <text:p text:style-name="Preformatted_20_Text"><text:span text:style-name="Strong_20_Emphasis">$ cat navn1</text:span></text:p>
      <text:p text:style-name="Preformatted_20_Text">Ole Moen</text:p>
      <text:p text:style-name="Preformatted_20_Text">Petter Jensen</text:p>
      <text:p text:style-name="Preformatted_20_Text"><text:span text:style-name="Strong_20_Emphasis">$ cat navn2</text:span></text:p>
      <text:p text:style-name="Preformatted_20_Text">Kari Diesen</text:p>
      <text:p text:style-name="Preformatted_20_Text">Rolf Juster</text:p>
      <text:p text:style-name="Preformatted_20_Text"><text:span text:style-name="Strong_20_Emphasis">$ cat navn1 navn2</text:span></text:p>
      <text:p text:style-name="Preformatted_20_Text">Ole Moen</text:p>
      <text:p text:style-name="Preformatted_20_Text">Petter Jensen</text:p>
      <text:p text:style-name="Preformatted_20_Text">Kari Diesen</text:p>
      <text:p text:style-name="Preformatted_20_Text">Rolf Juster</text:p>
      <text:p text:style-name="Preformatted_20_Text"><text:span text:style-name="Strong_20_Emphasis">$ cat -n navn1 navn2</text:span></text:p>
      <text:p text:style-name="Preformatted_20_Text">     1  Ole Moen</text:p>
      <text:p text:style-name="Preformatted_20_Text">     2  Petter Jensen</text:p>
      <text:p text:style-name="Preformatted_20_Text">     3  Kari Diesen</text:p>
      <text:p text:style-name="Preformatted_20_Text">     4  Rolf Juster</text:p>
      <text:p text:style-name="Text_20_body"><text:span text:style-name="Strong_20_Emphasis">Skriv til fil fra tastaturet:</text:span></text:p>
      <text:p text:style-name="Preformatted_20_Text"><text:span text:style-name="Strong_20_Emphasis">$ cat frukt</text:span></text:p>
      <text:p text:style-name="Preformatted_20_Text">eple</text:p>
      <text:p text:style-name="Preformatted_20_Text">appelsin</text:p>
      <text:p text:style-name="Preformatted_20_Text"><text:span text:style-name="Strong_20_Emphasis">$ cat &gt;&gt;frukt</text:span></text:p>
      <text:p text:style-name="Preformatted_20_Text">papaya</text:p>
      <text:p text:style-name="Preformatted_20_Text">ananas</text:p>
      <text:p text:style-name="Preformatted_20_Text"><text:span text:style-name="Strong_20_Emphasis">$ cat frukt</text:span></text:p>
      <text:p text:style-name="Preformatted_20_Text">eple</text:p>
      <text:p text:style-name="Preformatted_20_Text">appelsin</text:p>
      <text:p text:style-name="Preformatted_20_Text">papaya</text:p>
      <text:p text:style-name="Preformatted_20_Text">ananas</text:p>
      <text:p text:style-name="Text_20_body"><text:span text:style-name="Strong_20_Emphasis">Skriv til en fil på en server:</text:span></text:p>
      <text:p text:style-name="Preformatted_20_Text"><text:span text:style-name="Strong_20_Emphasis">$ cat ~/.ssh/id_rsa.pub | ssh server4 'cat &gt;&gt; .ssh/authorized_keys'</text:span></text:p>
      <text:p text:style-name="Text_20_body">Kommandoen over kopierer brukerens offentlige nøkkel over il server4 og legger den til i server-brukerens authorized_keys</text:p>
      <text:p text:style-name="Text_20_body"/>
      <text:h text:style-name="P60" text:outline-level="2"><text:bookmark-start text:name="__RefHeading___Toc3696_1939511564"/><text:soft-page-break/><text:span text:style-name="Strong_20_Emphasis"><text:span text:style-name="T34"> <text:s/></text:span></text:span>head og tail<text:bookmark-end text:name="__RefHeading___Toc3696_1939511564"/></text:h>
      <text:h text:style-name="Heading_20_3" text:outline-level="3"><text:bookmark-start text:name="__RefHeading___Toc3698_1939511564"/>head<text:bookmark-end text:name="__RefHeading___Toc3698_1939511564"/></text:h>
      <text:p text:style-name="Text_20_body"><text:span text:style-name="Strong_20_Emphasis">head</text:span> er et program som viser de første linjene i en tekstfil eller en tekststrøm. Default er 10 linjer, men du kan spesifisere antallet med en bindestrek etterfulgt av et tall, slik:</text:p>
      <text:p text:style-name="Preformatted_20_Text"><text:span text:style-name="Strong_20_Emphasis">$ head -20  tekstfil.txt</text:span>   (viser de 20 første linjene i tekstfil.txt)</text:p>
      <text:p text:style-name="Preformatted_20_Text"><text:span text:style-name="Strong_20_Emphasis">$ history | head -5</text:span>   (viser de 5 første linjene i kommando-historikken)</text:p>
      <text:p text:style-name="Preformatted_20_Text">$ <text:span text:style-name="Strong_20_Emphasis">head -n -5000 enhetsregisteret </text:span>(viser alle bortsett fra de siste 5000 linjene i filen enhetsregisteret) </text:p>
      <text:h text:style-name="Heading_20_3" text:outline-level="3"><text:bookmark-start text:name="__RefHeading___Toc3700_1939511564"/>tail<text:bookmark-end text:name="__RefHeading___Toc3700_1939511564"/></text:h>
      <text:p text:style-name="Text_20_body"><text:span text:style-name="Strong_20_Emphasis">tail </text:span>viser de siste linjene i en tekstfil eller tekststrøm. Hvor mange kan du spesifisere med en bindestrek etterfulgt av et tall, slik:</text:p>
      <text:p text:style-name="Preformatted_20_Text"><text:span text:style-name="Strong_20_Emphasis">$ tail -20  tekstfil.txt</text:span>   (viser de 20 siste linjene i tekstfil.txt</text:p>
      <text:h text:style-name="Heading_20_3" text:outline-level="3"><text:bookmark-start text:name="__RefHeading___Toc3702_1939511564"/>tail -f<text:bookmark-end text:name="__RefHeading___Toc3702_1939511564"/></text:h>
      <text:p text:style-name="Text_20_body"><text:span text:style-name="Strong_20_Emphasis">tail</text:span> tar et parameter -f (follow) som lar deg se i sanntid hvordan en fil endres, dvs. hva som legges til (eller slettes) fra slutten av filen. <text:span text:style-name="Strong_20_Emphasis">tail -f</text:span> brukes ofte til å følge med på loggfiler og andre filer som endres ofte. Eksempel:</text:p>
      <text:p text:style-name="Preformatted_20_Text"><text:span text:style-name="Strong_20_Emphasis"># tail -f /var/log/maillog</text:span></text:p>
      <text:p text:style-name="Text_20_body">Avslutt <text:span text:style-name="Strong_20_Emphasis">tail -f</text:span> med<text:span text:style-name="Strong_20_Emphasis"> &lt;ctrl&gt;+c</text:span></text:p>
      <text:h text:style-name="P61" text:outline-level="2"><text:bookmark-start text:name="__RefHeading___Toc3704_1939511564"/><text:bookmark text:name="yui_3_17_2_1_1614295870710_20"/><text:span text:style-name="Strong_20_Emphasis"><text:span text:style-name="T34"> <text:s/></text:span></text:span>more og less<text:bookmark-end text:name="__RefHeading___Toc3704_1939511564"/></text:h>
      <text:p text:style-name="Text_20_body">Et potensielt problem med <text:span text:style-name="Strong_20_Emphasis">cat</text:span> er at begynnelsen av teksten forsvinner hvis teksten rommer mer enn ett skjembilde. <text:span text:style-name="Strong_20_Emphasis">more </text:span>ble laget for å bøte på dette. Ved å bruke <text:span text:style-name="Strong_20_Emphasis">more</text:span> istedenfor <text:span text:style-name="Strong_20_Emphasis">cat</text:span> vil skjermen fylles av den første delen av teksten, og ved å taste mellomrom-tasten kommer vises neste skjermbilde, helt til hele teksten er vist. Du kan når som helst avslutte visningen ved å taste bokstaven "q" (for quit). Hvis teksten ikke fyller mer enn ett skjermbilde, fungerer <text:span text:style-name="Strong_20_Emphasis">more</text:span> akkurat som <text:span text:style-name="Strong_20_Emphasis">cat. </text:span></text:p>
      <text:p text:style-name="Text_20_body"><text:span text:style-name="Strong_20_Emphasis">more </text:span>har en åpenbar begrensning i at man ikke kan bla seg bakover til forrige skjermbilde. Det ga inspirasjon til utviklingen av <text:span text:style-name="Strong_20_Emphasis">less</text:span>, som fikk navnet sitt ut fra idéen om at <text:span text:style-name="Strong_20_Emphasis"><text:span text:style-name="Emphasis">more is less. </text:span></text:span>Med <text:span text:style-name="Strong_20_Emphasis">less</text:span> kan du "scrolle" frem og tilbake i teksten med piltastene, og avslutte med å taste bokstaven "q".</text:p>
      <text:p text:style-name="Text_20_body"><text:soft-page-break/>Moderne terminal-emulatorer, som <text:span text:style-name="Emphasis"><text:span text:style-name="Strong_20_Emphasis">gnome terminal</text:span></text:span> eller kde sin <text:span text:style-name="Emphasis"><text:span text:style-name="Strong_20_Emphasis">konsole</text:span></text:span><text:span text:style-name="Emphasis"> </text:span>har innebygde scrollbars, som gjør more og less mer eller mindre overflødige, men de blir viktige når man er logget direkte inn på en server uten grafisk brukergrensesnitt, og det ikke er mulighet til scrolling.</text:p>
      <text:p text:style-name="Text_20_body"><text:span text:style-name="Strong_20_Emphasis">MERK:</text:span> Hvis vi sender resultatet av more eller less videre med en | , vil de fungere på samme måte som cat:</text:p>
      <text:p text:style-name="Preformatted_20_Text"><text:span text:style-name="Strong_20_Emphasis">$ more war-and-peace.txt | wc</text:span></text:p>
      <text:p text:style-name="Preformatted_20_Text">  63846  562489 3266164</text:p>
      <text:p text:style-name="Preformatted_20_Text"><text:span text:style-name="Strong_20_Emphasis">$ less war-and-peace.txt | wc</text:span></text:p>
      <text:p text:style-name="Preformatted_20_Text">  63846  562489 3266164</text:p>
      <text:p text:style-name="Text_20_body">Kommandoer for å bevege seg rundt i tekst med <text:span text:style-name="Strong_20_Emphasis">less;</text:span></text:p>
      <table:table table:name="Tabell2" table:style-name="Tabell2">
        <table:table-column table:style-name="Tabell2.A"/>
        <table:table-column table:style-name="Tabell2.B"/>
        <table:table-header-rows>
          <table:table-row table:style-name="TableLine93955950048768">
            <table:table-cell table:style-name="Tabell2.A1" office:value-type="string">
              <text:p text:style-name="Table_20_Heading">Key</text:p>
            </table:table-cell>
            <table:table-cell table:style-name="Tabell2.A1" office:value-type="string">
              <text:p text:style-name="Table_20_Heading">Description</text:p>
            </table:table-cell>
          </table:table-row>
        </table:table-header-rows>
        <table:table-row table:style-name="TableLine93955950752432">
          <table:table-cell table:style-name="Tabell2.A1" office:value-type="string">
            <text:p text:style-name="Table_20_Contents">Arrow</text:p>
          </table:table-cell>
          <table:table-cell table:style-name="Tabell2.A1" office:value-type="string">
            <text:p text:style-name="Table_20_Contents">Move by one line</text:p>
          </table:table-cell>
        </table:table-row>
        <table:table-row table:style-name="TableLine93955950753840">
          <table:table-cell table:style-name="Tabell2.A1" office:value-type="string">
            <text:p text:style-name="Table_20_Contents">Space</text:p>
          </table:table-cell>
          <table:table-cell table:style-name="Tabell2.A1" office:value-type="string">
            <text:p text:style-name="Table_20_Contents">Move down one page</text:p>
          </table:table-cell>
        </table:table-row>
        <table:table-row table:style-name="TableLine93955950755120">
          <table:table-cell table:style-name="Tabell2.A1" office:value-type="string">
            <text:p text:style-name="Table_20_Contents">b</text:p>
          </table:table-cell>
          <table:table-cell table:style-name="Tabell2.A1" office:value-type="string">
            <text:p text:style-name="Table_20_Contents">Move up one page</text:p>
          </table:table-cell>
        </table:table-row>
        <table:table-row table:style-name="TableLine93955950756880">
          <table:table-cell table:style-name="Tabell2.A1" office:value-type="string">
            <text:p text:style-name="Table_20_Contents">g</text:p>
          </table:table-cell>
          <table:table-cell table:style-name="Tabell2.A1" office:value-type="string">
            <text:p text:style-name="Table_20_Contents">Go to the first line</text:p>
          </table:table-cell>
        </table:table-row>
        <table:table-row table:style-name="TableLine93955950762992">
          <table:table-cell table:style-name="Tabell2.A1" office:value-type="string">
            <text:p text:style-name="Table_20_Contents">G</text:p>
          </table:table-cell>
          <table:table-cell table:style-name="Tabell2.A1" office:value-type="string">
            <text:p text:style-name="Table_20_Contents">Go to the last line</text:p>
          </table:table-cell>
        </table:table-row>
        <table:table-row table:style-name="TableLine93955950767040">
          <table:table-cell table:style-name="Tabell2.A1" office:value-type="string">
            <text:p text:style-name="Table_20_Contents">100g</text:p>
          </table:table-cell>
          <table:table-cell table:style-name="Tabell2.A1" office:value-type="string">
            <text:p text:style-name="Table_20_Contents">Go to the 100th line</text:p>
          </table:table-cell>
        </table:table-row>
        <table:table-row table:style-name="TableLine93955950770352">
          <table:table-cell table:style-name="Tabell2.A1" office:value-type="string">
            <text:p text:style-name="Table_20_Contents">/string</text:p>
          </table:table-cell>
          <table:table-cell table:style-name="Tabell2.A1" office:value-type="string">
            <text:p text:style-name="Table_20_Contents">Search for the string from current position</text:p>
          </table:table-cell>
        </table:table-row>
        <table:table-row table:style-name="TableLine93955950774528">
          <table:table-cell table:style-name="Tabell2.A1" office:value-type="string">
            <text:p text:style-name="Table_20_Contents">n/N</text:p>
          </table:table-cell>
          <table:table-cell table:style-name="Tabell2.A1" office:value-type="string">
            <text:p text:style-name="Table_20_Contents">Go to the next or previous search match</text:p>
          </table:table-cell>
        </table:table-row>
        <table:table-row table:style-name="TableLine93955950778704">
          <table:table-cell table:style-name="Tabell2.A1" office:value-type="string">
            <text:p text:style-name="Table_20_Contents">q</text:p>
          </table:table-cell>
          <table:table-cell table:style-name="Tabell2.A1" office:value-type="string">
            <text:p text:style-name="Table_20_Contents">Exit less</text:p>
          </table:table-cell>
        </table:table-row>
      </table:table>
      <text:p text:style-name="Text_20_body"/>
      <text:h text:style-name="P62" text:outline-level="2"><text:bookmark-start text:name="__RefHeading___Toc3706_1939511564"/><text:bookmark text:name="yui_3_17_2_1_1614295963497_20"/><text:span text:style-name="Strong_20_Emphasis"><text:span text:style-name="T34"> <text:s/></text:span></text:span>date<text:bookmark-end text:name="__RefHeading___Toc3706_1939511564"/></text:h>
      <text:p text:style-name="Text_20_body"><text:span text:style-name="Strong_20_Emphasis">date </text:span>er en kommando som uten parametere gir oss dagens dato.</text:p>
      <text:p text:style-name="Text_20_body"><text:span text:style-name="Strong_20_Emphasis">Her er noen eksempler:</text:span></text:p>
      <text:p text:style-name="Preformatted_20_Text"><text:span text:style-name="Strong_20_Emphasis">$ date </text:span></text:p>
      <text:p text:style-name="Preformatted_20_Text">ti. 08. des. 20:58:01 +0100 2020 </text:p>
      <text:p text:style-name="Preformatted_20_Text"><text:span text:style-name="Strong_20_Emphasis">$ date -I</text:span>      (ISO-format)</text:p>
      <text:p text:style-name="Preformatted_20_Text">2020-12-08</text:p>
      <text:p text:style-name="Preformatted_20_Text"><text:span text:style-name="Strong_20_Emphasis">$ date --date='+2 weeks' </text:span></text:p>
      <text:p text:style-name="Preformatted_20_Text">ti. 22. des. 20:59:53 +0100 2020 </text:p>
      <text:p text:style-name="Preformatted_20_Text"><text:span text:style-name="Strong_20_Emphasis">$ echo "filnavn_`date -I`.txt" </text:span></text:p>
      <text:p text:style-name="Preformatted_20_Text">filnavn_2020-12-08.txt </text:p>
      <text:p text:style-name="Preformatted_20_Text"><text:span text:style-name="Strong_20_Emphasis">$ echo "filnavn_`date --date='3 days ago' -I`.txt" </text:span></text:p>
      <text:p text:style-name="Preformatted_20_Text">filnavn_2020-12-05.txt </text:p>
      <text:h text:style-name="P63" text:outline-level="2"><text:bookmark-start text:name="__RefHeading___Toc3708_1939511564"/><text:bookmark text:name="yui_3_17_2_1_1614295996902_22"/><text:soft-page-break/><text:span text:style-name="Strong_20_Emphasis"><text:span text:style-name="T34"> <text:s/></text:span></text:span>grep - fgrep - egrep - søk i tekstfiler<text:bookmark-end text:name="__RefHeading___Toc3708_1939511564"/></text:h>
      <text:p text:style-name="Text_20_body"><text:span text:style-name="Strong_20_Emphasis">grep </text:span>er et kraftig søkeverktøy for søk i tekstfiler. <text:span text:style-name="Strong_20_Emphasis">grep</text:span> kan brukes direkte mot filer, eller på input fra en strøm, f.eks. via en | fra et annet program. <text:span text:style-name="Strong_20_Emphasis">grep</text:span> kan søke etter fast tekst, men også etter regulære uttrykk (regex), men bare <text:span text:style-name="Emphasis"><text:span text:style-name="Strong_20_Emphasis">basic</text:span></text:span><text:span text:style-name="Strong_20_Emphasis"> </text:span>og ikke <text:span text:style-name="Emphasis"><text:span text:style-name="Strong_20_Emphasis">extended</text:span></text:span><text:span text:style-name="Emphasis"> </text:span>regex.  (<text:a xlink:type="simple" xlink:href="https://www.gnu.org/software/sed/manual/html_node/BRE-vs-ERE.html" office:target-frame-name="_blank" xlink:show="new" text:style-name="Internet_20_link" text:visited-style-name="Visited_20_Internet_20_Link">forskjellen mellom basic og extended</text:a>). <text:span text:style-name="Strong_20_Emphasis"> </text:span></text:p>
      <text:p text:style-name="Text_20_body"><text:span text:style-name="Strong_20_Emphasis">grep </text:span>har parameteret <text:span text:style-name="Strong_20_Emphasis">-E</text:span> som lar deg bruke extended regex, og parameteret <text:span text:style-name="Strong_20_Emphasis">-F</text:span> som lar deg søke i fast tekst uten regulære uttrykk (som er noe raskere).</text:p>
      <text:p text:style-name="Text_20_body"><text:span text:style-name="Strong_20_Emphasis">egrep </text:span>- er grep som også kan søke i<text:span text:style-name="Strong_20_Emphasis"> extended regex.  (e </text:span>står for extended)</text:p>
      <text:p text:style-name="Text_20_body"><text:span text:style-name="Strong_20_Emphasis">fgrep </text:span>- er grep som ikke bruker regulære uttrykk i det hele tatt, og er demed litt raskere enn grep og egrep. (<text:span text:style-name="Strong_20_Emphasis">f</text:span> står for fixed, som i "fixed string")</text:p>
      <text:p text:style-name="Text_20_body"><text:span text:style-name="Strong_20_Emphasis">MERK:</text:span> både fgrep og egrep er <text:span text:style-name="Emphasis"><text:span text:style-name="Strong_20_Emphasis">deprecated</text:span></text:span><text:span text:style-name="Emphasis">, </text:span>som betyr at de vil bli fjernet på et senere tidspunkt - og det anbefales å erstatte dem med <text:span text:style-name="Strong_20_Emphasis">grep -E</text:span>  eller <text:span text:style-name="Strong_20_Emphasis">grep -F</text:span></text:p>
      <text:p text:style-name="Text_20_body"><text:span text:style-name="Strong_20_Emphasis">Eksempler:</text:span></text:p>
      <text:p text:style-name="Text_20_body"><text:span text:style-name="Strong_20_Emphasis">1) Tell hvor mange linjer som starter med ordet Prince i Tolstoys Krig og Fred:</text:span></text:p>
      <text:p text:style-name="Preformatted_20_Text"><text:span text:style-name="Strong_20_Emphasis">$ grep -c '^Prince ' war-and-peace.txt</text:span> </text:p>
      <text:p text:style-name="Preformatted_20_Text">274</text:p>
      <text:p text:style-name="Text_20_body"><text:span text:style-name="Strong_20_Emphasis">MERK:</text:span> Tegnet <text:span text:style-name="Strong_20_Emphasis">^ </text:span>er en del av basic regex, og angir at det som følger må stå begynnelsen av teksten, som her blir i begynnelsen av en linje. <text:span text:style-name="T63">Flagget </text:span><text:span text:style-name="T12">-c <text:s/></text:span><text:span text:style-name="T18">ber grep om å telle antall forekomster.</text:span></text:p>
      <text:p text:style-name="Text_20_body"><text:span text:style-name="Strong_20_Emphasis">2) List alle linjer i /var/log/secure som inneholder ordene failed og mysql</text:span></text:p>
      <text:p text:style-name="Preformatted_20_Text"><text:span text:style-name="Strong_20_Emphasis">$ sudo grep -i failed /var/log/secure | grep -i mysql</text:span></text:p>
      <text:p text:style-name="Preformatted_20_Text">Aug  1 19:05:07 wp520 useradd[4429]: failed adding user 'mysql', exit code: 9</text:p>
      <text:p text:style-name="Preformatted_20_Text">Aug 19 15:41:13 wp520 useradd[5263]: failed adding user 'mysql', exit code: 9</text:p>
      <text:p text:style-name="Preformatted_20_Text">Nov  2 21:43:55 wp520 useradd[22115]: failed adding user 'mysql', exit code: 9</text:p>
      <text:p text:style-name="Preformatted_20_Text">Nov 11 01:55:40 wp520 useradd[44976]: failed adding user 'mysql', exit code: 9</text:p>
      <text:p text:style-name="Preformatted_20_Text">Dec 10 14:52:55 wp520 useradd[4596]: failed adding user 'mysql', exit code: 9</text:p>
      <text:p text:style-name="Preformatted_20_Text">Jan 19 15:04:17 wp520 useradd[14589]: failed adding user 'mysql', exit code: 9</text:p>
      <text:p text:style-name="Text_20_body"><text:span text:style-name="Strong_20_Emphasis">3) Tell alle feilede loginforsøk på mailserveren</text:span></text:p>
      <text:p text:style-name="Preformatted_20_Text"><text:soft-page-break/><text:span text:style-name="Strong_20_Emphasis">$ sudo grep -ic 'authentication failed' /var/log/maillog</text:span></text:p>
      <text:p text:style-name="Preformatted_20_Text">74374</text:p>
      <text:p text:style-name="Text_20_body"><text:span text:style-name="Strong_20_Emphasis">4) søk etter navn som slutter på sen eller son</text:span></text:p>
      <text:p text:style-name="Preformatted_20_Text"><text:span text:style-name="Strong_20_Emphasis">$ cat navn</text:span></text:p>
      <text:p text:style-name="Preformatted_20_Text">Ole Olsen</text:p>
      <text:p text:style-name="Preformatted_20_Text">Jan Janson</text:p>
      <text:p text:style-name="Preformatted_20_Text">Per Petterson</text:p>
      <text:p text:style-name="Preformatted_20_Text">Kari Svendsen</text:p>
      <text:p text:style-name="Preformatted_20_Text">Olga Konkova</text:p>
      <text:p text:style-name="Preformatted_20_Text"><text:span text:style-name="Strong_20_Emphasis">$ grep 'sen' navn</text:span></text:p>
      <text:p text:style-name="Preformatted_20_Text">Ole Olsen</text:p>
      <text:p text:style-name="Preformatted_20_Text">Kari Svendsen</text:p>
      <text:p text:style-name="Preformatted_20_Text"><text:span text:style-name="Strong_20_Emphasis">$ grep 'son' navn</text:span></text:p>
      <text:p text:style-name="Preformatted_20_Text">Jan Janson</text:p>
      <text:p text:style-name="Preformatted_20_Text">Per Petterson</text:p>
      <text:p text:style-name="Preformatted_20_Text"><text:span text:style-name="Strong_20_Emphasis">$ grep 's\(o\|e\)n' navn</text:span></text:p>
      <text:p text:style-name="Preformatted_20_Text">Ole Olsen</text:p>
      <text:p text:style-name="Preformatted_20_Text">Jan Janson</text:p>
      <text:p text:style-name="Preformatted_20_Text">Per Petterson</text:p>
      <text:p text:style-name="Preformatted_20_Text">Kari Svendse</text:p>
      <text:p text:style-name="Preformatted_20_Text"><text:span text:style-name="Strong_20_Emphasis">$ grep -E 's(o|e)n' navn</text:span></text:p>
      <text:p text:style-name="Preformatted_20_Text">Ole Olsen</text:p>
      <text:p text:style-name="Preformatted_20_Text">Jan Janson</text:p>
      <text:p text:style-name="Preformatted_20_Text">Per Petterson</text:p>
      <text:p text:style-name="Preformatted_20_Text">Kari Svendsen</text:p>
      <text:p text:style-name="Text_20_body"/>
      <text:h text:style-name="P64" text:outline-level="2"><text:bookmark-start text:name="__RefHeading___Toc4247_1939511564"/><text:span text:style-name="Strong_20_Emphasis"><text:span text:style-name="T34"> <text:s/></text:span></text:span>sort - sorter tekstfiler<text:bookmark-end text:name="__RefHeading___Toc4247_1939511564"/></text:h>
      <text:p text:style-name="Text_20_body"><text:span text:style-name="Strong_20_Emphasis">sort</text:span> er en nyttig kommando som sorterer linjer i en tekstfil eller i en strøm av tekst i en kommandokjede.</text:p>
      <text:p text:style-name="Text_20_body"><text:span text:style-name="Strong_20_Emphasis">sort</text:span> har disse parameterene;</text:p>
      <text:p text:style-name="Text_20_body">        -b, --ignore-leading-blanks<text:line-break/>              ignore leading blanks<text:line-break/>       -d, --dictionary-order<text:line-break/>              consider only blanks and alphanumeric characters<text:line-break/>       -f, --ignore-case<text:line-break/>              fold lower case to upper case characters<text:line-break/>       -g, --general-numeric-sort<text:line-break/>              compare according to general numerical value<text:line-break/><text:soft-page-break/>       -i, --ignore-nonprinting<text:line-break/>              consider only printable characters<text:line-break/>       -M, --month-sort<text:line-break/>              compare (unknown) &lt; 'JAN' &lt; ... &lt; 'DEC'<text:line-break/>       -h, --human-numeric-sort<text:line-break/>              compare human readable numbers (e.g., 2K 1G)<text:line-break/>       -n, --numeric-sort<text:line-break/>              compare according to string numerical value<text:line-break/>       -R, --random-sort<text:line-break/>              shuffle, but group identical keys.  See shuf(1)<text:line-break/>       --random-source=FILE<text:line-break/>              get random bytes from FILE<text:line-break/>       -r, --reverse<text:line-break/>              reverse the result of comparisons<text:line-break/>       --sort=WORD<text:line-break/>              sort according to WORD: general-numeric -g, human-numeric -h, month -M, numeric -n,<text:line-break/>              random -R, version -V<text:line-break/>       -V, --version-sort<text:line-break/>              natural sort of (version) numbers within text<text:line-break/><text:line-break/><text:span text:style-name="Strong_20_Emphasis">Eksempler:</text:span></text:p>
      <text:p text:style-name="Preformatted_20_Text"><text:span text:style-name="Strong_20_Emphasis">$ cat &gt;&gt;tall</text:span></text:p>
      <text:p text:style-name="Preformatted_20_Text">34</text:p>
      <text:p text:style-name="Preformatted_20_Text">12</text:p>
      <text:p text:style-name="Preformatted_20_Text">67</text:p>
      <text:p text:style-name="Preformatted_20_Text">123</text:p>
      <text:p text:style-name="Preformatted_20_Text">7</text:p>
      <text:p text:style-name="Preformatted_20_Text">56</text:p>
      <text:p text:style-name="Preformatted_20_Text">^C</text:p>
      <text:p text:style-name="Preformatted_20_Text"><text:span text:style-name="Strong_20_Emphasis">$ sort tall</text:span></text:p>
      <text:p text:style-name="Preformatted_20_Text">12</text:p>
      <text:p text:style-name="Preformatted_20_Text">123</text:p>
      <text:p text:style-name="Preformatted_20_Text">34</text:p>
      <text:p text:style-name="Preformatted_20_Text">56</text:p>
      <text:p text:style-name="Preformatted_20_Text">67</text:p>
      <text:p text:style-name="Preformatted_20_Text">7</text:p>
      <text:p text:style-name="Preformatted_20_Text"><text:span text:style-name="Strong_20_Emphasis">$ sort -nr tall</text:span></text:p>
      <text:p text:style-name="Preformatted_20_Text">123</text:p>
      <text:p text:style-name="Preformatted_20_Text">67</text:p>
      <text:p text:style-name="Preformatted_20_Text">56</text:p>
      <text:p text:style-name="Preformatted_20_Text">34</text:p>
      <text:p text:style-name="Preformatted_20_Text">12</text:p>
      <text:p text:style-name="Preformatted_20_Text"><text:soft-page-break/>7</text:p>
      <text:p text:style-name="Preformatted_20_Text"><text:span text:style-name="Strong_20_Emphasis">$ curl -s https://web.itfakultetet.no/navn</text:span></text:p>
      <text:p text:style-name="Preformatted_20_Text">Ola</text:p>
      <text:p text:style-name="Preformatted_20_Text">Petter</text:p>
      <text:p text:style-name="Preformatted_20_Text">Kari</text:p>
      <text:p text:style-name="Preformatted_20_Text">Anders</text:p>
      <text:p text:style-name="Preformatted_20_Text"><text:span text:style-name="Strong_20_Emphasis">$ curl -s https://web.itfakultetet.no/navn | sort</text:span></text:p>
      <text:p text:style-name="Preformatted_20_Text">Anders</text:p>
      <text:p text:style-name="Preformatted_20_Text">Kari</text:p>
      <text:p text:style-name="Preformatted_20_Text">Ola</text:p>
      <text:p text:style-name="Preformatted_20_Text">Petter</text:p>
      <text:p text:style-name="Text_20_body"/>
      <text:h text:style-name="P65" text:outline-level="2"><text:bookmark-start text:name="__RefHeading___Toc4249_1939511564"/><text:span text:style-name="Strong_20_Emphasis"><text:span text:style-name="T34"> <text:s/></text:span></text:span>uniq - <text:span text:style-name="T28">Fjern</text:span> duplikater<text:bookmark-end text:name="__RefHeading___Toc4249_1939511564"/></text:h>
      <text:p text:style-name="Text_20_body">Kommandoen <text:span text:style-name="Strong_20_Emphasis">uniq</text:span> lar oss luke bort duplikate linjer i en tekstfil eller -strøm.</text:p>
      <text:p text:style-name="Text_20_body"><text:span text:style-name="Strong_20_Emphasis">MERK:</text:span> <text:span text:style-name="Strong_20_Emphasis">uniq</text:span> sjekker en linje i forhold til foregående linje, så vi må sortere filen eller strømmen for å luke bort alle duplikater.</text:p>
      <text:p text:style-name="Text_20_body"><text:span text:style-name="Strong_20_Emphasis">uniq</text:span> tar disse parameterene:</text:p>
      <text:p text:style-name="Text_20_body">       -c, --count<text:line-break/>              prefix lines by the number of occurrences<text:line-break/>       -d, --repeated<text:line-break/>             only print duplicate lines, one for each group<text:line-break/>       -D     print all duplicate lines<text:line-break/>       --all-repeated[=METHOD]<text:line-break/>              like -D, but allow separating groups with an empty line; METHOD={none(default),prepend,separate}<text:line-break/>       -f, --skip-fields=N<text:line-break/>              avoid comparing the first N fields<text:line-break/>       --group[=METHOD]<text:line-break/>              show all items, separating groups with an empty line; METHOD={separate(default),prepend,append,both}<text:line-break/>       -i, --ignore-case<text:line-break/>              ignore differences in case when comparing<text:line-break/>       -s, --skip-chars=N<text:line-break/>              avoid comparing the first N characters<text:line-break/>       -u, --unique<text:line-break/>              only print unique lines<text:line-break/>       -z, --zero-terminated<text:line-break/>              line delimiter is NUL, not newline<text:line-break/><text:soft-page-break/>       -w, --check-chars=N<text:line-break/>              compare no more than N characters in lines<text:line-break/>       --help display this help and exit<text:line-break/>       --version<text:line-break/>              output version information and exit</text:p>
      <text:p text:style-name="Text_20_body"><text:span text:style-name="Strong_20_Emphasis">Eksempler</text:span>:</text:p>
      <text:p text:style-name="Preformatted_20_Text"><text:span text:style-name="Strong_20_Emphasis">$ cat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pære</text:p>
      <text:p text:style-name="Preformatted_20_Text">mango</text:p>
      <text:p text:style-name="Preformatted_20_Text"><text:span text:style-name="Strong_20_Emphasis">$ uniq frukt</text:span></text:p>
      <text:p text:style-name="Preformatted_20_Text">eple</text:p>
      <text:p text:style-name="Preformatted_20_Text">appelsin</text:p>
      <text:p text:style-name="Preformatted_20_Text">eple</text:p>
      <text:p text:style-name="Preformatted_20_Text">appelsin</text:p>
      <text:p text:style-name="Preformatted_20_Text">eple</text:p>
      <text:p text:style-name="Preformatted_20_Text">pære</text:p>
      <text:p text:style-name="Preformatted_20_Text">mango</text:p>
      <text:p text:style-name="Preformatted_20_Text"><text:span text:style-name="Strong_20_Emphasis">$ sort frukt | uniq</text:span></text:p>
      <text:p text:style-name="Preformatted_20_Text">appelsin</text:p>
      <text:p text:style-name="Preformatted_20_Text">eple</text:p>
      <text:p text:style-name="Preformatted_20_Text">mango</text:p>
      <text:p text:style-name="Preformatted_20_Text">pære</text:p>
      <text:p text:style-name="Preformatted_20_Text"><text:span text:style-name="Strong_20_Emphasis">$ sort frukt | uniq -c</text:span></text:p>
      <text:p text:style-name="Preformatted_20_Text">      2 appelsin</text:p>
      <text:p text:style-name="Preformatted_20_Text">      3 eple</text:p>
      <text:p text:style-name="Preformatted_20_Text">      1 mango</text:p>
      <text:p text:style-name="Preformatted_20_Text">      2 pære</text:p>
      <text:p text:style-name="Text_20_body"/>
      <text:h text:style-name="P66" text:outline-level="2"><text:bookmark-start text:name="__RefHeading___Toc4251_1939511564"/><text:bookmark text:name="yui_3_17_2_1_1614348269754_20"/><text:span text:style-name="Strong_20_Emphasis"><text:span text:style-name="T34"> <text:s/></text:span></text:span>tr (translate) - endre tegn i en tekst<text:bookmark-end text:name="__RefHeading___Toc4251_1939511564"/></text:h>
      <text:section text:style-name="Sect2" text:name="yui_3_17_2_1_1614348269754_26">
        <text:section text:style-name="Sect2" text:name="yui_3_17_2_1_1614348269754_25">
          <text:p text:style-name="Text_20_body"><text:span text:style-name="Strong_20_Emphasis">tr</text:span> er en effektiv kommando for å endre (oversette) ett eller flere tegn i en tekst. <text:span text:style-name="Strong_20_Emphasis">tr</text:span> kan brukes med eller uten regulære uttrykk.</text:p>
          <text:p text:style-name="P13">Eksempler på bruk:</text:p>
          <text:p text:style-name="P93"><text:soft-page-break/><text:span text:style-name="Strong_20_Emphasis">$ cat navn</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lower:]' '[:upper:]'</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 cat navn | tr 'OJP' 'ojp'</text:span></text:p>
          <text:p text:style-name="Preformatted_20_Text"/>
          <text:p text:style-name="Preformatted_20_Text">ole olson</text:p>
          <text:p text:style-name="Preformatted_20_Text">jan janson</text:p>
          <text:p text:style-name="Preformatted_20_Text">per petterson</text:p>
          <text:p text:style-name="Preformatted_20_Text">Kari Svendson</text:p>
          <text:p text:style-name="Preformatted_20_Text"><text:span text:style-name="Strong_20_Emphasis"/></text:p>
          <text:p text:style-name="Preformatted_20_Text"><text:span text:style-name="Strong_20_Emphasis">$cat domener.txt</text:span></text:p>
          <text:p text:style-name="Preformatted_20_Text"/>
          <text:p text:style-name="Preformatted_20_Text">www. tecmint. com</text:p>
          <text:p text:style-name="Preformatted_20_Text">www. fossmint. com</text:p>
          <text:p text:style-name="Preformatted_20_Text">www. linuxsay. com</text:p>
          <text:p text:style-name="Preformatted_20_Text"><text:span text:style-name="Strong_20_Emphasis"/></text:p>
          <text:p text:style-name="Preformatted_20_Text"><text:bookmark text:name="yui_3_17_2_1_1614348269754_24"/><text:span text:style-name="Strong_20_Emphasis">$ cat domener.txt | tr -d ' '</text:span></text:p>
          <text:p text:style-name="Preformatted_20_Text"/>
          <text:p text:style-name="Preformatted_20_Text">www.tecmint.com</text:p>
          <text:p text:style-name="Preformatted_20_Text">www.fossmint.com</text:p>
          <text:p text:style-name="Preformatted_20_Text">www.linuxsay.com</text:p>
          <text:p text:style-name="Preformatted_20_Text"><text:span text:style-name="Strong_20_Emphasis"/></text:p>
          <text:p text:style-name="Preformatted_20_Text"><text:span text:style-name="Strong_20_Emphasis">$ tr -d ' ' &lt; domener.txt &gt; domener_fixed.txt</text:span></text:p>
          <text:p text:style-name="Preformatted_20_Text"><text:span text:style-name="Strong_20_Emphasis"/></text:p>
          <text:p text:style-name="Preformatted_20_Text"><text:span text:style-name="Strong_20_Emphasis">$ cat domener_fixed.txt </text:span></text:p>
          <text:p text:style-name="Preformatted_20_Text">www.tecmint.com</text:p>
          <text:p text:style-name="Preformatted_20_Text">www.fossmint.com</text:p>
          <text:p text:style-name="Preformatted_20_Text">www.linuxsay.com</text:p>
        </text:section>
      </text:section>
      <text:p text:style-name="Text_20_body"/>
      <text:h text:style-name="P67" text:outline-level="2"><text:bookmark-start text:name="__RefHeading___Toc4253_1939511564"/><text:bookmark text:name="yui_3_17_2_1_1614348363869_20"/><text:soft-page-break/><text:span text:style-name="Strong_20_Emphasis"><text:span text:style-name="T34"> <text:s/></text:span></text:span>sed - søk og erstatt tekst <text:bookmark-end text:name="__RefHeading___Toc4253_1939511564"/></text:h>
      <text:h text:style-name="Heading_20_3" text:outline-level="3"><text:bookmark-start text:name="__RefHeading___Toc4255_1939511564"/>sed<text:bookmark-end text:name="__RefHeading___Toc4255_1939511564"/></text:h>
      <text:p text:style-name="Text_20_body"><text:span text:style-name="Strong_20_Emphasis">sed (stream editor) </text:span>er en videreutvikling av den opprinnelige editoren <text:span text:style-name="Strong_20_Emphasis">ed, </text:span>og brukes til å modifisere strømmer av tekst fra pipes eller filer. </text:p>
      <text:p text:style-name="Text_20_body"><text:span text:style-name="Strong_20_Emphasis">sed</text:span> kan ikke brukes interaktivt, i stedet spesifiserer man instruksjoner som <text:span text:style-name="Strong_20_Emphasis">sed</text:span> utfører på devn valgte teksten.mmand-line shells.</text:p>
      <text:p text:style-name="Text_20_body">Dette kan <text:span text:style-name="Strong_20_Emphasis">sed</text:span> brukes til:</text:p>
      <text:list xml:id="list1827514575" text:style-name="L43">
        <text:list-item>
          <text:p text:style-name="P188">Søke i tekst </text:p>
        </text:list-item>
        <text:list-item>
          <text:p text:style-name="P188">Erstatte tekst </text:p>
        </text:list-item>
        <text:list-item>
          <text:p text:style-name="P188">Legge linjer til tekst </text:p>
        </text:list-item>
        <text:list-item>
          <text:p text:style-name="P188">Slette linjer fra tekst </text:p>
        </text:list-item>
        <text:list-item>
          <text:p text:style-name="P171">Endre (eller bevare) en original fil </text:p>
        </text:list-item>
      </text:list>
      <text:p text:style-name="Text_20_body">sed kan brukes med <text:span text:style-name="Strong_20_Emphasis">regulære uttrykk, </text:span>som gjør det effektivt og fleksibelt å søke opp tekst.</text:p>
      <text:p text:style-name="Text_20_body"><text:span text:style-name="Strong_20_Emphasis">Eksempler</text:span></text:p>
      <text:p text:style-name="Text_20_body"><text:span text:style-name="Strong_20_Emphasis">1) Erstatte tekst fra en pipe</text:span></text:p>
      <text:p text:style-name="Text_20_body"><text:span text:style-name="Strong_20_Emphasis">$ </text:span>echo "Dette er en tekst som er uendret" | <text:span text:style-name="Strong_20_Emphasis">sed s/" er "/" var "/g</text:span><text:line-break/>Dette var en tekst som var uendret<text:line-break/><text:span text:style-name="Strong_20_Emphasis"><text:line-break/>2) Erstatte tekst fra en fil, uten å endre filen</text:span></text:p>
      <text:p text:style-name="Preformatted_20_Text"><text:span text:style-name="Strong_20_Emphasis">$ cat navn</text:span></text:p>
      <text:p text:style-name="Preformatted_20_Text">Ole Olsen</text:p>
      <text:p text:style-name="Preformatted_20_Text">Jan Jansen</text:p>
      <text:p text:style-name="Preformatted_20_Text">Per Pettersen</text:p>
      <text:p text:style-name="Preformatted_20_Text">Kari Svendsen</text:p>
      <text:p text:style-name="Preformatted_20_Text"><text:span text:style-name="Strong_20_Emphasis">$ sed 's/sen/son/g' navn</text:span></text:p>
      <text:p text:style-name="Preformatted_20_Text">Ole Olson</text:p>
      <text:p text:style-name="Preformatted_20_Text">Jan Janson</text:p>
      <text:p text:style-name="Preformatted_20_Text">Per Petterson</text:p>
      <text:p text:style-name="Preformatted_20_Text">Kari Svendson</text:p>
      <text:p text:style-name="Text_20_body">Resultatet skrives til skjerm, men filen endres ikke</text:p>
      <text:p text:style-name="Text_20_body"><text:span text:style-name="Strong_20_Emphasis">3) Erstatte tekst i en fil, slik at filen endres,  med flagget -i</text:span></text:p>
      <text:p text:style-name="Preformatted_20_Text"><text:soft-page-break/><text:span text:style-name="Strong_20_Emphasis">$ sed -i 's/sen/son/g' navn</text:span></text:p>
      <text:p text:style-name="Preformatted_20_Text"><text:span text:style-name="Strong_20_Emphasis">$ cat navn</text:span></text:p>
      <text:p text:style-name="Preformatted_20_Text">Ole Olson</text:p>
      <text:p text:style-name="Preformatted_20_Text">Jan Janson</text:p>
      <text:p text:style-name="Preformatted_20_Text">Per Petterson</text:p>
      <text:p text:style-name="Preformatted_20_Text">Kari Svendson</text:p>
      <text:p text:style-name="Text_20_body"><text:span text:style-name="Strong_20_Emphasis">MERK:</text:span> g står for "globally", dvs alle forekomster.</text:p>
      <text:p text:style-name="Text_20_body"><text:span text:style-name="Strong_20_Emphasis">4) Velg linjer fra en tekst</text:span></text:p>
      <text:p text:style-name="Preformatted_20_Text"><text:span text:style-name="Strong_20_Emphasis">$ sed -n '3,4p' navn</text:span></text:p>
      <text:p text:style-name="Preformatted_20_Text">Per Petterson</text:p>
      <text:p text:style-name="Preformatted_20_Text">Kari Svendson</text:p>
      <text:p text:style-name="Text_20_body">Velger linje 3 til og med linje 4. p står for print og n angir at resten av filen ikke skal printes samtidig.</text:p>
      <text:p text:style-name="Text_20_body"><text:span text:style-name="Strong_20_Emphasis">5) Erstatt mellomrum med linjeskift, slik at hvert ord kommer på en egen linje</text:span></text:p>
      <text:p text:style-name="Preformatted_20_Text"><text:span text:style-name="Strong_20_Emphasis">$ sed 's/\s/\n/g' navn</text:span></text:p>
      <text:p text:style-name="Preformatted_20_Text">Ole</text:p>
      <text:p text:style-name="Preformatted_20_Text">Olson</text:p>
      <text:p text:style-name="Preformatted_20_Text">Jan</text:p>
      <text:p text:style-name="Preformatted_20_Text">Janson</text:p>
      <text:p text:style-name="Preformatted_20_Text">Per</text:p>
      <text:p text:style-name="Preformatted_20_Text">Petterson</text:p>
      <text:p text:style-name="Preformatted_20_Text">Kari</text:p>
      <text:p text:style-name="Preformatted_20_Text">Svendson</text:p>
      <text:p text:style-name="Text_20_body"><text:span text:style-name="Strong_20_Emphasis">MERK:</text:span> \s står for "space" og \n står for "new line".</text:p>
      <text:p text:style-name="Text_20_body"/>
      <text:h text:style-name="P68" text:outline-level="2"><text:bookmark-start text:name="__RefHeading___Toc4257_1939511564"/><text:bookmark text:name="yui_3_17_2_1_1614348416423_20"/><text:span text:style-name="Strong_20_Emphasis"><text:span text:style-name="T34"> <text:s/></text:span></text:span>awk - et programmeringsspråk for behandling av tekst<text:bookmark-end text:name="__RefHeading___Toc4257_1939511564"/></text:h>
      <text:p text:style-name="Text_20_body"><text:span text:style-name="Strong_20_Emphasis">awk</text:span> er et eget programmeringsspråk utviklet ved AT&amp;T Bell i 1977 og har navnet sitt fra utviklerne: Aho, Weinberger og Kernighan.</text:p>
      <text:p text:style-name="Text_20_body"><text:span text:style-name="Strong_20_Emphasis">awk</text:span> har bukerdefinerte funksjoner, kan håndtere multiple input-strømmer, TCP/IP networking og et rikt sett med regulære uttrykk. Det brukes ofte til å prosessere rene tekstfiler, hvor awk kan tolke data som rader og felt som brukeren kan behandle.</text:p>
      <text:p text:style-name="Text_20_body"><text:span text:style-name="Strong_20_Emphasis">awk</text:span> søker i filer etter tekst-enheter (som regel linjer avsluttet med en <text:span text:style-name="Emphasis">end-of-line character</text:span>) som inneholder bruker-definerte mønstre. </text:p>
      <text:p text:style-name="Text_20_body"><text:soft-page-break/><text:span text:style-name="Strong_20_Emphasis">Eksempler:</text:span></text:p>
      <text:p text:style-name="Text_20_body"><text:span text:style-name="Strong_20_Emphasis">$ awk '/foo/ { print toupper($0); }'<text:line-break/></text:span>Dette er en tekst <text:line-break/>Dette er en tekst som inneholder ordet foo<text:line-break/>DETTE ER EN TEKST SOM INNEHOLDER ORDET FOO</text:p>
      <text:p text:style-name="Text_20_body"><text:span text:style-name="Strong_20_Emphasis">$ cat navn<text:line-break/></text:span>Ole Olsen<text:line-break/>Jan Janson<text:line-break/>Per Petterson<text:line-break/>Kari Svendsen<text:line-break/>Olga Konkova</text:p>
      <text:p text:style-name="Text_20_body"><text:span text:style-name="Strong_20_Emphasis">$ awk '/Kari/ { print $2 }' navn<text:line-break/></text:span>Svendsen</text:p>
      <text:p text:style-name="Text_20_body"><text:span text:style-name="Strong_20_Emphasis">GNU-versojnen av awk kalles gawk, men programmet er linket til awk, og kan startes med kommandoen: awk.</text:span></text:p>
      <text:h text:style-name="Heading_20_4" text:outline-level="4"><text:bookmark-start text:name="__RefHeading___Toc4259_1939511564"/><text:span text:style-name="Strong_20_Emphasis">gawks online manual: </text:span><text:bookmark-end text:name="__RefHeading___Toc4259_1939511564"/></text:h>
      <text:p text:style-name="Text_20_body"><text:a xlink:type="simple" xlink:href="https://www.gnu.org/software/gawk/manual/" text:style-name="Internet_20_link" text:visited-style-name="Visited_20_Internet_20_Link"><text:span text:style-name="Strong_20_Emphasis">https://www.gnu.org/software/gawk/manual/</text:span></text:a></text:p>
      <text:p text:style-name="Text_20_body"/>
      <text:h text:style-name="P69" text:outline-level="2"><text:bookmark-start text:name="__RefHeading___Toc4261_1939511564"/><text:bookmark text:name="yui_3_17_2_1_1614348466780_20"/><text:span text:style-name="Strong_20_Emphasis"><text:span text:style-name="T34"> <text:s/></text:span></text:span>cut<text:bookmark-end text:name="__RefHeading___Toc4261_1939511564"/></text:h>
      <text:p text:style-name="Text_20_body"><text:span text:style-name="Strong_20_Emphasis">cut</text:span> lar deg klippe ut kolonner fra en kolonne-inndelt tekst og enten lagre dem til en ny fil eller sende dem videre med en | til en ny kommando.</text:p>
      <text:p text:style-name="Text_20_body"><text:span text:style-name="Strong_20_Emphasis">cut</text:span> tar disse parametrene:</text:p>
      <text:p text:style-name="Preformatted_20_Text">    <text:s/>  -b, --bytes=LIST</text:p>
      <text:p text:style-name="Preformatted_20_Text">              select only these bytes</text:p>
      <text:p text:style-name="Preformatted_20_Text">       -c, --characters=LIST</text:p>
      <text:p text:style-name="Preformatted_20_Text"><text:s/>             select only these characters</text:p>
      <text:p text:style-name="Preformatted_20_Text">       -d, --delimiter=DELIM</text:p>
      <text:p text:style-name="Preformatted_20_Text">              use DELIM instead of TAB for field delimiter</text:p>
      <text:p text:style-name="Preformatted_20_Text">       -f, --fields=LIST</text:p>
      <text:p text:style-name="Preformatted_20_Text">              select only these fields;  also print any line that contains no delimiter character, unless the -s option is specified</text:p>
      <text:p text:style-name="Preformatted_20_Text">       -n     with -b: don't split multibyte characters</text:p>
      <text:p text:style-name="Preformatted_20_Text">       --complement</text:p>
      <text:p text:style-name="Preformatted_20_Text">              complement the set of selected bytes, characters or fields</text:p>
      <text:p text:style-name="Preformatted_20_Text"><text:soft-page-break/>       -s, --only-delimited</text:p>
      <text:p text:style-name="Preformatted_20_Text">              do not print lines not containing delimiters</text:p>
      <text:p text:style-name="Preformatted_20_Text">       --output-delimiter=STRING</text:p>
      <text:p text:style-name="Preformatted_20_Text">              use STRING as the output delimiter the default is to use the input delimiter</text:p>
      <text:p text:style-name="Preformatted_20_Text">       -z, --zero-terminated</text:p>
      <text:p text:style-name="Preformatted_20_Text">              line delimiter is NUL, not newline</text:p>
      <text:p text:style-name="Preformatted_20_Text">       --help display this help and exit</text:p>
      <text:p text:style-name="Preformatted_20_Text">       --version</text:p>
      <text:p text:style-name="Preformatted_20_Text">              output version information and exit </text:p>
      <text:p text:style-name="Text_20_body"><text:span text:style-name="Strong_20_Emphasis">Eksempler:</text:span></text:p>
      <text:p text:style-name="Text_20_body"><text:span text:style-name="Strong_20_Emphasis">1) Hent ut navn, orgnummer og antall ansatte fra Brønnøysunds enhetsregister, og erstatt semikolon med komma som skilletegn: </text:span></text:p>
      <text:p text:style-name="Text_20_body"><text:span text:style-name="Strong_20_Emphasis">Hent filen fra difi: </text:span></text:p>
      <text:p text:style-name="Preformatted_20_Text"><text:span text:style-name="Strong_20_Emphasis">$ wget https://hotell.difi.no/download/brreg/enhetsregisteret</text:span></text:p>
      <text:p text:style-name="Text_20_body">(vi kan bruke <text:span text:style-name="Strong_20_Emphasis">head</text:span> for å se strukturen på filen)<text:span text:style-name="Strong_20_Emphasis">:</text:span></text:p>
      <text:p text:style-name="Preformatted_20_Text"><text:span text:style-name="Strong_20_Emphasis">$ head enhetsregisteret</text:span></text:p>
      <text:p text:style-name="Preformatted_20_Text">orgnr;navn;organisasjonsform;forretningsadr;forradrpostnr;forradrpoststed;forradrkommnr;forradrkommnavn;forradrland;postadresse;ppostnr;ppoststed;ppostland;regifr;regimva;nkode1;nkode2;nkode3;sektorkode;konkurs;avvikling;tvangsavvikling;regiaa;regifriv;regdato;stiftelsesdato;tlf;tlf_mobil;url;regnskap;hovedenhet;ansatte_antall;ansatte_dato</text:p>
      <text:p text:style-name="Preformatted_20_Text">"974766507";"VOSS HERAD KOMMUNALAVDELING OPPVEKST";"ORGL";"";"5700";"VOSS";"4621";"VOSS";"Norge";"";"5701";"VOSS";"Norge";"N";"N";"84.120";"";"";"6500";"N";"N";"N";"J";"N";"01.09.1996";"01.02.1969";"";"";"";"";"960510542";"1072";"15.04.2020"</text:p>
      <text:p text:style-name="Preformatted_20_Text">"974774356";"VOSS HERAD KOMMUNALAVDELING TEKNISK";"ORGL";"";"5700";"VOSS";"4621";"VOSS";"Norge";"";"5701";"VOSS";"Norge";"N";"N";"84.130";"";"";"6500";"N";"N";"N";"J";"N";"01.09.1996";"01.04.1988";"";"";"";"";"960510542";"184";"12.03.2020"</text:p>
      <text:p text:style-name="Preformatted_20_Text">"974781468";"VOSS HERAD RÅDMANNEN SIN STAB";"ORGL";"";"5700";"VOSS";"4621";"VOSS";"Norge";"";"5701";"VOSS";"Norge";"N";"N";"84.110";"";"";"6500";"N";"N";"N";"J";"N";"01.09.1996";"01.01.1995";"56 51 94 00";"";"";"";"960510542";"72";"15.04.2020"</text:p>
      <text:p text:style-name="Preformatted_20_Text">"974770962";"VOSS KINO";"ORGL";"";"5704";"VOSS";"4621";"VOSS";"Norge";"";"5701";"VOSS";"Norge";"N";"N";"59.140";"";"";"6500";"N";"N";"N";"J";"N";"01.09.1996";"01.12.1973";"";"";"";"";"960510542";"4";"11.03.2020"</text:p>
      <text:p text:style-name="Preformatted_20_Text"><text:soft-page-break/>"922201722";"&amp; DALE";"ENK";"H0101 Bjerkelundgata 6A";"0553";"OSLO";"0301";"OSLO";"Norge";"";"";"";"";"N";"N";"70.210";"";"";"8200";"N";"N";"N";"N";"N";"11.02.2019";"";"";"";"";"";"";"";""</text:p>
      <text:p text:style-name="Preformatted_20_Text">"917887721";"&amp;ACTION";"FLI";"c/o Håvard Sørli Helgesmark 29";"7716";"STEINKJER";"5006";"STEINKJER";"Norge";"";"";"";"";"N";"N";"94.991";"";"";"7000";"N";"N";"N";"N";"J";"17.10.2016";"12.10.2016";"";"";"";"";"";"";""</text:p>
      <text:p text:style-name="Preformatted_20_Text">"999015611";"&amp;M HOLDING AS";"AS";"Bygg D12 Sandakerveien 24C";"0473";"OSLO";"0301";"OSLO";"Norge";"";"";"";"";"J";"N";"74.102";"";"";"2100";"N";"N";"N";"N";"N";"16.10.2012";"04.10.2012";"";"900 54 237";"";"2019";"";"";""</text:p>
      <text:p text:style-name="Preformatted_20_Text">"812467182";"&amp;MORE AS";"AS";"Sofies gate 72";"0454";"OSLO";"0301";"OSLO";"Norge";"";"";"";"";"J";"J";"71.129";"";"";"2100";"N";"N";"N";"J";"N";"19.09.2013";"15.09.2013";"";"926 33 798";"";"2018";"";"1";"11.07.2017"</text:p>
      <text:p text:style-name="Preformatted_20_Text">"920352928";"&amp;TRADITION NORWAY AS";"AS";"Parkveien 41B";"0258";"OSLO";"0301";"OSLO";"Norge";"";"";"";"";"J";"J";"46.150";"";"";"2100";"N";"N";"N";"J";"N";"31.01.2018";"05.01.2018";"";"";"";"2018";"";"2";"12.02.2020"</text:p>
      <text:p text:style-name="Preformatted_20_Text"><text:span text:style-name="Strong_20_Emphasis"/></text:p>
      <text:p text:style-name="Preformatted_20_Text"><text:span text:style-name="Strong_20_Emphasis">$ cut -d ';' -f 1,2,32 --output-delimiter=',' enhetsregisteret</text:span></text:p>
      <text:p text:style-name="Preformatted_20_Text">orgnr,navn,ansatte_antall</text:p>
      <text:p text:style-name="Preformatted_20_Text">"974766507","VOSS HERAD KOMMUNALAVDELING OPPVEKST","1072"</text:p>
      <text:p text:style-name="Preformatted_20_Text">"974774356","VOSS HERAD KOMMUNALAVDELING TEKNISK","184"</text:p>
      <text:p text:style-name="Preformatted_20_Text">"974781468","VOSS HERAD RÅDMANNEN SIN STAB","72"</text:p>
      <text:p text:style-name="Preformatted_20_Text">"974770962","VOSS KINO","4"</text:p>
      <text:p text:style-name="Preformatted_20_Text">"922201722","&amp; DALE",""</text:p>
      <text:p text:style-name="Preformatted_20_Text">"917887721","&amp;ACTION",""</text:p>
      <text:p text:style-name="Preformatted_20_Text">"999015611","&amp;M HOLDING AS",""</text:p>
      <text:p text:style-name="Preformatted_20_Text">"812467182","&amp;MORE AS","1"</text:p>
      <text:p text:style-name="Preformatted_20_Text">"920352928","&amp;TRADITION NORWAY AS","2"</text:p>
      <text:p text:style-name="Preformatted_20_Text">... etc</text:p>
      <text:p text:style-name="Text_20_body"><text:span text:style-name="Strong_20_Emphasis">2) Hent brukernavn og bruker-ID fra /etc/passwd og sorter etter navn</text:span></text:p>
      <text:p text:style-name="Preformatted_20_Text"><text:span text:style-name="Strong_20_Emphasis">$ cut -d: -f1,3 /etc/passwd | sort</text:span></text:p>
      <text:p text:style-name="Preformatted_20_Text">abrt:173</text:p>
      <text:p text:style-name="Preformatted_20_Text">adm:3</text:p>
      <text:p text:style-name="Preformatted_20_Text">akmods:974</text:p>
      <text:p text:style-name="Preformatted_20_Text">apache:48</text:p>
      <text:p text:style-name="Preformatted_20_Text">avahi:70</text:p>
      <text:p text:style-name="Preformatted_20_Text">bin:1</text:p>
      <text:p text:style-name="Preformatted_20_Text">chrony:994</text:p>
      <text:p text:style-name="Preformatted_20_Text">colord:981</text:p>
      <text:p text:style-name="Preformatted_20_Text">daemon:2</text:p>
      <text:p text:style-name="Preformatted_20_Text"><text:soft-page-break/>dbus:81</text:p>
      <text:p text:style-name="Preformatted_20_Text">dnsmasq:986</text:p>
      <text:p text:style-name="Preformatted_20_Text">flatpak:978</text:p>
      <text:p text:style-name="Preformatted_20_Text">ftp:14</text:p>
      <text:p text:style-name="Text_20_body"/>
      <text:h text:style-name="P70" text:outline-level="2"><text:bookmark-start text:name="__RefHeading___Toc5601_525869897"/><text:span text:style-name="Strong_20_Emphasis"><text:span text:style-name="T34"> <text:s/></text:span></text:span>paste<text:bookmark-end text:name="__RefHeading___Toc5601_525869897"/></text:h>
      <text:p text:style-name="Text_20_body"><text:span text:style-name="Strong_20_Emphasis">paste</text:span> er motsvarigheten til <text:a xlink:type="simple" xlink:href="https://itfakultetet.no/kurs/mod/page/view.php?id=1135" text:style-name="Internet_20_link" text:visited-style-name="Visited_20_Internet_20_Link"><text:span text:style-name="Strong_20_Emphasis">cut</text:span></text:a>, og lar deg "lime inn" kolonner fra en fil i en annen fil, evt. til skjerm eller en | til et annet program.</text:p>
      <text:p text:style-name="Text_20_body"><text:span text:style-name="Strong_20_Emphasis">paste</text:span> tar disse parametrene:<text:line-break/><text:line-break/>       -d, --delimiters=LIST<text:line-break/>              reuse characters from LIST instead of TABs<text:line-break/><text:line-break/>       -s, --serial<text:line-break/>              paste one file at a time instead of in parallel<text:line-break/><text:line-break/>       -z, --zero-terminated<text:line-break/>              line delimiter is NUL, not newline<text:line-break/><text:line-break/>       --help display this help and exit<text:line-break/><text:line-break/>       --version<text:line-break/>              output version information and exit</text:p>
      <text:p text:style-name="Text_20_body"><text:span text:style-name="Strong_20_Emphasis">Eksempler:</text:span></text:p>
      <text:p text:style-name="Preformatted_20_Text"><text:span text:style-name="Strong_20_Emphasis">$ cat fornavn</text:span></text:p>
      <text:p text:style-name="Preformatted_20_Text">Ole</text:p>
      <text:p text:style-name="Preformatted_20_Text">Jan</text:p>
      <text:p text:style-name="Preformatted_20_Text">Per</text:p>
      <text:p text:style-name="Preformatted_20_Text">Kari</text:p>
      <text:p text:style-name="Preformatted_20_Text"><text:span text:style-name="Strong_20_Emphasis"/></text:p>
      <text:p text:style-name="Preformatted_20_Text"><text:span text:style-name="Strong_20_Emphasis">$ cat etternavn</text:span></text:p>
      <text:p text:style-name="Preformatted_20_Text">Olsen</text:p>
      <text:p text:style-name="Preformatted_20_Text">Jansen</text:p>
      <text:p text:style-name="Preformatted_20_Text">Pettersen</text:p>
      <text:p text:style-name="Preformatted_20_Text">Svendsen</text:p>
      <text:p text:style-name="Preformatted_20_Text"><text:span text:style-name="Strong_20_Emphasis"/></text:p>
      <text:p text:style-name="Preformatted_20_Text"><text:span text:style-name="Strong_20_Emphasis">$ paste fornavn etternavn</text:span></text:p>
      <text:p text:style-name="Preformatted_20_Text"><text:soft-page-break/>Ole    Olsen</text:p>
      <text:p text:style-name="Preformatted_20_Text">Jan    Jansen</text:p>
      <text:p text:style-name="Preformatted_20_Text">Per    Pettersen</text:p>
      <text:p text:style-name="Preformatted_20_Text">Kari   Svendsen</text:p>
      <text:p text:style-name="Preformatted_20_Text"><text:span text:style-name="Strong_20_Emphasis"/></text:p>
      <text:p text:style-name="Preformatted_20_Text"><text:span text:style-name="Strong_20_Emphasis">$ paste -d ',' etternavn fornavn</text:span></text:p>
      <text:p text:style-name="Preformatted_20_Text">Olsen,Ole</text:p>
      <text:p text:style-name="Preformatted_20_Text">Jansen,Jan</text:p>
      <text:p text:style-name="Preformatted_20_Text">Pettersen,Per</text:p>
      <text:p text:style-name="Preformatted_20_Text">Svendsen,Kari</text:p>
      <text:p text:style-name="Text_20_body"/>
      <text:h text:style-name="P71" text:outline-level="2"><text:bookmark-start text:name="__RefHeading___Toc5603_525869897"/><text:bookmark text:name="yui_3_17_2_1_1614432543422_20"/><text:span text:style-name="Strong_20_Emphasis"><text:span text:style-name="T34"> <text:s/></text:span></text:span>comm og diff<text:bookmark-end text:name="__RefHeading___Toc5603_525869897"/></text:h>
      <text:p text:style-name="Text_20_body"><text:span text:style-name="Strong_20_Emphasis">comm </text:span>og <text:span text:style-name="Strong_20_Emphasis">diff </text:span>er to kommandoer som alr deg sammenlikne to tekstfiler og se hva som er likt og hva som er forskjellig mellom de to filene.</text:p>
      <text:h text:style-name="Heading_20_4" text:outline-level="4"><text:bookmark-start text:name="__RefHeading___Toc5605_525869897"/>comm<text:bookmark-end text:name="__RefHeading___Toc5605_525869897"/></text:h>
      <text:p text:style-name="Text_20_body">Her er et enkelt eksempel på bruk av <text:span text:style-name="Strong_20_Emphasis">comm:</text:span></text:p>
      <text:p text:style-name="Preformatted_20_Text"><text:span text:style-name="Strong_20_Emphasis">$ cat frukt</text:span> </text:p>
      <text:p text:style-name="Preformatted_20_Text">appelsin </text:p>
      <text:p text:style-name="Preformatted_20_Text">eple </text:p>
      <text:p text:style-name="Preformatted_20_Text">mango </text:p>
      <text:p text:style-name="Preformatted_20_Text">papaya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comm frukt frukt2 </text:span></text:p>
      <text:p text:style-name="Preformatted_20_Text">    ananas </text:p>
      <text:p text:style-name="Preformatted_20_Text">appelsin </text:p>
      <text:p text:style-name="Preformatted_20_Text">    banan </text:p>
      <text:p text:style-name="Preformatted_20_Text">        eple </text:p>
      <text:p text:style-name="Preformatted_20_Text">        mango </text:p>
      <text:p text:style-name="Preformatted_20_Text">papaya </text:p>
      <text:p text:style-name="Preformatted_20_Text">    pære</text:p>
      <text:p text:style-name="Text_20_body"><text:span text:style-name="Strong_20_Emphasis">Forklaring:</text:span> comm produserer tre kolonner:</text:p>
      <text:list xml:id="list2696160822" text:style-name="L44">
        <text:list-item>
          <text:p text:style-name="P189">Det som finnes i fil a men ikke i fil b </text:p>
        </text:list-item>
        <text:list-item>
          <text:p text:style-name="P189"><text:soft-page-break/>Det som finnes i fil b men ikke i fil a </text:p>
        </text:list-item>
        <text:list-item>
          <text:p text:style-name="P172">Det som er likt i de to filene </text:p>
        </text:list-item>
      </text:list>
      <text:p text:style-name="Text_20_body">Vi kan velge å fjerne en eller flere av kolonnene, f.eks. kolonne 1 og 2, slik at vi bare står igjen med det som er felles:</text:p>
      <text:p text:style-name="Preformatted_20_Text"><text:span text:style-name="Strong_20_Emphasis">$ comm frukt frukt2 -1 -2 </text:span></text:p>
      <text:p text:style-name="Preformatted_20_Text">eple </text:p>
      <text:p text:style-name="Preformatted_20_Text">mango</text:p>
      <text:h text:style-name="Heading_20_4" text:outline-level="4"><text:bookmark-start text:name="__RefHeading___Toc5607_525869897"/>diff<text:bookmark-end text:name="__RefHeading___Toc5607_525869897"/></text:h>
      <text:p text:style-name="Text_20_body"><text:span text:style-name="Strong_20_Emphasis">diff </text:span>gir oss en oversikt over forskjellen mellom to filer.</text:p>
      <text:p text:style-name="Text_20_body">Her er et eksempel basert på lignende, men mer like frukt-filer enn ovenfor:</text:p>
      <text:p text:style-name="Preformatted_20_Text"><text:span text:style-name="Strong_20_Emphasis">$ cat frukt1 </text:span></text:p>
      <text:p text:style-name="Preformatted_20_Text">ananas </text:p>
      <text:p text:style-name="Preformatted_20_Text">banan </text:p>
      <text:p text:style-name="Preformatted_20_Text">papaya </text:p>
      <text:p text:style-name="Preformatted_20_Text">mango </text:p>
      <text:p text:style-name="Preformatted_20_Text">pære </text:p>
      <text:p text:style-name="Preformatted_20_Text"><text:span text:style-name="Strong_20_Emphasis">$ cat frukt2 </text:span></text:p>
      <text:p text:style-name="Preformatted_20_Text">ananas </text:p>
      <text:p text:style-name="Preformatted_20_Text">banan </text:p>
      <text:p text:style-name="Preformatted_20_Text">eple </text:p>
      <text:p text:style-name="Preformatted_20_Text">mango </text:p>
      <text:p text:style-name="Preformatted_20_Text">pære </text:p>
      <text:p text:style-name="Preformatted_20_Text"><text:span text:style-name="Strong_20_Emphasis">$ diff frukt1 frukt2 </text:span></text:p>
      <text:p text:style-name="Preformatted_20_Text">3c3 </text:p>
      <text:p text:style-name="Preformatted_20_Text">&lt; papaya </text:p>
      <text:p text:style-name="Preformatted_20_Text">--- </text:p>
      <text:p text:style-name="Preformatted_20_Text">&gt; eple </text:p>
      <text:p text:style-name="Text_20_body"><text:span text:style-name="Strong_20_Emphasis">Forklaring: </text:span></text:p>
      <text:p text:style-name="Text_20_body">Utgangspunktet for diff er at den første filen skal redigeres med den andre filen som referanse-fil. Konkret:</text:p>
      <text:p text:style-name="Text_20_body"><text:span text:style-name="Strong_20_Emphasis">3c3 </text:span>betyr at linje 3 i fil a skal byttes ut (c = change) med linje 3 i fil b, så ut med papaya og inn med eple, så er filene like.</text:p>
      <text:p text:style-name="Text_20_body"/>
      <text:h text:style-name="P72" text:outline-level="2"><text:bookmark-start text:name="__RefHeading___Toc5609_525869897"/><text:soft-page-break/><text:span text:style-name="Strong_20_Emphasis"><text:span text:style-name="T34"> <text:s/></text:span></text:span><text:bookmark text:name="yui_3_17_2_1_1614432587677_20"/><text:span text:style-name="Strong_20_Emphasis"><text:span text:style-name="T16">split - del opp en fil i flere mindre filer</text:span></text:span><text:bookmark-end text:name="__RefHeading___Toc5609_525869897"/></text:h>
      <text:p text:style-name="Text_20_body">Med kommandoen <text:span text:style-name="Strong_20_Emphasis">split </text:span>kan vi dele opp en stor fil i mindre filer. Default-innstillingen er 1000 linjer per ny fil, men vi kan også dele filer opp etter størrelse.</text:p>
      <text:p text:style-name="Text_20_body"><text:span text:style-name="Strong_20_Emphasis">Eksempler:</text:span></text:p>
      <text:p text:style-name="Text_20_body"><text:span text:style-name="Strong_20_Emphasis">1) Hent teksten til boken Krig og Fred: </text:span></text:p>
      <text:p text:style-name="Preformatted_20_Text"><text:span text:style-name="Strong_20_Emphasis">$  curl https://web.itfakultetet.no/war-and-peace.txt &gt; kof.txt</text:span></text:p>
      <text:p text:style-name="Preformatted_20_Text"><text:span text:style-name="Strong_20_Emphasis">$ ls -lh kof.txt</text:span></text:p>
      <text:p text:style-name="Preformatted_20_Text">-rw-r--r-- 1 Lenovo 197609 3,2M des  7 00:46 kof.tx</text:p>
      <text:p text:style-name="Text_20_body"><text:span text:style-name="Strong_20_Emphasis">2) Del filen i filer på 1Mb størrelse hver, med prefiks krig_og fred_</text:span></text:p>
      <text:p text:style-name="Preformatted_20_Text"><text:span text:style-name="Strong_20_Emphasis">$ split -b 1M kof.txt krig_og_fred_</text:span></text:p>
      <text:p text:style-name="Preformatted_20_Text"><text:span text:style-name="Strong_20_Emphasis">$ ls -lh krig*</text:span></text:p>
      <text:p text:style-name="Preformatted_20_Text">-rw-r--r-- 1 Lenovo 197609 1,0M des  7 00:59 krig_og_fred_ab</text:p>
      <text:p text:style-name="Preformatted_20_Text">-rw-r--r-- 1 Lenovo 197609 1,0M des  7 00:59 krig_og_fred_ac</text:p>
      <text:p text:style-name="Preformatted_20_Text">-rw-r--r-- 1 Lenovo 197609 118K des  7 00:59 krig_og_fred_ad</text:p>
      <text:p text:style-name="Preformatted_20_Text">-rw-r--r-- 1 Lenovo 197609 1,0M des  7 00:59 krig_og_fred_aa</text:p>
      <text:p text:style-name="Text_20_body"><text:span text:style-name="Strong_20_Emphasis">3) Slå sammen delene til 1 fil igjen</text:span></text:p>
      <text:p text:style-name="Preformatted_20_Text"><text:span text:style-name="Strong_20_Emphasis">$ cat krig_og_fred_aa krig_og_fred_ab krig_og_fred_ac krig_og_fred_ad &gt; krig_og_fred.txt</text:span></text:p>
      <text:p text:style-name="P31"><text:span text:style-name="Strong_20_Emphasis"><text:span text:style-name="T34"/></text:span></text:p>
      <text:h text:style-name="P114" text:outline-level="2"><text:bookmark-start text:name="__RefHeading___Toc5888_263759944"/><text:span text:style-name="Strong_20_Emphasis"><text:span text:style-name="T55"> <text:s/></text:span></text:span><text:span text:style-name="Strong_20_Emphasis"><text:span text:style-name="T16">Øvelse: Skriv direkte til en fil med echo og/eller cat</text:span></text:span><text:bookmark-end text:name="__RefHeading___Toc5888_263759944"/></text:h>
      <text:p text:style-name="Text_20_body"><text:span text:style-name="Strong_20_Emphasis">echo</text:span> &lt;tekst eller variabel&gt;  skriver til standard output, hvis ikke annet angis<text:line-break/><text:span text:style-name="Strong_20_Emphasis">cat</text:span> &lt;filnavn&gt; - leser inn en fil og skriver til skjerm eller ny fil</text:p>
      <text:p text:style-name="Text_20_body">Du kan skrive rett til en fil med <text:span text:style-name="Strong_20_Emphasis">echo</text:span> og/eller <text:span text:style-name="Strong_20_Emphasis">cat</text:span> på flere måter. Her er et par eksempler</text:p>
      <text:p text:style-name="Text_20_body"><text:span text:style-name="Strong_20_Emphasis">1) med echo "tekst"  &gt; (eller &gt;&gt;)  filnavn  (&gt; overskriver filen, &gt;&gt; legger til en linje på slutten av filen )</text:span></text:p>
      <text:p text:style-name="Preformatted_20_Text"><text:span text:style-name="Strong_20_Emphasis">$echo "Dette er noe som skal logges" &gt;&gt; loggfil.txt</text:span></text:p>
      <text:p text:style-name="Preformatted_20_Text"><text:span text:style-name="Strong_20_Emphasis"/></text:p>
      <text:p text:style-name="Preformatted_20_Text"><text:span text:style-name="Strong_20_Emphasis">$echo "Dette er også noe som skal logges" &gt;&gt; loggfil.txt</text:span></text:p>
      <text:p text:style-name="Preformatted_20_Text"><text:soft-page-break/><text:span text:style-name="Strong_20_Emphasis"/></text:p>
      <text:p text:style-name="Preformatted_20_Text"><text:span text:style-name="Strong_20_Emphasis">$cat loggfil.txt</text:span></text:p>
      <text:p text:style-name="Preformatted_20_Text">Dette er noe som skal logges</text:p>
      <text:p text:style-name="Preformatted_20_Text">Dette er også noe som skal logges</text:p>
      <text:p text:style-name="Text_20_body"><text:span text:style-name="Strong_20_Emphasis">2) med cat &lt;&lt; avslutningstegn &gt; filnavn</text:span></text:p>
      <text:p text:style-name="Text_20_body">Skriv tekst over flere linjer og avslutt med avslutningstegnet (f.eks. EOF) på en egen linje tilslutt.</text:p>
      <text:p text:style-name="Preformatted_20_Text"><text:span text:style-name="Strong_20_Emphasis">$ cat &lt;&lt;EOF&gt;test.txt</text:span></text:p>
      <text:p text:style-name="Preformatted_20_Text">&gt; DETTE ER TITTELEN</text:p>
      <text:p text:style-name="Preformatted_20_Text">&gt; og her kommer resten av teksten</text:p>
      <text:p text:style-name="Preformatted_20_Text">&gt; som slutter på neste linje</text:p>
      <text:p text:style-name="Preformatted_20_Text">&gt; EOF</text:p>
      <text:p text:style-name="Preformatted_20_Text"><text:span text:style-name="Strong_20_Emphasis"/></text:p>
      <text:p text:style-name="Preformatted_20_Text"><text:span text:style-name="Strong_20_Emphasis">$ cat test.txt </text:span></text:p>
      <text:p text:style-name="Preformatted_20_Text">DETTE ER TITTELEN</text:p>
      <text:p text:style-name="Preformatted_20_Text">og her kommer resten av teksten</text:p>
      <text:p text:style-name="Preformatted_20_Text">som slutter på neste linje</text:p>
      <text:p text:style-name="Preformatted_20_Text"><text:span text:style-name="Strong_20_Emphasis"/></text:p>
      <text:p text:style-name="Preformatted_20_Text"><text:span text:style-name="Strong_20_Emphasis">$cat&lt;&lt;slutt&gt;&gt;loggfil.txt</text:span></text:p>
      <text:p text:style-name="Preformatted_20_Text">&gt; og her er en linje til</text:p>
      <text:p text:style-name="Preformatted_20_Text">&gt; og enda en linje</text:p>
      <text:p text:style-name="Preformatted_20_Text">&gt; slutt</text:p>
      <text:p text:style-name="Preformatted_20_Text"><text:span text:style-name="Strong_20_Emphasis"/></text:p>
      <text:p text:style-name="Preformatted_20_Text"><text:span text:style-name="Strong_20_Emphasis">$ cat loggfil.txt </text:span></text:p>
      <text:p text:style-name="Preformatted_20_Text">Dette er noe som skal logges</text:p>
      <text:p text:style-name="Preformatted_20_Text">Dette er også noe som skal logges</text:p>
      <text:p text:style-name="Preformatted_20_Text">og her er en linje til</text:p>
      <text:p text:style-name="Preformatted_20_Text">og enda en linje</text:p>
      <text:p text:style-name="P31"><text:span text:style-name="Strong_20_Emphasis"><text:span text:style-name="T34"/></text:span></text:p>
      <text:h text:style-name="P115" text:outline-level="2"><text:bookmark-start text:name="__RefHeading___Toc5890_263759944"/><text:span text:style-name="Strong_20_Emphasis"><text:span text:style-name="T55"> <text:s/></text:span></text:span>Øvelse: Lese og endre en fil med while og read<text:bookmark-end text:name="__RefHeading___Toc5890_263759944"/></text:h>
      <text:p text:style-name="Text_20_body">I denne enkle øvelsen skal vi lese inn en fil med navn, hvor hver linje består av et fornbavn og et etternavn,  og endre den slik at etternavn kommer før fornavn, med et komma mellom de to.</text:p>
      <text:p text:style-name="Text_20_body">La oss først lage filen, som vi kan kalle <text:span text:style-name="Emphasis">navn</text:span>:</text:p>
      <text:p text:style-name="Preformatted_20_Text">$ cat &gt;&gt;navn</text:p>
      <text:p text:style-name="Preformatted_20_Text">Ole Moen</text:p>
      <text:p text:style-name="Preformatted_20_Text">Petter Jensen</text:p>
      <text:p text:style-name="Preformatted_20_Text"><text:soft-page-break/>Kari Diesen</text:p>
      <text:p text:style-name="Preformatted_20_Text">Rolf Juster</text:p>
      <text:p text:style-name="Preformatted_20_Text">(avslutt med &lt;ctrl&gt;  + c )</text:p>
      <text:p text:style-name="Text_20_body">Slik kan vi skrive filen ut til skjermen med etternavn først:</text:p>
      <text:p text:style-name="Preformatted_20_Text">$ while read fornavn etternavn</text:p>
      <text:p text:style-name="Preformatted_20_Text">&gt; do</text:p>
      <text:p text:style-name="Preformatted_20_Text">&gt; echo $etternavn, $fornavn</text:p>
      <text:p text:style-name="Preformatted_20_Text">&gt; done &lt; navn</text:p>
      <text:p text:style-name="Preformatted_20_Text">Moen, Ole</text:p>
      <text:p text:style-name="Preformatted_20_Text">Jensen, Petter</text:p>
      <text:p text:style-name="Preformatted_20_Text">Diesen, Kari</text:p>
      <text:p text:style-name="Preformatted_20_Text">Juster, Rolf</text:p>
      <text:p text:style-name="Text_20_body">Vil vi lagre resultatet i en ny fil, f.eks. <text:span text:style-name="Emphasis">navn2, </text:span>kan vi gjøre det slik</text:p>
      <text:p text:style-name="Preformatted_20_Text">while read fornavn etternavn; do echo $etternavn, $fornavn; done &lt; navn &gt; navn2</text:p>
      <text:p text:style-name="Text_20_body">(her står alt på 1 linje, og da bruker vi semikolon der vi ellers ville brukt linjeskift)</text:p>
      <text:p text:style-name="Text_20_body">Vi ser at innholdet i navn2 er riktig:</text:p>
      <text:p text:style-name="Preformatted_20_Text">$ cat navn2</text:p>
      <text:p text:style-name="Preformatted_20_Text">Moen, Ole</text:p>
      <text:p text:style-name="Preformatted_20_Text">Jensen, Petter</text:p>
      <text:p text:style-name="Preformatted_20_Text">Diesen, Kari</text:p>
      <text:p text:style-name="Preformatted_20_Text">Juster, Rolf</text:p>
      <text:p text:style-name="Text_20_body">Vi kan også endre teksten underveis, for eksempel ved å bruke bash sin innebygde endringsfunksjon:   </text:p>
      <text:p text:style-name="Preformatted_20_Text">${&lt;tekst&gt;/&lt;gammel verdi&gt;/&lt;ny verdi&gt;}</text:p>
      <text:p text:style-name="Text_20_body">Vil vi endre alle forekomster av &lt;gammel verdi&gt;, setter vi to // etter teksten vi vil endre, slik:</text:p>
      <text:p text:style-name="Preformatted_20_Text">${&lt;tekst&gt;//&lt;gammel verdi&gt;/&lt;ny verdi&gt;}</text:p>
      <text:p text:style-name="Text_20_body">Her endre vi alle forekomster av jensen til Jansson og lagrer resultatet i filen: navn3:</text:p>
      <text:p text:style-name="Preformatted_20_Text"><text:soft-page-break/>$  while read fornavn etternavn; do echo ${etternavn//Jensen/Jansson}, $fornavn; done &lt; navn &gt; navn3</text:p>
      <text:p text:style-name="Text_20_body">Vi kan sjekke resultatet ved å se på navn3:</text:p>
      <text:p text:style-name="Preformatted_20_Text">$ cat navn3</text:p>
      <text:p text:style-name="Preformatted_20_Text">Moen, Ole</text:p>
      <text:p text:style-name="Preformatted_20_Text">Jansson, Petter</text:p>
      <text:p text:style-name="Preformatted_20_Text">Diesen, Kari</text:p>
      <text:p text:style-name="Preformatted_20_Text">Juster, Rolf</text:p>
      <text:p text:style-name="Text_20_body"/>
      <text:h text:style-name="P116" text:outline-level="2"><text:bookmark-start text:name="__RefHeading___Toc5892_263759944"/><text:bookmark text:name="yui_3_17_2_1_1614445460931_22"/><text:span text:style-name="Strong_20_Emphasis"><text:span text:style-name="T55"> <text:s/></text:span></text:span>Øvelse: Finn de 20 mest brukte kommandoene dine<text:bookmark-end text:name="__RefHeading___Toc5892_263759944"/></text:h>
      <text:section text:style-name="Sect2" text:name="yui_3_17_2_1_1614445460931_26">
        <text:section text:style-name="Sect2" text:name="yui_3_17_2_1_1614445460931_25">
          <text:p text:style-name="Text_20_body">I denne øvelsen skal vi se hvordan vi enkelt (relativt sett) kan hente ut en oversikt over de mest brukte kommandoene fra skallets <text:span text:style-name="Strong_20_Emphasis">history.</text:span></text:p>
          <text:p text:style-name="Text_20_body">Vi kan dele operasjonen inn i trinn:</text:p>
          <text:list xml:id="list4206105677" text:style-name="L45">
            <text:list-item>
              <text:p text:style-name="P190">Hent alle lagrede kommandoer med kommandoen <text:span text:style-name="Strong_20_Emphasis">history</text:span> </text:p>
            </text:list-item>
            <text:list-item>
              <text:p text:style-name="P190">Set felt 1 til et mellomrom med kommandoen <text:span text:style-name="Strong_20_Emphasis">awk '$1=" "'</text:span> </text:p>
            </text:list-item>
            <text:list-item>
              <text:p text:style-name="P190">Klipp ut felt 3 med kommandoen <text:a xlink:type="simple" xlink:href="https://itfakultetet.no/kurs/mod/page/view.php?id=1135" text:style-name="Internet_20_link" text:visited-style-name="Visited_20_Internet_20_Link"><text:span text:style-name="Strong_20_Emphasis">cut</text:span></text:a><text:span text:style-name="Strong_20_Emphasis"> -d ' ' -f3</text:span> </text:p>
            </text:list-item>
            <text:list-item>
              <text:p text:style-name="P190">Sorter alfabetisk med kommadoen <text:span text:style-name="Strong_20_Emphasis">sort</text:span> </text:p>
            </text:list-item>
            <text:list-item>
              <text:p text:style-name="P190">Tell unike forekomster med kommandoen <text:span text:style-name="Strong_20_Emphasis">uniq -c</text:span> </text:p>
            </text:list-item>
            <text:list-item>
              <text:p text:style-name="P190">Sorter etter antall i synkende rekkefølge med kommandoen <text:span text:style-name="Strong_20_Emphasis">sort -n -r</text:span> </text:p>
            </text:list-item>
            <text:list-item>
              <text:p text:style-name="P174">Velg de 20 øverste på listen med kommandoen <text:span text:style-name="Strong_20_Emphasis">head 20</text:span> </text:p>
            </text:list-item>
          </text:list>
          <text:p text:style-name="Text_20_body">Slik vil hele kjeden av kommandoer se ut:</text:p>
          <text:p text:style-name="Preformatted_20_Text"><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text:span></text:p>
          <text:p text:style-name="Preformatted_20_Text"><text:span text:style-name="Strong_20_Emphasis"><text:s text:c="4"/></text:span> 135 sudo</text:p>
          <text:p text:style-name="Preformatted_20_Text">     77 ls</text:p>
          <text:p text:style-name="Preformatted_20_Text">     59 grep</text:p>
          <text:p text:style-name="Preformatted_20_Text">     49 cat</text:p>
          <text:p text:style-name="Preformatted_20_Text">     48 man</text:p>
          <text:p text:style-name="Preformatted_20_Text">     42 echo</text:p>
          <text:p text:style-name="Preformatted_20_Text">     34 sed</text:p>
          <text:p text:style-name="Preformatted_20_Text">     33 egrep</text:p>
          <text:p text:style-name="Preformatted_20_Text">     23 getent</text:p>
          <text:p text:style-name="Preformatted_20_Text">     23 find</text:p>
          <text:p text:style-name="Preformatted_20_Text"><text:soft-page-break/>     21 nmcli</text:p>
          <text:p text:style-name="Preformatted_20_Text">     18 chmod</text:p>
          <text:p text:style-name="Preformatted_20_Text">     17 resolvectl</text:p>
          <text:p text:style-name="Preformatted_20_Text">     17 history</text:p>
          <text:p text:style-name="Preformatted_20_Text">     16 hashcat</text:p>
          <text:p text:style-name="Preformatted_20_Text">     15 <text:a xlink:type="simple" xlink:href="https://itfakultetet.no/kurs/mod/page/view.php?id=1135" text:style-name="Internet_20_link" text:visited-style-name="Visited_20_Internet_20_Link">cut</text:a></text:p>
          <text:p text:style-name="Preformatted_20_Text">     14 ssh</text:p>
          <text:p text:style-name="Preformatted_20_Text">     14 head</text:p>
          <text:p text:style-name="Preformatted_20_Text">     13 iwlist</text:p>
          <text:p text:style-name="Preformatted_20_Text">     11 systemctl</text:p>
          <text:p text:style-name="Text_20_body">Dersom du vil ha med parameterene også, kan du sette et minus-tegn etter 4 tallet i <text:a xlink:type="simple" xlink:href="https://itfakultetet.no/kurs/mod/page/view.php?id=1135" text:style-name="Internet_20_link" text:visited-style-name="Visited_20_Internet_20_Link">cut</text:a>-kommandoen, som betyr hent fra felt 4 og ut linjen</text:p>
          <text:p text:style-name="Preformatted_20_Text"><text:bookmark text:name="yui_3_17_2_1_1614445460931_24"/><text:span text:style-name="Strong_20_Emphasis">$ history | awk '$1=" "'| </text:span><text:a xlink:type="simple" xlink:href="https://itfakultetet.no/kurs/mod/page/view.php?id=1135" text:style-name="Internet_20_link" text:visited-style-name="Visited_20_Internet_20_Link"><text:span text:style-name="Strong_20_Emphasis">cut</text:span></text:a><text:span text:style-name="Strong_20_Emphasis"> -d ' ' -f3- | sort | uniq -c | sort -n -r | head -20 </text:span></text:p>
          <text:p text:style-name="Preformatted_20_Text">     51  ls </text:p>
          <text:p text:style-name="Preformatted_20_Text">     46  systemctl restart httpd </text:p>
          <text:p text:style-name="Preformatted_20_Text">     25  ls -lh </text:p>
          <text:p text:style-name="Preformatted_20_Text">     22  vim pgadmin4.conf </text:p>
          <text:p text:style-name="Preformatted_20_Text">     20  htop </text:p>
          <text:p text:style-name="Preformatted_20_Text">     19  su terje </text:p>
          <text:p text:style-name="Preformatted_20_Text">     16  dnf upgrade </text:p>
          <text:p text:style-name="Preformatted_20_Text">     14  ls -lrt </text:p>
          <text:p text:style-name="Preformatted_20_Text">     14  cd .. </text:p>
          <text:p text:style-name="Preformatted_20_Text">     13  vim pgadmin4-v1-le-ssl.conf </text:p>
          <text:p text:style-name="Preformatted_20_Text">      9  cd /home/backup/server4/ </text:p>
          <text:p text:style-name="Preformatted_20_Text">      8  vim /etc/httpd/conf.d/pgadmin4-le-ssl.conf  </text:p>
          <text:p text:style-name="Preformatted_20_Text">      7  ls -lrth </text:p>
          <text:p text:style-name="Preformatted_20_Text">      7  <text:a xlink:type="simple" xlink:href="https://itfakultetet.no/kurs/mod/page/view.php?id=1153" text:style-name="Internet_20_link" text:visited-style-name="Visited_20_Internet_20_Link">journalctl</text:a> -xe </text:p>
          <text:p text:style-name="Preformatted_20_Text">      7  du -sh </text:p>
          <text:p text:style-name="Preformatted_20_Text">      6  ls -l </text:p>
          <text:p text:style-name="Preformatted_20_Text">      5  systemctl restart jenkins </text:p>
          <text:p text:style-name="Preformatted_20_Text">      4  vim config_local.py  </text:p>
          <text:p text:style-name="Preformatted_20_Text">      4  vim /etc/sysconfig/jenkins </text:p>
          <text:p text:style-name="Preformatted_20_Text">      4  vim /etc/httpd/conf.d/pgadmin4.conf </text:p>
        </text:section>
      </text:section>
      <text:p text:style-name="Text_20_body"/>
      <text:h text:style-name="P110" text:outline-level="1"><text:bookmark-start text:name="__RefHeading___Toc5894_263759944"/><text:span text:style-name="T66">Kapittel </text:span>6<text:line-break/>Sikkerhet<text:bookmark-end text:name="__RefHeading___Toc5894_263759944"/></text:h>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ontAwesome" svg:font-family="FontAwesome"/>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Noto Sans Mono CJK SC" svg:font-family="'Noto Sans Mono CJK SC'" style:font-family-generic="modern" style:font-pitch="fixed"/>
    <style:font-face style:name="D050000L" svg:font-family="D050000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nb" fo:country="NO"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729fcf"/>
      <style:paragraph-properties fo:margin-top="0cm" fo:margin-bottom="0.247cm" style:contextual-spacing="false" fo:line-height="108%" style:page-number="auto" fo:background-color="transparent" style:shadow="none" style:writing-mode="page">
        <style:tab-stops/>
      </style:paragraph-properties>
      <style:text-properties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list-style-name="" style:class="text" style:master-page-name="">
      <loext:graphic-properties draw:fill="none" draw:fill-color="#eeeeee"/>
      <style:paragraph-properties fo:margin-left="0cm" fo:margin-right="0cm" fo:margin-top="0.21cm" fo:margin-bottom="0.21cm" style:contextual-spacing="false" fo:text-indent="0cm" style:auto-text-indent="false" style:page-number="auto" fo:background-color="transparent" fo:padding="0cm" fo:border="none" style:shadow="none" fo:keep-with-next="always" style:writing-mode="page">
        <style:tab-stops/>
        <style:drop-cap/>
      </style:paragraph-properties>
      <style:text-properties style:font-name="Liberation Serif" fo:font-family="'Liberation Serif'" style:font-family-generic="roman" style:font-pitch="variable" fo:font-size="15pt" fo:font-style="normal" fo:font-weight="normal"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style>
    <style:style style:name="Preformatted_20_Text" style:display-name="Preformatted Text" style:family="paragraph" style:parent-style-name="Text_20_body" style:class="html" style:master-page-name="">
      <loext:graphic-properties draw:fill="solid" draw:fill-color="#efefef" draw:fill-image-width="0cm" draw:fill-image-height="0cm"/>
      <style:paragraph-properties fo:margin-top="0.101cm" fo:margin-bottom="0.199cm" style:contextual-spacing="true" style:page-number="auto" fo:background-color="#efefef" fo:padding="0.3cm" fo:border-left="7pt solid #adc5e7" fo:border-right="none" fo:border-top="none" fo:border-bottom="none" style:shadow="none" style:writing-mode="page">
        <style:tab-stops/>
      </style:paragraph-properties>
      <style:text-properties style:font-name="Liberation Mono" fo:font-family="'Liberation Mono'" style:font-family-generic="modern" style:font-pitch="fixed" fo:font-size="9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master-page-name="">
      <loext:graphic-properties draw:fill-image-width="0cm" draw:fill-image-height="0cm"/>
      <style:paragraph-properties fo:margin-top="0.247cm" fo:margin-bottom="0.212cm" style:contextual-spacing="false" style:page-number="auto" fo:padding="0.049cm" fo:border-left="none" fo:border-right="none" fo:border-top="none" fo:border-bottom="0.06pt solid #999999" style:shadow="none" style:writing-mode="page"/>
      <style:text-properties style:font-name="Liberation Serif" fo:font-family="'Liberation Serif'" style:font-family-generic="roman" style:font-pitch="variable" fo:font-size="13pt" fo:font-weight="normal"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600"/>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writing-mode="page"/>
      <style:text-properties style:font-name="Liberation Serif" fo:font-family="'Liberation Serif'" style:font-family-generic="roman" style:font-pitch="variable" fo:font-size="10.5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600"/>
    </style:style>
    <style:style style:name="Table_20_Contents" style:display-name="Table Contents" style:family="paragraph" style:parent-style-name="Standard" style:class="extra">
      <style:paragraph-properties text:number-lines="false" text:line-number="0" style:writing-mode="page"/>
      <style:text-properties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class="text" style:master-page-name="">
      <loext:graphic-properties draw:fill="solid" draw:fill-color="#efefef"/>
      <style:paragraph-properties fo:margin-left="0cm" fo:margin-right="0cm" fo:margin-top="0.42cm" fo:margin-bottom="1.3cm" style:contextual-spacing="false" fo:text-indent="0cm" style:auto-text-indent="false" style:page-number="auto" fo:background-color="#efefef" fo:padding="0.3cm" fo:border-left="none" fo:border-right="none" fo:border-top="none" fo:border-bottom="3pt solid #999999" style:shadow="none" style:writing-mode="page"/>
      <style:text-properties fo:font-size="220%" fo:font-weight="bold" style:font-size-asian="130%" style:font-weight-asian="bold" style:font-size-complex="130%" style:font-weight-complex="600"/>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loext:graphic-properties draw:fill-image-width="0cm" draw:fill-image-height="0cm"/>
      <style:paragraph-properties fo:margin-left="0cm" fo:margin-right="0cm" fo:text-indent="0cm" style:auto-text-indent="false" style:shadow="none" style:writing-mode="page">
        <style:tab-stops>
          <style:tab-stop style:position="17cm" style:type="right" style:leader-style="dotted" style:leader-text="."/>
        </style:tab-stops>
      </style:paragraph-properties>
      <style:text-properties fo:font-size="10pt" fo:font-weight="bold"/>
    </style:style>
    <style:style style:name="Contents_20_2" style:display-name="Contents 2" style:family="paragraph" style:parent-style-name="Index" style:class="index">
      <style:paragraph-properties fo:margin-left="0.499cm" fo:margin-right="0cm" fo:text-indent="0cm" style:auto-text-indent="false" style:writing-mode="page">
        <style:tab-stops>
          <style:tab-stop style:position="16.501cm"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998cm" fo:margin-right="0cm" fo:text-indent="0cm" style:auto-text-indent="false" style:writing-mode="page">
        <style:tab-stops>
          <style:tab-stop style:position="16.002cm" style:type="right" style:leader-style="dotted" style:leader-text="."/>
        </style:tab-stops>
      </style:paragraph-properties>
      <style:text-properties fo:font-size="10pt"/>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text-properties fo:font-size="10pt"/>
    </style:style>
    <style:style style:name="Title" style:family="paragraph" style:parent-style-name="Heading" style:next-style-name="Text_20_body" style:list-style-name="List_20_1" style:class="chapter">
      <style:paragraph-properties fo:text-align="center" style:justify-single-word="false" style:writing-mode="page"/>
      <style:text-properties fo:font-size="4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dex_20_1" style:display-name="Index 1" style:family="paragraph" style:parent-style-name="Index" style:class="index">
      <style:paragraph-properties fo:margin-left="0cm" fo:margin-right="0cm" fo:text-indent="0cm" style:auto-text-indent="false" style:writing-mode="page"/>
      <style:text-properties fo:font-size="13pt"/>
    </style:style>
    <style:style style:name="Object_20_index_20_heading" style:display-name="Object index heading" style:family="paragraph" style:parent-style-name="Heading" style:class="index">
      <style:paragraph-properties fo:margin-left="0cm" fo:margin-right="0cm" fo:text-align="center" style:justify-single-word="false" fo:text-indent="0cm" style:auto-text-indent="false" text:number-lines="false" text:line-number="0" style:writing-mode="page"/>
      <style:text-properties fo:font-size="22pt" fo:font-weight="bold" style:font-size-asian="16pt" style:font-weight-asian="bold" style:font-size-complex="16pt" style:font-weight-complex="600"/>
    </style:style>
    <style:style style:name="MERK" style:family="paragraph" style:parent-style-name="Text_20_body">
      <loext:graphic-properties draw:fill="solid" draw:fill-color="#cccc99" draw:opacity="50%" draw:fill-image-width="0cm" draw:fill-image-height="0cm"/>
      <style:paragraph-properties fo:background-color="#cccc99" fo:padding="0.101cm" fo:border="0.06pt solid #666666" style:shadow="none" style:writing-mode="page"/>
      <style:text-properties style:font-size-asian="10.5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Ressurs" style:family="paragraph" style:parent-style-name="Text_20_body">
      <loext:graphic-properties draw:fill="solid" draw:fill-color="#ccffcc" draw:opacity="50%" draw:fill-image-width="0cm" draw:fill-image-height="0cm"/>
      <style:paragraph-properties fo:background-color="#ccffcc" fo:padding-left="0.101cm" fo:padding-right="0.101cm" fo:padding-top="0.199cm" fo:padding-bottom="0.199cm" fo:border="0.06pt solid #000000" style:shadow="none" style:writing-mode="page"/>
      <style:text-properties officeooo:rsid="00c1d36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54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Page_20_Number" style:display-name="Page Number"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Rubies" style:family="text">
      <style:text-properties fo:font-size="6pt" style:text-underline-style="none" style:font-size-asian="6pt" style:font-size-complex="6pt" style:text-emphasize="none"/>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writing-mode="page"/>
    </style:style>
    <style:style style:name="MP2" style:family="paragraph" style:parent-style-name="Header">
      <style:paragraph-properties fo:text-align="end" style:justify-single-word="false"/>
      <style:text-properties officeooo:rsid="01d3c769" officeooo:paragraph-rsid="01d3c769"/>
    </style:style>
    <style:style style:name="MT1" style:family="text">
      <style:text-properties officeooo:rsid="006090b7"/>
    </style:style>
    <style:style style:name="MT2" style:family="text">
      <style:text-properties officeooo:rsid="00b4544d"/>
    </style:style>
    <style:style style:name="MT3" style:family="text">
      <style:text-properties fo:font-size="10pt" officeooo:rsid="01fe52dd" style:font-size-asian="8.75pt" style:font-size-complex="10pt"/>
    </style:style>
    <style:style style:name="MT4" style:family="text">
      <style:text-properties officeooo:rsid="01fe52dd"/>
    </style:style>
    <style:style style:name="MT5" style:family="text">
      <style:text-properties fo:font-size="10pt" officeooo:rsid="01fe52dd" style:font-size-asian="10pt" style:font-size-complex="10pt"/>
    </style:style>
    <style:style style:name="MT6" style:family="text">
      <style:text-properties fo:font-size="10pt" style:font-size-asian="8.75pt" style:font-size-complex="10pt"/>
    </style:style>
    <style:style style:name="MT7" style:family="text">
      <style:text-properties fo:font-size="10pt" style:font-size-asian="10pt" style:font-size-complex="10pt"/>
    </style:style>
    <style:page-layout style:name="Mpm1" style:page-usage="mirrored">
      <style:page-layout-properties fo:page-width="19.05cm" fo:page-height="23.5cm" style:num-format="1" style:print-orientation="portrait" fo:margin-top="0.891cm" fo:margin-bottom="0.891cm" fo:margin-left="2.24cm" fo:margin-right="1.27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3465a4"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5" style:page-usage="right">
      <style:page-layout-properties fo:page-width="19.05cm" fo:page-height="23.5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style style:name="Mdp1" style:family="drawing-page">
      <style:drawing-page-properties draw:fill="none" draw:fill-color="#3465a4" draw:fill-image-width="0cm" draw:fill-image-height="0cm"/>
    </style:style>
    <style:style style:name="Mdp2" style:family="drawing-page">
      <style:drawing-page-properties draw:fill-image-width="0cm" draw:fill-image-height="0cm"/>
    </style:style>
  </office:automatic-styles>
  <office:master-styles>
    <style:master-page style:name="Standard" style:page-layout-name="Mpm1" draw:style-name="Mdp1">
      <style:header>
        <text:p text:style-name="Header"><text:span text:style-name="MT1">Side </text:span><text:page-number text:select-page="current">0</text:page-number><text:s text:c="2"/><text:span text:style-name="MT2">| </text:span></text:p>
      </style:header>
      <style:header-left>
        <text:p text:style-name="Header"><text:span text:style-name="MT1">Side </text:span><text:page-number text:select-page="current">0</text:page-number><text:s text:c="2"/><text:span text:style-name="MT2">| <text:s/></text:span></text:p>
      </style:header-left>
      <style:header-first>
        <text:p text:style-name="Header"><text:span text:style-name="MT1">Side </text:span><text:page-number text:select-page="current">0</text:page-number><text:s text:c="3"/></text:p>
      </style:header-first>
    </style:master-page>
    <style:master-page style:name="First_20_Page" style:display-name="First Page" style:page-layout-name="Mpm2" draw:style-name="Mdp2" style:next-style-name="Right_20_Page"/>
    <style:master-page style:name="Index" style:page-layout-name="Mpm3"/>
    <style:master-page style:name="Left_20_Page" style:display-name="Left Page" style:page-layout-name="Mpm4" style:next-style-name="Right_20_Page">
      <style:header>
        <text:p text:style-name="MP1"><text:span text:style-name="MT3">Side</text:span><text:span text:style-name="MT4"> </text:span><text:span text:style-name="MT5"><text:page-number text:select-page="current">80</text:page-number></text:span><text:span text:style-name="MT4"><text:s/>| </text:span><text:span text:style-name="MT5"><text:title>Linux Kommandolinjen</text:title></text:span></text:p>
      </style:header>
    </style:master-page>
    <style:master-page style:name="Right_20_Page" style:display-name="Right Page" style:page-layout-name="Mpm5" style:next-style-name="Left_20_Page">
      <style:header>
        <text:p text:style-name="MP2"><text:span text:style-name="MT6">Side</text:span> <text:span text:style-name="MT7"><text:page-number text:select-page="current">5</text:page-number></text:span><text:s/>| <text:span text:style-name="MT7"><text:title>Linux Kommandolinjen</text:title></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2-14T19:47:17.217240198</meta:creation-date>
    <meta:editing-duration>P40DT11H30M42S</meta:editing-duration>
    <meta:editing-cycles>1136</meta:editing-cycles>
    <meta:generator>LibreOffice/7.0.4.2$Linux_X86_64 LibreOffice_project/00$Build-2</meta:generator>
    <dc:subject>Linux</dc:subject>
    <dc:title>Linux Kommandolinjen</dc:title>
    <meta:initial-creator>Terje Berg-Hansen</meta:initial-creator>
    <dc:date>2021-02-27T18:06:33.457167638</dc:date>
    <meta:keyword>Kommandolinjen</meta:keyword>
    <meta:document-statistic meta:table-count="2" meta:image-count="2" meta:object-count="0" meta:page-count="80" meta:paragraph-count="1420" meta:word-count="14613" meta:character-count="92625" meta:non-whitespace-character-count="76899"/>
  </office:meta>
</office:document-meta>
</file>